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112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xplot_stats_50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oxst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strasse</text:p>
          </table:table-cell>
          <table:table-cell/>
          <table:table-cell table:formula="of:=[.A3]" office:value-type="string" office:string-value="Bergstrasse" calcext:value-type="string">
            <text:p>Bergstrasse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709243681507143" calcext:value-type="float">
            <text:p>-0.709243681507143</text:p>
          </table:table-cell>
          <table:table-cell table:formula="of:=[.B4]" office:value-type="float" office:value="-0.709243681507143" calcext:value-type="float">
            <text:p>-0.70924368150714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40272032375" calcext:value-type="float">
            <text:p>0.140272032375</text:p>
          </table:table-cell>
          <table:table-cell table:formula="of:=[.B5]" office:value-type="float" office:value="0.140272032375" calcext:value-type="float">
            <text:p>0.1402720323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14422719997652" calcext:value-type="float">
            <text:p>-0.814422719997652</text:p>
          </table:table-cell>
          <table:table-cell table:formula="of:=[.B6]" office:value-type="float" office:value="-0.814422719997652" calcext:value-type="float">
            <text:p>-0.81442271999765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96706388402348" calcext:value-type="float">
            <text:p>-0.696706388402348</text:p>
          </table:table-cell>
          <table:table-cell table:formula="of:=[.B7]" office:value-type="float" office:value="-0.696706388402348" calcext:value-type="float">
            <text:p>-0.69670638840234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6475122985" calcext:value-type="float">
            <text:p>-0.6475122985</text:p>
          </table:table-cell>
          <table:table-cell table:formula="of:=[.B8]" office:value-type="float" office:value="-0.6475122985" calcext:value-type="float">
            <text:p>-0.647512298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925051875" calcext:value-type="float">
            <text:p>-0.925051875</text:p>
          </table:table-cell>
          <table:table-cell table:formula="of:=[.B9]" office:value-type="float" office:value="-0.925051875" calcext:value-type="float">
            <text:p>-0.92505187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formula="of:=[.B10]" office:value-type="string" office:string-value=" [0.]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17547184175" calcext:value-type="float">
            <text:p>-0.817547184175</text:p>
          </table:table-cell>
          <table:table-cell table:formula="of:=[.B11]" office:value-type="float" office:value="-0.817547184175" calcext:value-type="float">
            <text:p>-0.8175471841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555645542" calcext:value-type="float">
            <text:p>-0.7555645542</text:p>
          </table:table-cell>
          <table:table-cell table:formula="of:=[.B12]" office:value-type="float" office:value="-0.7555645542" calcext:value-type="float">
            <text:p>-0.755564554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772751518" calcext:value-type="float">
            <text:p>-0.6772751518</text:p>
          </table:table-cell>
          <table:table-cell table:formula="of:=[.B13]" office:value-type="float" office:value="-0.6772751518" calcext:value-type="float">
            <text:p>-0.6772751518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/>
          <table:table-cell table:formula="of:=[.A15]" office:value-type="string" office:string-value="Odenwaldkreis" calcext:value-type="string">
            <text:p>Odenwald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588202846814286" calcext:value-type="float">
            <text:p>-0.588202846814286</text:p>
          </table:table-cell>
          <table:table-cell table:formula="of:=[.B16]" office:value-type="float" office:value="-0.588202846814286" calcext:value-type="float">
            <text:p>-0.58820284681428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28681622475" calcext:value-type="float">
            <text:p>0.328681622475</text:p>
          </table:table-cell>
          <table:table-cell table:formula="of:=[.B17]" office:value-type="float" office:value="0.328681622475" calcext:value-type="float">
            <text:p>0.3286816224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40287087177841" calcext:value-type="float">
            <text:p>-0.840287087177841</text:p>
          </table:table-cell>
          <table:table-cell table:formula="of:=[.B18]" office:value-type="float" office:value="-0.840287087177841" calcext:value-type="float">
            <text:p>-0.84028708717784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564457371122159" calcext:value-type="float">
            <text:p>-0.564457371122159</text:p>
          </table:table-cell>
          <table:table-cell table:formula="of:=[.B19]" office:value-type="float" office:value="-0.564457371122159" calcext:value-type="float">
            <text:p>-0.56445737112215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772040096" calcext:value-type="float">
            <text:p>-0.8772040096</text:p>
          </table:table-cell>
          <table:table-cell table:formula="of:=[.B21]" office:value-type="float" office:value="-0.8772040096" calcext:value-type="float">
            <text:p>-0.877204009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78112168785" calcext:value-type="float">
            <text:p>-0.78112168785</text:p>
          </table:table-cell>
          <table:table-cell table:formula="of:=[.B23]" office:value-type="float" office:value="-0.78112168785" calcext:value-type="float">
            <text:p>-0.7811216878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0237222915" calcext:value-type="float">
            <text:p>-0.70237222915</text:p>
          </table:table-cell>
          <table:table-cell table:formula="of:=[.B24]" office:value-type="float" office:value="-0.70237222915" calcext:value-type="float">
            <text:p>-0.7023722291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452440065375" calcext:value-type="float">
            <text:p>-0.452440065375</text:p>
          </table:table-cell>
          <table:table-cell table:formula="of:=[.B25]" office:value-type="float" office:value="-0.452440065375" calcext:value-type="float">
            <text:p>-0.4524400653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/>
          <table:table-cell table:formula="of:=[.A27]" office:value-type="string" office:string-value="Darmstadt-Dieburg" calcext:value-type="string">
            <text:p>Darmstadt-Die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989136779142857" calcext:value-type="float">
            <text:p>0.989136779142857</text:p>
          </table:table-cell>
          <table:table-cell table:formula="of:=[.B28]" office:value-type="float" office:value="0.989136779142857" calcext:value-type="float">
            <text:p>0.98913677914285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8846412676" calcext:value-type="float">
            <text:p>0.8846412676</text:p>
          </table:table-cell>
          <table:table-cell table:formula="of:=[.B29]" office:value-type="float" office:value="0.8846412676" calcext:value-type="float">
            <text:p>0.8846412676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812415380443561" calcext:value-type="float">
            <text:p>0.812415380443561</text:p>
          </table:table-cell>
          <table:table-cell table:formula="of:=[.B30]" office:value-type="float" office:value="0.812415380443561" calcext:value-type="float">
            <text:p>0.81241538044356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1.55480659725644" calcext:value-type="float">
            <text:p>1.55480659725644</text:p>
          </table:table-cell>
          <table:table-cell table:formula="of:=[.B31]" office:value-type="float" office:value="1.55480659725644" calcext:value-type="float">
            <text:p>1.5548065972564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6202474886" calcext:value-type="float">
            <text:p>1.6202474886</text:p>
          </table:table-cell>
          <table:table-cell table:formula="of:=[.B32]" office:value-type="float" office:value="1.6202474886" calcext:value-type="float">
            <text:p>1.620247488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0" calcext:value-type="float">
            <text:p>0</text:p>
          </table:table-cell>
          <table:table-cell table:formula="of:=[.B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3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5039101299" calcext:value-type="float">
            <text:p>0.5039101299</text:p>
          </table:table-cell>
          <table:table-cell table:formula="of:=[.B35]" office:value-type="float" office:value="0.5039101299" calcext:value-type="float">
            <text:p>0.5039101299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1.18361098885" calcext:value-type="float">
            <text:p>1.18361098885</text:p>
          </table:table-cell>
          <table:table-cell table:formula="of:=[.B36]" office:value-type="float" office:value="1.18361098885" calcext:value-type="float">
            <text:p>1.1836109888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1.3885513975" calcext:value-type="float">
            <text:p>1.3885513975</text:p>
          </table:table-cell>
          <table:table-cell table:formula="of:=[.B37]" office:value-type="float" office:value="1.3885513975" calcext:value-type="float">
            <text:p>1.38855139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/>
          <table:table-cell table:formula="of:=[.A39]" office:value-type="string" office:string-value="Darmstadt" calcext:value-type="string">
            <text:p>Darmstadt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68239059564286" calcext:value-type="float">
            <text:p>0.368239059564286</text:p>
          </table:table-cell>
          <table:table-cell table:formula="of:=[.B40]" office:value-type="float" office:value="0.368239059564286" calcext:value-type="float">
            <text:p>0.36823905956428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705977382775" calcext:value-type="float">
            <text:p>0.705977382775</text:p>
          </table:table-cell>
          <table:table-cell table:formula="of:=[.B41]" office:value-type="float" office:value="0.705977382775" calcext:value-type="float">
            <text:p>0.7059773827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36164374019571" calcext:value-type="float">
            <text:p>-0.136164374019571</text:p>
          </table:table-cell>
          <table:table-cell table:formula="of:=[.B42]" office:value-type="float" office:value="-0.136164374019571" calcext:value-type="float">
            <text:p>-0.13616437401957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456292057119571" calcext:value-type="float">
            <text:p>0.456292057119571</text:p>
          </table:table-cell>
          <table:table-cell table:formula="of:=[.B43]" office:value-type="float" office:value="0.456292057119571" calcext:value-type="float">
            <text:p>0.45629205711957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2327818" calcext:value-type="float">
            <text:p>1.2327818</text:p>
          </table:table-cell>
          <table:table-cell table:formula="of:=[.B44]" office:value-type="float" office:value="1.2327818" calcext:value-type="float">
            <text:p>1.2327818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599922977" calcext:value-type="float">
            <text:p>-0.2599922977</text:p>
          </table:table-cell>
          <table:table-cell table:formula="of:=[.B45]" office:value-type="float" office:value="-0.2599922977" calcext:value-type="float">
            <text:p>-0.259992297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4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" calcext:value-type="float">
            <text:p>0</text:p>
          </table:table-cell>
          <table:table-cell table:formula="of:=[.B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6006384155" calcext:value-type="float">
            <text:p>0.16006384155</text:p>
          </table:table-cell>
          <table:table-cell table:formula="of:=[.B48]" office:value-type="float" office:value="0.16006384155" calcext:value-type="float">
            <text:p>0.1600638415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705977382775" calcext:value-type="float">
            <text:p>0.705977382775</text:p>
          </table:table-cell>
          <table:table-cell table:formula="of:=[.B49]" office:value-type="float" office:value="0.705977382775" calcext:value-type="float">
            <text:p>0.7059773827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/>
          <table:table-cell table:formula="of:=[.A51]" office:value-type="string" office:string-value="Gross-Gerau" calcext:value-type="string">
            <text:p>Gross-Gerau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80970112478571" calcext:value-type="float">
            <text:p>-0.380970112478571</text:p>
          </table:table-cell>
          <table:table-cell table:formula="of:=[.B52]" office:value-type="float" office:value="-0.380970112478571" calcext:value-type="float">
            <text:p>-0.38097011247857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24825592025" calcext:value-type="float">
            <text:p>0.224825592025</text:p>
          </table:table-cell>
          <table:table-cell table:formula="of:=[.B53]" office:value-type="float" office:value="0.224825592025" calcext:value-type="float">
            <text:p>0.2248255920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40523737093127" calcext:value-type="float">
            <text:p>-0.440523737093127</text:p>
          </table:table-cell>
          <table:table-cell table:formula="of:=[.B54]" office:value-type="float" office:value="-0.440523737093127" calcext:value-type="float">
            <text:p>-0.44052373709312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51850032906873" calcext:value-type="float">
            <text:p>-0.251850032906873</text:p>
          </table:table-cell>
          <table:table-cell table:formula="of:=[.B55]" office:value-type="float" office:value="-0.251850032906873" calcext:value-type="float">
            <text:p>-0.25185003290687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910754706" calcext:value-type="float">
            <text:p>-0.7910754706</text:p>
          </table:table-cell>
          <table:table-cell table:formula="of:=[.B57]" office:value-type="float" office:value="-0.7910754706" calcext:value-type="float">
            <text:p>-0.791075470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5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8182194525" calcext:value-type="float">
            <text:p>-0.48182194525</text:p>
          </table:table-cell>
          <table:table-cell table:formula="of:=[.B59]" office:value-type="float" office:value="-0.48182194525" calcext:value-type="float">
            <text:p>-0.481821945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46186885" calcext:value-type="float">
            <text:p>-0.346186885</text:p>
          </table:table-cell>
          <table:table-cell table:formula="of:=[.B60]" office:value-type="float" office:value="-0.346186885" calcext:value-type="float">
            <text:p>-0.34618688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256996353225" calcext:value-type="float">
            <text:p>-0.256996353225</text:p>
          </table:table-cell>
          <table:table-cell table:formula="of:=[.B61]" office:value-type="float" office:value="-0.256996353225" calcext:value-type="float">
            <text:p>-0.2569963532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/>
          <table:table-cell table:formula="of:=[.A63]" office:value-type="string" office:string-value="Offenbach" calcext:value-type="string">
            <text:p>Offenbach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509602617357143" calcext:value-type="float">
            <text:p>-0.509602617357143</text:p>
          </table:table-cell>
          <table:table-cell table:formula="of:=[.B64]" office:value-type="float" office:value="-0.509602617357143" calcext:value-type="float">
            <text:p>-0.50960261735714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426871872" calcext:value-type="float">
            <text:p>0.1426871872</text:p>
          </table:table-cell>
          <table:table-cell table:formula="of:=[.B65]" office:value-type="float" office:value="0.1426871872" calcext:value-type="float">
            <text:p>0.1426871872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51833672874018" calcext:value-type="float">
            <text:p>-0.551833672874018</text:p>
          </table:table-cell>
          <table:table-cell table:formula="of:=[.B66]" office:value-type="float" office:value="-0.551833672874018" calcext:value-type="float">
            <text:p>-0.55183367287401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432090542625982" calcext:value-type="float">
            <text:p>-0.432090542625982</text:p>
          </table:table-cell>
          <table:table-cell table:formula="of:=[.B67]" office:value-type="float" office:value="-0.432090542625982" calcext:value-type="float">
            <text:p>-0.43209054262598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4289304794" calcext:value-type="float">
            <text:p>-0.4289304794</text:p>
          </table:table-cell>
          <table:table-cell table:formula="of:=[.B68]" office:value-type="float" office:value="-0.4289304794" calcext:value-type="float">
            <text:p>-0.4289304794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9546472" calcext:value-type="float">
            <text:p>-0.79546472</text:p>
          </table:table-cell>
          <table:table-cell table:formula="of:=[.B69]" office:value-type="float" office:value="-0.79546472" calcext:value-type="float">
            <text:p>-0.7954647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8492636 <text:s/>0. <text:s text:c="6"/>]</text:p>
          </table:table-cell>
          <table:table-cell table:formula="of:=[.B70]" office:value-type="string" office:string-value=" [-0.8492636  0.       ]" calcext:value-type="string">
            <text:p><text:s/>[-0.8492636 <text:s/>0. <text:s text:c="6"/>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84851723525" calcext:value-type="float">
            <text:p>-0.584851723525</text:p>
          </table:table-cell>
          <table:table-cell table:formula="of:=[.B71]" office:value-type="float" office:value="-0.584851723525" calcext:value-type="float">
            <text:p>-0.5848517235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9196210775" calcext:value-type="float">
            <text:p>-0.49196210775</text:p>
          </table:table-cell>
          <table:table-cell table:formula="of:=[.B72]" office:value-type="float" office:value="-0.49196210775" calcext:value-type="float">
            <text:p>-0.491962107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442164536325" calcext:value-type="float">
            <text:p>-0.442164536325</text:p>
          </table:table-cell>
          <table:table-cell table:formula="of:=[.B73]" office:value-type="float" office:value="-0.442164536325" calcext:value-type="float">
            <text:p>-0.4421645363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/>
          <table:table-cell table:formula="of:=[.A75]" office:value-type="string" office:string-value="Offenbach-am-Main" calcext:value-type="string">
            <text:p>Offenbach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154766838785714" calcext:value-type="float">
            <text:p>-0.015476683878572</text:p>
          </table:table-cell>
          <table:table-cell table:formula="of:=[.B76]" office:value-type="float" office:value="-0.0154766838785714" calcext:value-type="float">
            <text:p>-0.01547668387857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06596417275" calcext:value-type="float">
            <text:p>0.406596417275</text:p>
          </table:table-cell>
          <table:table-cell table:formula="of:=[.B77]" office:value-type="float" office:value="0.406596417275" calcext:value-type="float">
            <text:p>0.4065964172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00131095697752" calcext:value-type="float">
            <text:p>-0.200131095697752</text:p>
          </table:table-cell>
          <table:table-cell table:formula="of:=[.B78]" office:value-type="float" office:value="-0.200131095697752" calcext:value-type="float">
            <text:p>-0.20013109569775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41084739497752" calcext:value-type="float">
            <text:p>0.141084739497752</text:p>
          </table:table-cell>
          <table:table-cell table:formula="of:=[.B79]" office:value-type="float" office:value="0.141084739497752" calcext:value-type="float">
            <text:p>0.14108473949775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673199821" calcext:value-type="float">
            <text:p>0.3673199821</text:p>
          </table:table-cell>
          <table:table-cell table:formula="of:=[.B80]" office:value-type="float" office:value="0.3673199821" calcext:value-type="float">
            <text:p>0.367319982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284865783" calcext:value-type="float">
            <text:p>-0.3284865783</text:p>
          </table:table-cell>
          <table:table-cell table:formula="of:=[.B81]" office:value-type="float" office:value="-0.3284865783" calcext:value-type="float">
            <text:p>-0.328486578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8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15820367275" calcext:value-type="float">
            <text:p>-0.215820367275</text:p>
          </table:table-cell>
          <table:table-cell table:formula="of:=[.B83]" office:value-type="float" office:value="-0.215820367275" calcext:value-type="float">
            <text:p>-0.2158203672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295231781" calcext:value-type="float">
            <text:p>-0.0295231781</text:p>
          </table:table-cell>
          <table:table-cell table:formula="of:=[.B84]" office:value-type="float" office:value="-0.0295231781" calcext:value-type="float">
            <text:p>-0.0295231781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9077605" calcext:value-type="float">
            <text:p>0.19077605</text:p>
          </table:table-cell>
          <table:table-cell table:formula="of:=[.B85]" office:value-type="float" office:value="0.19077605" calcext:value-type="float">
            <text:p>0.1907760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/>
          <table:table-cell table:formula="of:=[.A87]" office:value-type="string" office:string-value="Frankfurt-am-Main" calcext:value-type="string">
            <text:p>Frankfurt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50753965221429" calcext:value-type="float">
            <text:p>0.450753965221429</text:p>
          </table:table-cell>
          <table:table-cell table:formula="of:=[.B88]" office:value-type="float" office:value="0.450753965221429" calcext:value-type="float">
            <text:p>0.45075396522142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50728385625" calcext:value-type="float">
            <text:p>0.550728385625</text:p>
          </table:table-cell>
          <table:table-cell table:formula="of:=[.B89]" office:value-type="float" office:value="0.550728385625" calcext:value-type="float">
            <text:p>0.5507283856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283789721141258" calcext:value-type="float">
            <text:p>0.283789721141258</text:p>
          </table:table-cell>
          <table:table-cell table:formula="of:=[.B90]" office:value-type="float" office:value="0.283789721141258" calcext:value-type="float">
            <text:p>0.28378972114125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745961147358742" calcext:value-type="float">
            <text:p>0.745961147358742</text:p>
          </table:table-cell>
          <table:table-cell table:formula="of:=[.B91]" office:value-type="float" office:value="0.745961147358742" calcext:value-type="float">
            <text:p>0.74596114735874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0433333333" calcext:value-type="float">
            <text:p>1.0433333333</text:p>
          </table:table-cell>
          <table:table-cell table:formula="of:=[.B92]" office:value-type="float" office:value="1.0433333333" calcext:value-type="float">
            <text:p>1.043333333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098532477" calcext:value-type="float">
            <text:p>-0.098532477</text:p>
          </table:table-cell>
          <table:table-cell table:formula="of:=[.B93]" office:value-type="float" office:value="-0.098532477" calcext:value-type="float">
            <text:p>-0.09853247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9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1438206393" calcext:value-type="float">
            <text:p>0.1438206393</text:p>
          </table:table-cell>
          <table:table-cell table:formula="of:=[.B95]" office:value-type="float" office:value="0.1438206393" calcext:value-type="float">
            <text:p>0.1438206393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51487543425" calcext:value-type="float">
            <text:p>0.51487543425</text:p>
          </table:table-cell>
          <table:table-cell table:formula="of:=[.B96]" office:value-type="float" office:value="0.51487543425" calcext:value-type="float">
            <text:p>0.5148754342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694549024925" calcext:value-type="float">
            <text:p>0.694549024925</text:p>
          </table:table-cell>
          <table:table-cell table:formula="of:=[.B97]" office:value-type="float" office:value="0.694549024925" calcext:value-type="float">
            <text:p>0.6945490249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/>
          <table:table-cell table:formula="of:=[.A99]" office:value-type="string" office:string-value="Main-Taunus-Kreis" calcext:value-type="string">
            <text:p>Main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115508536585714" calcext:value-type="float">
            <text:p>-0.115508536585714</text:p>
          </table:table-cell>
          <table:table-cell table:formula="of:=[.B100]" office:value-type="float" office:value="-0.115508536585714" calcext:value-type="float">
            <text:p>-0.11550853658571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490732755" calcext:value-type="float">
            <text:p>0.3490732755</text:p>
          </table:table-cell>
          <table:table-cell table:formula="of:=[.B101]" office:value-type="float" office:value="0.3490732755" calcext:value-type="float">
            <text:p>0.349073275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06679417641852" calcext:value-type="float">
            <text:p>-0.206679417641852</text:p>
          </table:table-cell>
          <table:table-cell table:formula="of:=[.B102]" office:value-type="float" office:value="-0.206679417641852" calcext:value-type="float">
            <text:p>-0.20667941764185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862629797418516" calcext:value-type="float">
            <text:p>0.086262979741852</text:p>
          </table:table-cell>
          <table:table-cell table:formula="of:=[.B103]" office:value-type="float" office:value="0.0862629797418516" calcext:value-type="float">
            <text:p>0.08626297974185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4781345611" calcext:value-type="float">
            <text:p>0.4781345611</text:p>
          </table:table-cell>
          <table:table-cell table:formula="of:=[.B104]" office:value-type="float" office:value="0.4781345611" calcext:value-type="float">
            <text:p>0.478134561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011546662" calcext:value-type="float">
            <text:p>-0.7011546662</text:p>
          </table:table-cell>
          <table:table-cell table:formula="of:=[.B105]" office:value-type="float" office:value="-0.7011546662" calcext:value-type="float">
            <text:p>-0.701154666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8327968]</text:p>
          </table:table-cell>
          <table:table-cell table:formula="of:=[.B106]" office:value-type="string" office:string-value=" [-0.8327968]" calcext:value-type="string">
            <text:p><text:s/>[-0.8327968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73322479325" calcext:value-type="float">
            <text:p>-0.273322479325</text:p>
          </table:table-cell>
          <table:table-cell table:formula="of:=[.B107]" office:value-type="float" office:value="-0.273322479325" calcext:value-type="float">
            <text:p>-0.2733224793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6020821895" calcext:value-type="float">
            <text:p>-0.06020821895</text:p>
          </table:table-cell>
          <table:table-cell table:formula="of:=[.B108]" office:value-type="float" office:value="-0.06020821895" calcext:value-type="float">
            <text:p>-0.0602082189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75750796175" calcext:value-type="float">
            <text:p>0.075750796175</text:p>
          </table:table-cell>
          <table:table-cell table:formula="of:=[.B109]" office:value-type="float" office:value="0.075750796175" calcext:value-type="float">
            <text:p>0.0757507961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/>
          <table:table-cell table:formula="of:=[.A111]" office:value-type="string" office:string-value="Wiesbaden" calcext:value-type="string">
            <text:p>Wiesbad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226013377835714" calcext:value-type="float">
            <text:p>0.226013377835714</text:p>
          </table:table-cell>
          <table:table-cell table:formula="of:=[.B112]" office:value-type="float" office:value="0.226013377835714" calcext:value-type="float">
            <text:p>0.22601337783571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845022787" calcext:value-type="float">
            <text:p>0.3845022787</text:p>
          </table:table-cell>
          <table:table-cell table:formula="of:=[.B113]" office:value-type="float" office:value="0.3845022787" calcext:value-type="float">
            <text:p>0.3845022787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035156719908075" calcext:value-type="float">
            <text:p>0.035156719908075</text:p>
          </table:table-cell>
          <table:table-cell table:formula="of:=[.B114]" office:value-type="float" office:value="0.035156719908075" calcext:value-type="float">
            <text:p>0.03515671990807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57831147391925" calcext:value-type="float">
            <text:p>0.357831147391925</text:p>
          </table:table-cell>
          <table:table-cell table:formula="of:=[.B115]" office:value-type="float" office:value="0.357831147391925" calcext:value-type="float">
            <text:p>0.35783114739192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6159270071" calcext:value-type="float">
            <text:p>0.6159270071</text:p>
          </table:table-cell>
          <table:table-cell table:formula="of:=[.B116]" office:value-type="float" office:value="0.6159270071" calcext:value-type="float">
            <text:p>0.615927007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0607044783" calcext:value-type="float">
            <text:p>-0.0607044783</text:p>
          </table:table-cell>
          <table:table-cell table:formula="of:=[.B117]" office:value-type="float" office:value="-0.0607044783" calcext:value-type="float">
            <text:p>-0.060704478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1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11739379475" calcext:value-type="float">
            <text:p>0.011739379475</text:p>
          </table:table-cell>
          <table:table-cell table:formula="of:=[.B119]" office:value-type="float" office:value="0.011739379475" calcext:value-type="float">
            <text:p>0.0117393794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9649393365" calcext:value-type="float">
            <text:p>0.19649393365</text:p>
          </table:table-cell>
          <table:table-cell table:formula="of:=[.B120]" office:value-type="float" office:value="0.19649393365" calcext:value-type="float">
            <text:p>0.1964939336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396241658175" calcext:value-type="float">
            <text:p>0.396241658175</text:p>
          </table:table-cell>
          <table:table-cell table:formula="of:=[.B121]" office:value-type="float" office:value="0.396241658175" calcext:value-type="float">
            <text:p>0.3962416581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/>
          <table:table-cell table:formula="of:=[.A123]" office:value-type="string" office:string-value="Hochtaunuskreis" calcext:value-type="string">
            <text:p>Hochtaunus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49113724178571" calcext:value-type="float">
            <text:p>-0.349113724178571</text:p>
          </table:table-cell>
          <table:table-cell table:formula="of:=[.B124]" office:value-type="float" office:value="-0.349113724178571" calcext:value-type="float">
            <text:p>-0.34911372417857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5799379875" calcext:value-type="float">
            <text:p>0.15799379875</text:p>
          </table:table-cell>
          <table:table-cell table:formula="of:=[.B125]" office:value-type="float" office:value="0.15799379875" calcext:value-type="float">
            <text:p>0.157993798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24281414323367" calcext:value-type="float">
            <text:p>-0.424281414323367</text:p>
          </table:table-cell>
          <table:table-cell table:formula="of:=[.B126]" office:value-type="float" office:value="-0.424281414323367" calcext:value-type="float">
            <text:p>-0.42428141432336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91692971076633" calcext:value-type="float">
            <text:p>-0.291692971076633</text:p>
          </table:table-cell>
          <table:table-cell table:formula="of:=[.B127]" office:value-type="float" office:value="-0.291692971076633" calcext:value-type="float">
            <text:p>-0.29169297107663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1112044269" calcext:value-type="float">
            <text:p>-0.1112044269</text:p>
          </table:table-cell>
          <table:table-cell table:formula="of:=[.B128]" office:value-type="float" office:value="-0.1112044269" calcext:value-type="float">
            <text:p>-0.111204426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09970375" calcext:value-type="float">
            <text:p>-0.509970375</text:p>
          </table:table-cell>
          <table:table-cell table:formula="of:=[.B129]" office:value-type="float" office:value="-0.509970375" calcext:value-type="float">
            <text:p>-0.50997037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70254867 <text:s/>0. <text:s text:c="7"/>]</text:p>
          </table:table-cell>
          <table:table-cell table:formula="of:=[.B130]" office:value-type="string" office:string-value=" [-0.70254867  0.        ]" calcext:value-type="string">
            <text:p><text:s/>[-0.70254867 <text:s/>0. <text:s text:c="7"/>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432572255" calcext:value-type="float">
            <text:p>-0.4432572255</text:p>
          </table:table-cell>
          <table:table-cell table:formula="of:=[.B131]" office:value-type="float" office:value="-0.4432572255" calcext:value-type="float">
            <text:p>-0.443257225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579871927" calcext:value-type="float">
            <text:p>-0.3579871927</text:p>
          </table:table-cell>
          <table:table-cell table:formula="of:=[.B132]" office:value-type="float" office:value="-0.3579871927" calcext:value-type="float">
            <text:p>-0.357987192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28526342675" calcext:value-type="float">
            <text:p>-0.28526342675</text:p>
          </table:table-cell>
          <table:table-cell table:formula="of:=[.B133]" office:value-type="float" office:value="-0.28526342675" calcext:value-type="float">
            <text:p>-0.285263426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/>
          <table:table-cell table:formula="of:=[.A135]" office:value-type="string" office:string-value="Rheingau-Taunus-Kreis" calcext:value-type="string">
            <text:p>Rheingau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24440886735714" calcext:value-type="float">
            <text:p>-0.224440886735714</text:p>
          </table:table-cell>
          <table:table-cell table:formula="of:=[.B136]" office:value-type="float" office:value="-0.224440886735714" calcext:value-type="float">
            <text:p>-0.22444088673571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18120744875" calcext:value-type="float">
            <text:p>0.418120744875</text:p>
          </table:table-cell>
          <table:table-cell table:formula="of:=[.B137]" office:value-type="float" office:value="0.418120744875" calcext:value-type="float">
            <text:p>0.4181207448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85796307685086" calcext:value-type="float">
            <text:p>-0.385796307685086</text:p>
          </table:table-cell>
          <table:table-cell table:formula="of:=[.B138]" office:value-type="float" office:value="-0.385796307685086" calcext:value-type="float">
            <text:p>-0.38579630768508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349092533149145" calcext:value-type="float">
            <text:p>-0.034909253314915</text:p>
          </table:table-cell>
          <table:table-cell table:formula="of:=[.B139]" office:value-type="float" office:value="-0.0349092533149145" calcext:value-type="float">
            <text:p>-0.03490925331491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91612" calcext:value-type="float">
            <text:p>0.091612</text:p>
          </table:table-cell>
          <table:table-cell table:formula="of:=[.B140]" office:value-type="float" office:value="0.091612" calcext:value-type="float">
            <text:p>0.09161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575119917" calcext:value-type="float">
            <text:p>-0.5575119917</text:p>
          </table:table-cell>
          <table:table-cell table:formula="of:=[.B141]" office:value-type="float" office:value="-0.5575119917" calcext:value-type="float">
            <text:p>-0.557511991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4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24892203725" calcext:value-type="float">
            <text:p>-0.424892203725</text:p>
          </table:table-cell>
          <table:table-cell table:formula="of:=[.B143]" office:value-type="float" office:value="-0.424892203725" calcext:value-type="float">
            <text:p>-0.4248922037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103527805" calcext:value-type="float">
            <text:p>-0.2103527805</text:p>
          </table:table-cell>
          <table:table-cell table:formula="of:=[.B144]" office:value-type="float" office:value="-0.2103527805" calcext:value-type="float">
            <text:p>-0.210352780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0677145885" calcext:value-type="float">
            <text:p>-0.00677145885</text:p>
          </table:table-cell>
          <table:table-cell table:formula="of:=[.B145]" office:value-type="float" office:value="-0.00677145885" calcext:value-type="float">
            <text:p>-0.0067714588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/>
          <table:table-cell table:formula="of:=[.A147]" office:value-type="string" office:string-value="Wetteraukreis" calcext:value-type="string">
            <text:p>Wetterau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71894364021429" calcext:value-type="float">
            <text:p>-0.271894364021429</text:p>
          </table:table-cell>
          <table:table-cell table:formula="of:=[.B148]" office:value-type="float" office:value="-0.271894364021429" calcext:value-type="float">
            <text:p>-0.27189436402142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17443459225" calcext:value-type="float">
            <text:p>0.317443459225</text:p>
          </table:table-cell>
          <table:table-cell table:formula="of:=[.B149]" office:value-type="float" office:value="0.317443459225" calcext:value-type="float">
            <text:p>0.3174434592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72662910394636" calcext:value-type="float">
            <text:p>-0.372662910394636</text:p>
          </table:table-cell>
          <table:table-cell table:formula="of:=[.B150]" office:value-type="float" office:value="-0.372662910394636" calcext:value-type="float">
            <text:p>-0.37266291039463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06264264305364" calcext:value-type="float">
            <text:p>-0.106264264305364</text:p>
          </table:table-cell>
          <table:table-cell table:formula="of:=[.B151]" office:value-type="float" office:value="-0.106264264305364" calcext:value-type="float">
            <text:p>-0.10626426430536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345665725" calcext:value-type="float">
            <text:p>0.0345665725</text:p>
          </table:table-cell>
          <table:table-cell table:formula="of:=[.B152]" office:value-type="float" office:value="0.0345665725" calcext:value-type="float">
            <text:p>0.034566572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827226237" calcext:value-type="float">
            <text:p>-0.7827226237</text:p>
          </table:table-cell>
          <table:table-cell table:formula="of:=[.B153]" office:value-type="float" office:value="-0.7827226237" calcext:value-type="float">
            <text:p>-0.782722623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5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10078649525" calcext:value-type="float">
            <text:p>-0.410078649525</text:p>
          </table:table-cell>
          <table:table-cell table:formula="of:=[.B155]" office:value-type="float" office:value="-0.410078649525" calcext:value-type="float">
            <text:p>-0.4100786495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3946358735" calcext:value-type="float">
            <text:p>-0.23946358735</text:p>
          </table:table-cell>
          <table:table-cell table:formula="of:=[.B156]" office:value-type="float" office:value="-0.23946358735" calcext:value-type="float">
            <text:p>-0.2394635873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926351903" calcext:value-type="float">
            <text:p>-0.0926351903</text:p>
          </table:table-cell>
          <table:table-cell table:formula="of:=[.B157]" office:value-type="float" office:value="-0.0926351903" calcext:value-type="float">
            <text:p>-0.0926351903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/>
          <table:table-cell table:formula="of:=[.A159]" office:value-type="string" office:string-value="Main-Kinzig-Kreis" calcext:value-type="string">
            <text:p>Main-Kinzig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890923142071429" calcext:value-type="float">
            <text:p>-0.089092314207143</text:p>
          </table:table-cell>
          <table:table-cell table:formula="of:=[.B160]" office:value-type="float" office:value="-0.0890923142071429" calcext:value-type="float">
            <text:p>-0.08909231420714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90036650275" calcext:value-type="float">
            <text:p>0.190036650275</text:p>
          </table:table-cell>
          <table:table-cell table:formula="of:=[.B161]" office:value-type="float" office:value="0.190036650275" calcext:value-type="float">
            <text:p>0.1900366502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05942065123356" calcext:value-type="float">
            <text:p>-0.105942065123356</text:p>
          </table:table-cell>
          <table:table-cell table:formula="of:=[.B162]" office:value-type="float" office:value="-0.105942065123356" calcext:value-type="float">
            <text:p>-0.10594206512335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535367487233565" calcext:value-type="float">
            <text:p>0.053536748723357</text:p>
          </table:table-cell>
          <table:table-cell table:formula="of:=[.B163]" office:value-type="float" office:value="0.0535367487233565" calcext:value-type="float">
            <text:p>0.05353674872335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680675307" calcext:value-type="float">
            <text:p>0.1680675307</text:p>
          </table:table-cell>
          <table:table-cell table:formula="of:=[.B164]" office:value-type="float" office:value="0.1680675307" calcext:value-type="float">
            <text:p>0.168067530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528943764" calcext:value-type="float">
            <text:p>-0.3528943764</text:p>
          </table:table-cell>
          <table:table-cell table:formula="of:=[.B165]" office:value-type="float" office:value="-0.3528943764" calcext:value-type="float">
            <text:p>-0.352894376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5993642]</text:p>
          </table:table-cell>
          <table:table-cell table:formula="of:=[.B166]" office:value-type="string" office:string-value=" [-0.5993642]" calcext:value-type="string">
            <text:p><text:s/>[-0.5993642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71508452425" calcext:value-type="float">
            <text:p>-0.171508452425</text:p>
          </table:table-cell>
          <table:table-cell table:formula="of:=[.B167]" office:value-type="float" office:value="-0.171508452425" calcext:value-type="float">
            <text:p>-0.1715084524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262026582" calcext:value-type="float">
            <text:p>-0.0262026582</text:p>
          </table:table-cell>
          <table:table-cell table:formula="of:=[.B168]" office:value-type="float" office:value="-0.0262026582" calcext:value-type="float">
            <text:p>-0.026202658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1852819785" calcext:value-type="float">
            <text:p>0.01852819785</text:p>
          </table:table-cell>
          <table:table-cell table:formula="of:=[.B169]" office:value-type="float" office:value="0.01852819785" calcext:value-type="float">
            <text:p>0.0185281978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/>
          <table:table-cell table:formula="of:=[.A171]" office:value-type="string" office:string-value="Vogelsbergkreis" calcext:value-type="string">
            <text:p>Vogelsberg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88590512421428" calcext:value-type="float">
            <text:p>-0.288590512421428</text:p>
          </table:table-cell>
          <table:table-cell table:formula="of:=[.B172]" office:value-type="float" office:value="-0.288590512421428" calcext:value-type="float">
            <text:p>-0.28859051242142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319056098" calcext:value-type="float">
            <text:p>0.3319056098</text:p>
          </table:table-cell>
          <table:table-cell table:formula="of:=[.B173]" office:value-type="float" office:value="0.3319056098" calcext:value-type="float">
            <text:p>0.3319056098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30443943792372" calcext:value-type="float">
            <text:p>-0.430443943792372</text:p>
          </table:table-cell>
          <table:table-cell table:formula="of:=[.B174]" office:value-type="float" office:value="-0.430443943792372" calcext:value-type="float">
            <text:p>-0.43044394379237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51908656607628" calcext:value-type="float">
            <text:p>-0.151908656607628</text:p>
          </table:table-cell>
          <table:table-cell table:formula="of:=[.B175]" office:value-type="float" office:value="-0.151908656607628" calcext:value-type="float">
            <text:p>-0.15190865660762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13327545" calcext:value-type="float">
            <text:p>-0.713327545</text:p>
          </table:table-cell>
          <table:table-cell table:formula="of:=[.B177]" office:value-type="float" office:value="-0.713327545" calcext:value-type="float">
            <text:p>-0.71332754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7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3394882625" calcext:value-type="float">
            <text:p>-0.43394882625</text:p>
          </table:table-cell>
          <table:table-cell table:formula="of:=[.B179]" office:value-type="float" office:value="-0.43394882625" calcext:value-type="float">
            <text:p>-0.433948826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911763002" calcext:value-type="float">
            <text:p>-0.2911763002</text:p>
          </table:table-cell>
          <table:table-cell table:formula="of:=[.B180]" office:value-type="float" office:value="-0.2911763002" calcext:value-type="float">
            <text:p>-0.291176300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0204321645" calcext:value-type="float">
            <text:p>-0.10204321645</text:p>
          </table:table-cell>
          <table:table-cell table:formula="of:=[.B181]" office:value-type="float" office:value="-0.10204321645" calcext:value-type="float">
            <text:p>-0.1020432164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/>
          <table:table-cell table:formula="of:=[.A183]" office:value-type="string" office:string-value="Giessen" calcext:value-type="string">
            <text:p>Giess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237488992364286" calcext:value-type="float">
            <text:p>0.237488992364286</text:p>
          </table:table-cell>
          <table:table-cell table:formula="of:=[.B184]" office:value-type="float" office:value="0.237488992364286" calcext:value-type="float">
            <text:p>0.23748899236428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81986083275" calcext:value-type="float">
            <text:p>0.581986083275</text:p>
          </table:table-cell>
          <table:table-cell table:formula="of:=[.B185]" office:value-type="float" office:value="0.581986083275" calcext:value-type="float">
            <text:p>0.5819860832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0456108158248361" calcext:value-type="float">
            <text:p>0.045610815824836</text:p>
          </table:table-cell>
          <table:table-cell table:formula="of:=[.B186]" office:value-type="float" office:value="0.0456108158248361" calcext:value-type="float">
            <text:p>0.04561081582483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534013711275164" calcext:value-type="float">
            <text:p>0.534013711275164</text:p>
          </table:table-cell>
          <table:table-cell table:formula="of:=[.B187]" office:value-type="float" office:value="0.534013711275164" calcext:value-type="float">
            <text:p>0.53401371127516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7801124009" calcext:value-type="float">
            <text:p>0.7801124009</text:p>
          </table:table-cell>
          <table:table-cell table:formula="of:=[.B188]" office:value-type="float" office:value="0.7801124009" calcext:value-type="float">
            <text:p>0.780112400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547871111" calcext:value-type="float">
            <text:p>-0.2547871111</text:p>
          </table:table-cell>
          <table:table-cell table:formula="of:=[.B189]" office:value-type="float" office:value="-0.2547871111" calcext:value-type="float">
            <text:p>-0.254787111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9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7435146685" calcext:value-type="float">
            <text:p>-0.07435146685</text:p>
          </table:table-cell>
          <table:table-cell table:formula="of:=[.B191]" office:value-type="float" office:value="-0.07435146685" calcext:value-type="float">
            <text:p>-0.0743514668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8981226355" calcext:value-type="float">
            <text:p>0.28981226355</text:p>
          </table:table-cell>
          <table:table-cell table:formula="of:=[.B192]" office:value-type="float" office:value="0.28981226355" calcext:value-type="float">
            <text:p>0.2898122635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507634616425" calcext:value-type="float">
            <text:p>0.507634616425</text:p>
          </table:table-cell>
          <table:table-cell table:formula="of:=[.B193]" office:value-type="float" office:value="0.507634616425" calcext:value-type="float">
            <text:p>0.5076346164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/>
          <table:table-cell table:formula="of:=[.A195]" office:value-type="string" office:string-value="Limburg-Weilburg" calcext:value-type="string">
            <text:p>Limburg-Weil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10187222342857" calcext:value-type="float">
            <text:p>0.410187222342857</text:p>
          </table:table-cell>
          <table:table-cell table:formula="of:=[.B196]" office:value-type="float" office:value="0.410187222342857" calcext:value-type="float">
            <text:p>0.41018722234285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7260119005" calcext:value-type="float">
            <text:p>0.27260119005</text:p>
          </table:table-cell>
          <table:table-cell table:formula="of:=[.B197]" office:value-type="float" office:value="0.27260119005" calcext:value-type="float">
            <text:p>0.2726011900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139590374518679" calcext:value-type="float">
            <text:p>0.139590374518679</text:p>
          </table:table-cell>
          <table:table-cell table:formula="of:=[.B198]" office:value-type="float" office:value="0.139590374518679" calcext:value-type="float">
            <text:p>0.13959037451867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68357374881321" calcext:value-type="float">
            <text:p>0.368357374881321</text:p>
          </table:table-cell>
          <table:table-cell table:formula="of:=[.B199]" office:value-type="float" office:value="0.368357374881321" calcext:value-type="float">
            <text:p>0.36835737488132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505019" calcext:value-type="float">
            <text:p>0.505019</text:p>
          </table:table-cell>
          <table:table-cell table:formula="of:=[.B200]" office:value-type="float" office:value="0.505019" calcext:value-type="float">
            <text:p>0.50501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0519502941" calcext:value-type="float">
            <text:p>-0.0519502941</text:p>
          </table:table-cell>
          <table:table-cell table:formula="of:=[.B201]" office:value-type="float" office:value="-0.0519502941" calcext:value-type="float">
            <text:p>-0.051950294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633384 <text:s text:c="2"/>0.89901925]</text:p>
          </table:table-cell>
          <table:table-cell table:formula="of:=[.B202]" office:value-type="string" office:string-value=" [2.633384   0.89901925]" calcext:value-type="string">
            <text:p><text:s/>[2.633384 <text:s text:c="2"/>0.89901925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41444950925" calcext:value-type="float">
            <text:p>0.041444950925</text:p>
          </table:table-cell>
          <table:table-cell table:formula="of:=[.B203]" office:value-type="float" office:value="0.041444950925" calcext:value-type="float">
            <text:p>0.0414449509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539738747" calcext:value-type="float">
            <text:p>0.2539738747</text:p>
          </table:table-cell>
          <table:table-cell table:formula="of:=[.B204]" office:value-type="float" office:value="0.2539738747" calcext:value-type="float">
            <text:p>0.253973874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314046140975" calcext:value-type="float">
            <text:p>0.314046140975</text:p>
          </table:table-cell>
          <table:table-cell table:formula="of:=[.B205]" office:value-type="float" office:value="0.314046140975" calcext:value-type="float">
            <text:p>0.3140461409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/>
          <table:table-cell table:formula="of:=[.A207]" office:value-type="string" office:string-value="Lahn-Dill-Kreis" calcext:value-type="string">
            <text:p>Lahn-Dill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8648240395" calcext:value-type="float">
            <text:p>-0.08648240395</text:p>
          </table:table-cell>
          <table:table-cell table:formula="of:=[.B208]" office:value-type="float" office:value="-0.08648240395" calcext:value-type="float">
            <text:p>-0.0864824039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37422994525" calcext:value-type="float">
            <text:p>0.337422994525</text:p>
          </table:table-cell>
          <table:table-cell table:formula="of:=[.B209]" office:value-type="float" office:value="0.337422994525" calcext:value-type="float">
            <text:p>0.3374229945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921688751495" calcext:value-type="float">
            <text:p>-0.1921688751495</text:p>
          </table:table-cell>
          <table:table-cell table:formula="of:=[.B210]" office:value-type="float" office:value="-0.1921688751495" calcext:value-type="float">
            <text:p>-0.192168875149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909966029495003" calcext:value-type="float">
            <text:p>0.0909966029495</text:p>
          </table:table-cell>
          <table:table-cell table:formula="of:=[.B211]" office:value-type="float" office:value="0.0909966029495003" calcext:value-type="float">
            <text:p>0.090996602949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589642677" calcext:value-type="float">
            <text:p>0.0589642677</text:p>
          </table:table-cell>
          <table:table-cell table:formula="of:=[.B212]" office:value-type="float" office:value="0.0589642677" calcext:value-type="float">
            <text:p>0.058964267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989755547" calcext:value-type="float">
            <text:p>-0.5989755547</text:p>
          </table:table-cell>
          <table:table-cell table:formula="of:=[.B213]" office:value-type="float" office:value="-0.5989755547" calcext:value-type="float">
            <text:p>-0.598975554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1.13524167]</text:p>
          </table:table-cell>
          <table:table-cell table:formula="of:=[.B214]" office:value-type="string" office:string-value=" [1.13524167]" calcext:value-type="string">
            <text:p><text:s/>[1.13524167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37422994525" calcext:value-type="float">
            <text:p>-0.337422994525</text:p>
          </table:table-cell>
          <table:table-cell table:formula="of:=[.B215]" office:value-type="float" office:value="-0.337422994525" calcext:value-type="float">
            <text:p>-0.3374229945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505861361" calcext:value-type="float">
            <text:p>-0.0505861361</text:p>
          </table:table-cell>
          <table:table-cell table:formula="of:=[.B216]" office:value-type="float" office:value="-0.0505861361" calcext:value-type="float">
            <text:p>-0.0505861361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" calcext:value-type="float">
            <text:p>0</text:p>
          </table:table-cell>
          <table:table-cell table:formula="of:=[.B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/>
          <table:table-cell table:formula="of:=[.A219]" office:value-type="string" office:string-value="Marburg-Biedenkopf" calcext:value-type="string">
            <text:p>Marburg-Biedenkopf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127039665757143" calcext:value-type="float">
            <text:p>0.127039665757143</text:p>
          </table:table-cell>
          <table:table-cell table:formula="of:=[.B220]" office:value-type="float" office:value="0.127039665757143" calcext:value-type="float">
            <text:p>0.12703966575714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935430267" calcext:value-type="float">
            <text:p>0.3935430267</text:p>
          </table:table-cell>
          <table:table-cell table:formula="of:=[.B221]" office:value-type="float" office:value="0.3935430267" calcext:value-type="float">
            <text:p>0.3935430267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71993866807052" calcext:value-type="float">
            <text:p>-0.171993866807052</text:p>
          </table:table-cell>
          <table:table-cell table:formula="of:=[.B222]" office:value-type="float" office:value="-0.171993866807052" calcext:value-type="float">
            <text:p>-0.17199386680705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58267559107052" calcext:value-type="float">
            <text:p>0.158267559107052</text:p>
          </table:table-cell>
          <table:table-cell table:formula="of:=[.B223]" office:value-type="float" office:value="0.158267559107052" calcext:value-type="float">
            <text:p>0.15826755910705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4573843205" calcext:value-type="float">
            <text:p>0.4573843205</text:p>
          </table:table-cell>
          <table:table-cell table:formula="of:=[.B224]" office:value-type="float" office:value="0.4573843205" calcext:value-type="float">
            <text:p>0.457384320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063726" calcext:value-type="float">
            <text:p>-0.4063726</text:p>
          </table:table-cell>
          <table:table-cell table:formula="of:=[.B225]" office:value-type="float" office:value="-0.4063726" calcext:value-type="float">
            <text:p>-0.406372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1.739535]</text:p>
          </table:table-cell>
          <table:table-cell table:formula="of:=[.B226]" office:value-type="string" office:string-value=" [1.739535]" calcext:value-type="string">
            <text:p><text:s/>[1.739535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311124875" calcext:value-type="float">
            <text:p>-0.1311124875</text:p>
          </table:table-cell>
          <table:table-cell table:formula="of:=[.B227]" office:value-type="float" office:value="-0.1311124875" calcext:value-type="float">
            <text:p>-0.13111248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0686315385" calcext:value-type="float">
            <text:p>-0.00686315385</text:p>
          </table:table-cell>
          <table:table-cell table:formula="of:=[.B228]" office:value-type="float" office:value="-0.00686315385" calcext:value-type="float">
            <text:p>-0.0068631538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2624305392" calcext:value-type="float">
            <text:p>0.2624305392</text:p>
          </table:table-cell>
          <table:table-cell table:formula="of:=[.B229]" office:value-type="float" office:value="0.2624305392" calcext:value-type="float">
            <text:p>0.2624305392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/>
          <table:table-cell table:formula="of:=[.A231]" office:value-type="string" office:string-value="Fulda" calcext:value-type="string">
            <text:p>Fulda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96078670364286" calcext:value-type="float">
            <text:p>-0.296078670364286</text:p>
          </table:table-cell>
          <table:table-cell table:formula="of:=[.B232]" office:value-type="float" office:value="-0.296078670364286" calcext:value-type="float">
            <text:p>-0.29607867036428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346766346" calcext:value-type="float">
            <text:p>0.4346766346</text:p>
          </table:table-cell>
          <table:table-cell table:formula="of:=[.B233]" office:value-type="float" office:value="0.4346766346" calcext:value-type="float">
            <text:p>0.4346766346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40001167743809" calcext:value-type="float">
            <text:p>-0.440001167743809</text:p>
          </table:table-cell>
          <table:table-cell table:formula="of:=[.B234]" office:value-type="float" office:value="-0.440001167743809" calcext:value-type="float">
            <text:p>-0.44000116774380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752204057561907" calcext:value-type="float">
            <text:p>-0.075220405756191</text:p>
          </table:table-cell>
          <table:table-cell table:formula="of:=[.B235]" office:value-type="float" office:value="-0.0752204057561907" calcext:value-type="float">
            <text:p>-0.07522040575619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757435328" calcext:value-type="float">
            <text:p>0.0757435328</text:p>
          </table:table-cell>
          <table:table-cell table:formula="of:=[.B236]" office:value-type="float" office:value="0.0757435328" calcext:value-type="float">
            <text:p>0.0757435328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682368182" calcext:value-type="float">
            <text:p>-0.8682368182</text:p>
          </table:table-cell>
          <table:table-cell table:formula="of:=[.B237]" office:value-type="float" office:value="-0.8682368182" calcext:value-type="float">
            <text:p>-0.868236818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3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46739517975" calcext:value-type="float">
            <text:p>-0.446739517975</text:p>
          </table:table-cell>
          <table:table-cell table:formula="of:=[.B239]" office:value-type="float" office:value="-0.446739517975" calcext:value-type="float">
            <text:p>-0.4467395179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5761078675" calcext:value-type="float">
            <text:p>-0.25761078675</text:p>
          </table:table-cell>
          <table:table-cell table:formula="of:=[.B240]" office:value-type="float" office:value="-0.25761078675" calcext:value-type="float">
            <text:p>-0.257610786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12062883375" calcext:value-type="float">
            <text:p>-0.012062883375</text:p>
          </table:table-cell>
          <table:table-cell table:formula="of:=[.B241]" office:value-type="float" office:value="-0.012062883375" calcext:value-type="float">
            <text:p>-0.0120628833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/>
          <table:table-cell table:formula="of:=[.A243]" office:value-type="string" office:string-value="Schwalm-Eder-Kreis" calcext:value-type="string">
            <text:p>Schwalm-Ed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161699961685714" calcext:value-type="float">
            <text:p>-0.161699961685714</text:p>
          </table:table-cell>
          <table:table-cell table:formula="of:=[.B244]" office:value-type="float" office:value="-0.161699961685714" calcext:value-type="float">
            <text:p>-0.16169996168571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1029684105" calcext:value-type="float">
            <text:p>0.41029684105</text:p>
          </table:table-cell>
          <table:table-cell table:formula="of:=[.B245]" office:value-type="float" office:value="0.41029684105" calcext:value-type="float">
            <text:p>0.4102968410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59469138218075" calcext:value-type="float">
            <text:p>-0.359469138218075</text:p>
          </table:table-cell>
          <table:table-cell table:formula="of:=[.B246]" office:value-type="float" office:value="-0.359469138218075" calcext:value-type="float">
            <text:p>-0.35946913821807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151479062819249" calcext:value-type="float">
            <text:p>-0.015147906281925</text:p>
          </table:table-cell>
          <table:table-cell table:formula="of:=[.B247]" office:value-type="float" office:value="-0.0151479062819249" calcext:value-type="float">
            <text:p>-0.01514790628192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775594925" calcext:value-type="float">
            <text:p>0.3775594925</text:p>
          </table:table-cell>
          <table:table-cell table:formula="of:=[.B248]" office:value-type="float" office:value="0.3775594925" calcext:value-type="float">
            <text:p>0.377559492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365609607" calcext:value-type="float">
            <text:p>-0.5365609607</text:p>
          </table:table-cell>
          <table:table-cell table:formula="of:=[.B249]" office:value-type="float" office:value="-0.5365609607" calcext:value-type="float">
            <text:p>-0.536560960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5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1029684105" calcext:value-type="float">
            <text:p>-0.41029684105</text:p>
          </table:table-cell>
          <table:table-cell table:formula="of:=[.B251]" office:value-type="float" office:value="-0.41029684105" calcext:value-type="float">
            <text:p>-0.4102968410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8730852225" calcext:value-type="float">
            <text:p>-0.18730852225</text:p>
          </table:table-cell>
          <table:table-cell table:formula="of:=[.B252]" office:value-type="float" office:value="-0.18730852225" calcext:value-type="float">
            <text:p>-0.1873085222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" calcext:value-type="float">
            <text:p>0</text:p>
          </table:table-cell>
          <table:table-cell table:formula="of:=[.B2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/>
          <table:table-cell table:formula="of:=[.A255]" office:value-type="string" office:string-value="Hersfeld-Rotenburg" calcext:value-type="string">
            <text:p>Hersfeld-Roten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6960752845" calcext:value-type="float">
            <text:p>-0.26960752845</text:p>
          </table:table-cell>
          <table:table-cell table:formula="of:=[.B256]" office:value-type="float" office:value="-0.26960752845" calcext:value-type="float">
            <text:p>-0.2696075284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28688408675" calcext:value-type="float">
            <text:p>0.528688408675</text:p>
          </table:table-cell>
          <table:table-cell table:formula="of:=[.B257]" office:value-type="float" office:value="0.528688408675" calcext:value-type="float">
            <text:p>0.5286884086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23194265778879" calcext:value-type="float">
            <text:p>-0.523194265778879</text:p>
          </table:table-cell>
          <table:table-cell table:formula="of:=[.B258]" office:value-type="float" office:value="-0.523194265778879" calcext:value-type="float">
            <text:p>-0.52319426577887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795187948211213" calcext:value-type="float">
            <text:p>-0.079518794821121</text:p>
          </table:table-cell>
          <table:table-cell table:formula="of:=[.B259]" office:value-type="float" office:value="-0.0795187948211213" calcext:value-type="float">
            <text:p>-0.07951879482112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84448" calcext:value-type="float">
            <text:p>0.384448</text:p>
          </table:table-cell>
          <table:table-cell table:formula="of:=[.B260]" office:value-type="float" office:value="0.384448" calcext:value-type="float">
            <text:p>0.384448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426798552" calcext:value-type="float">
            <text:p>-0.7426798552</text:p>
          </table:table-cell>
          <table:table-cell table:formula="of:=[.B261]" office:value-type="float" office:value="-0.7426798552" calcext:value-type="float">
            <text:p>-0.742679855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6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28688408675" calcext:value-type="float">
            <text:p>-0.528688408675</text:p>
          </table:table-cell>
          <table:table-cell table:formula="of:=[.B263]" office:value-type="float" office:value="-0.528688408675" calcext:value-type="float">
            <text:p>-0.5286884086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013565303" calcext:value-type="float">
            <text:p>-0.3013565303</text:p>
          </table:table-cell>
          <table:table-cell table:formula="of:=[.B264]" office:value-type="float" office:value="-0.3013565303" calcext:value-type="float">
            <text:p>-0.3013565303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" calcext:value-type="float">
            <text:p>0</text:p>
          </table:table-cell>
          <table:table-cell table:formula="of:=[.B2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/>
          <table:table-cell table:formula="of:=[.A267]" office:value-type="string" office:string-value="Waldeck-Frankenberg" calcext:value-type="string">
            <text:p>Waldeck-Frankenbe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822097300785715" calcext:value-type="float">
            <text:p>-0.082209730078572</text:p>
          </table:table-cell>
          <table:table-cell table:formula="of:=[.B268]" office:value-type="float" office:value="-0.0822097300785715" calcext:value-type="float">
            <text:p>-0.08220973007857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884579475" calcext:value-type="float">
            <text:p>0.2884579475</text:p>
          </table:table-cell>
          <table:table-cell table:formula="of:=[.B269]" office:value-type="float" office:value="0.2884579475" calcext:value-type="float">
            <text:p>0.28845794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58463946332723" calcext:value-type="float">
            <text:p>-0.158463946332723</text:p>
          </table:table-cell>
          <table:table-cell table:formula="of:=[.B270]" office:value-type="float" office:value="-0.158463946332723" calcext:value-type="float">
            <text:p>-0.15846394633272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836100496327235" calcext:value-type="float">
            <text:p>0.083610049632724</text:p>
          </table:table-cell>
          <table:table-cell table:formula="of:=[.B271]" office:value-type="float" office:value="0.0836100496327235" calcext:value-type="float">
            <text:p>0.08361004963272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8732" calcext:value-type="float">
            <text:p>0.28732</text:p>
          </table:table-cell>
          <table:table-cell table:formula="of:=[.B272]" office:value-type="float" office:value="0.28732" calcext:value-type="float">
            <text:p>0.2873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518082702" calcext:value-type="float">
            <text:p>-0.4518082702</text:p>
          </table:table-cell>
          <table:table-cell table:formula="of:=[.B273]" office:value-type="float" office:value="-0.4518082702" calcext:value-type="float">
            <text:p>-0.451808270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7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2711868545" calcext:value-type="float">
            <text:p>-0.22711868545</text:p>
          </table:table-cell>
          <table:table-cell table:formula="of:=[.B275]" office:value-type="float" office:value="-0.22711868545" calcext:value-type="float">
            <text:p>-0.2271186854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3742694835" calcext:value-type="float">
            <text:p>-0.03742694835</text:p>
          </table:table-cell>
          <table:table-cell table:formula="of:=[.B276]" office:value-type="float" office:value="-0.03742694835" calcext:value-type="float">
            <text:p>-0.0374269483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6133926205" calcext:value-type="float">
            <text:p>0.06133926205</text:p>
          </table:table-cell>
          <table:table-cell table:formula="of:=[.B277]" office:value-type="float" office:value="0.06133926205" calcext:value-type="float">
            <text:p>0.0613392620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/>
          <table:table-cell table:formula="of:=[.A279]" office:value-type="string" office:string-value="Kassel" calcext:value-type="string">
            <text:p>Kassel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457518477278571" calcext:value-type="float">
            <text:p>-0.457518477278571</text:p>
          </table:table-cell>
          <table:table-cell table:formula="of:=[.B280]" office:value-type="float" office:value="-0.457518477278571" calcext:value-type="float">
            <text:p>-0.45751847727857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78040229725" calcext:value-type="float">
            <text:p>0.378040229725</text:p>
          </table:table-cell>
          <table:table-cell table:formula="of:=[.B281]" office:value-type="float" office:value="0.378040229725" calcext:value-type="float">
            <text:p>0.3780402297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81090551673984" calcext:value-type="float">
            <text:p>-0.581090551673984</text:p>
          </table:table-cell>
          <table:table-cell table:formula="of:=[.B282]" office:value-type="float" office:value="-0.581090551673984" calcext:value-type="float">
            <text:p>-0.581090551673984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63839077626016" calcext:value-type="float">
            <text:p>-0.263839077626016</text:p>
          </table:table-cell>
          <table:table-cell table:formula="of:=[.B283]" office:value-type="float" office:value="-0.263839077626016" calcext:value-type="float">
            <text:p>-0.26383907762601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9119526263" calcext:value-type="float">
            <text:p>-0.9119526263</text:p>
          </table:table-cell>
          <table:table-cell table:formula="of:=[.B285]" office:value-type="float" office:value="-0.9119526263" calcext:value-type="float">
            <text:p>-0.911952626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8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614431787" calcext:value-type="float">
            <text:p>-0.614431787</text:p>
          </table:table-cell>
          <table:table-cell table:formula="of:=[.B287]" office:value-type="float" office:value="-0.614431787" calcext:value-type="float">
            <text:p>-0.61443178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2246481465" calcext:value-type="float">
            <text:p>-0.42246481465</text:p>
          </table:table-cell>
          <table:table-cell table:formula="of:=[.B288]" office:value-type="float" office:value="-0.42246481465" calcext:value-type="float">
            <text:p>-0.4224648146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236391557275" calcext:value-type="float">
            <text:p>-0.236391557275</text:p>
          </table:table-cell>
          <table:table-cell table:formula="of:=[.B289]" office:value-type="float" office:value="-0.236391557275" calcext:value-type="float">
            <text:p>-0.2363915572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/>
          <table:table-cell table:formula="of:=[.A291]" office:value-type="string" office:string-value="Kassel-City" calcext:value-type="string">
            <text:p>Kassel-City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3712461595" calcext:value-type="float">
            <text:p>-0.33712461595</text:p>
          </table:table-cell>
          <table:table-cell table:formula="of:=[.B292]" office:value-type="float" office:value="-0.33712461595" calcext:value-type="float">
            <text:p>-0.3371246159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1603559255" calcext:value-type="float">
            <text:p>0.51603559255</text:p>
          </table:table-cell>
          <table:table-cell table:formula="of:=[.B293]" office:value-type="float" office:value="0.51603559255" calcext:value-type="float">
            <text:p>0.5160355925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15254468137405" calcext:value-type="float">
            <text:p>-0.615254468137405</text:p>
          </table:table-cell>
          <table:table-cell table:formula="of:=[.B294]" office:value-type="float" office:value="-0.615254468137405" calcext:value-type="float">
            <text:p>-0.61525446813740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82197244262595" calcext:value-type="float">
            <text:p>-0.182197244262595</text:p>
          </table:table-cell>
          <table:table-cell table:formula="of:=[.B295]" office:value-type="float" office:value="-0.182197244262595" calcext:value-type="float">
            <text:p>-0.18219724426259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861268121" calcext:value-type="float">
            <text:p>0.0861268121</text:p>
          </table:table-cell>
          <table:table-cell table:formula="of:=[.B296]" office:value-type="float" office:value="0.0861268121" calcext:value-type="float">
            <text:p>0.086126812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07796" calcext:value-type="float">
            <text:p>-0.707796</text:p>
          </table:table-cell>
          <table:table-cell table:formula="of:=[.B297]" office:value-type="float" office:value="-0.707796" calcext:value-type="float">
            <text:p>-0.70779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9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953408587" calcext:value-type="float">
            <text:p>-0.5953408587</text:p>
          </table:table-cell>
          <table:table-cell table:formula="of:=[.B299]" office:value-type="float" office:value="-0.5953408587" calcext:value-type="float">
            <text:p>-0.595340858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987258562" calcext:value-type="float">
            <text:p>-0.3987258562</text:p>
          </table:table-cell>
          <table:table-cell table:formula="of:=[.B300]" office:value-type="float" office:value="-0.3987258562" calcext:value-type="float">
            <text:p>-0.398725856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7930526615" calcext:value-type="float">
            <text:p>-0.07930526615</text:p>
          </table:table-cell>
          <table:table-cell table:formula="of:=[.B301]" office:value-type="float" office:value="-0.07930526615" calcext:value-type="float">
            <text:p>-0.0793052661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ra-Meissner-Kreis</text:p>
          </table:table-cell>
          <table:table-cell/>
          <table:table-cell table:formula="of:=[.A303]" office:value-type="string" office:string-value="Werra-Meissner-Kreis" calcext:value-type="string">
            <text:p>Werra-Meissn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593464513442857" calcext:value-type="float">
            <text:p>0.593464513442857</text:p>
          </table:table-cell>
          <table:table-cell table:formula="of:=[.B304]" office:value-type="float" office:value="0.593464513442857" calcext:value-type="float">
            <text:p>0.59346451344285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1.68101634285" calcext:value-type="float">
            <text:p>1.68101634285</text:p>
          </table:table-cell>
          <table:table-cell table:formula="of:=[.B305]" office:value-type="float" office:value="1.68101634285" calcext:value-type="float">
            <text:p>1.6810163428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705354709280321" calcext:value-type="float">
            <text:p>-0.705354709280321</text:p>
          </table:table-cell>
          <table:table-cell table:formula="of:=[.B306]" office:value-type="float" office:value="-0.705354709280321" calcext:value-type="float">
            <text:p>-0.70535470928032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705354709280321" calcext:value-type="float">
            <text:p>0.705354709280321</text:p>
          </table:table-cell>
          <table:table-cell table:formula="of:=[.B307]" office:value-type="float" office:value="0.705354709280321" calcext:value-type="float">
            <text:p>0.70535470928032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3.118603244" calcext:value-type="float">
            <text:p>3.118603244</text:p>
          </table:table-cell>
          <table:table-cell table:formula="of:=[.B308]" office:value-type="float" office:value="3.118603244" calcext:value-type="float">
            <text:p>3.118603244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328907541" calcext:value-type="float">
            <text:p>-0.3328907541</text:p>
          </table:table-cell>
          <table:table-cell table:formula="of:=[.B309]" office:value-type="float" office:value="-0.3328907541" calcext:value-type="float">
            <text:p>-0.332890754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31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66161789825" calcext:value-type="float">
            <text:p>-0.266161789825</text:p>
          </table:table-cell>
          <table:table-cell table:formula="of:=[.B311]" office:value-type="float" office:value="-0.266161789825" calcext:value-type="float">
            <text:p>-0.2661617898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" calcext:value-type="float">
            <text:p>0</text:p>
          </table:table-cell>
          <table:table-cell table:formula="of:=[.B3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1.414854553025" calcext:value-type="float">
            <text:p>1.414854553025</text:p>
          </table:table-cell>
          <table:table-cell table:formula="of:=[.B313]" office:value-type="float" office:value="1.414854553025" calcext:value-type="float">
            <text:p>1.4148545530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14]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Bergstrasse</text:p>
          </table:table-cell>
          <table:table-cell office:value-type="string" calcext:value-type="string">
            <text:p>Odenwaldkreis</text:p>
          </table:table-cell>
          <table:table-cell office:value-type="string" calcext:value-type="string">
            <text:p>Darmstadt-Dieburg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Gross-Gerau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Offenbach-am-Main</text:p>
          </table:table-cell>
          <table:table-cell office:value-type="string" calcext:value-type="string">
            <text:p>Frankfurt-am-Main</text:p>
          </table:table-cell>
          <table:table-cell office:value-type="string" calcext:value-type="string">
            <text:p>Main-Taunus-Kreis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Hochtaunuskreis</text:p>
          </table:table-cell>
          <table:table-cell office:value-type="string" calcext:value-type="string">
            <text:p>Rheingau-Taunus-Kreis</text:p>
          </table:table-cell>
          <table:table-cell office:value-type="string" calcext:value-type="string">
            <text:p>Wetteraukreis</text:p>
          </table:table-cell>
          <table:table-cell office:value-type="string" calcext:value-type="string">
            <text:p>Main-Kinzig-Kreis</text:p>
          </table:table-cell>
          <table:table-cell office:value-type="string" calcext:value-type="string">
            <text:p>Vogelsbergkreis</text:p>
          </table:table-cell>
          <table:table-cell office:value-type="string" calcext:value-type="string">
            <text:p>Giessen</text:p>
          </table:table-cell>
          <table:table-cell office:value-type="string" calcext:value-type="string">
            <text:p>Limburg-Weilburg</text:p>
          </table:table-cell>
          <table:table-cell office:value-type="string" calcext:value-type="string">
            <text:p>Lahn-Dill-Kreis</text:p>
          </table:table-cell>
          <table:table-cell office:value-type="string" calcext:value-type="string">
            <text:p>Marburg-Biedenkopf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Schwalm-Eder-Kreis</text:p>
          </table:table-cell>
          <table:table-cell office:value-type="string" calcext:value-type="string">
            <text:p>Hersfeld-Rotenburg</text:p>
          </table:table-cell>
          <table:table-cell office:value-type="string" calcext:value-type="string">
            <text:p>Waldeck-Frankenberg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Kassel-City</text:p>
          </table:table-cell>
          <table:table-cell office:value-type="string" calcext:value-type="string">
            <text:p>Werra-Meissn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709243681507143" calcext:value-type="float">
            <text:p>-0.709243681507143</text:p>
          </table:table-cell>
          <table:table-cell office:value-type="float" office:value="-0.588202846814286" calcext:value-type="float">
            <text:p>-0.588202846814286</text:p>
          </table:table-cell>
          <table:table-cell office:value-type="float" office:value="0.989136779142857" calcext:value-type="float">
            <text:p>0.989136779142857</text:p>
          </table:table-cell>
          <table:table-cell office:value-type="float" office:value="0.368239059564286" calcext:value-type="float">
            <text:p>0.368239059564286</text:p>
          </table:table-cell>
          <table:table-cell office:value-type="float" office:value="-0.380970112478571" calcext:value-type="float">
            <text:p>-0.380970112478571</text:p>
          </table:table-cell>
          <table:table-cell office:value-type="float" office:value="-0.509602617357143" calcext:value-type="float">
            <text:p>-0.509602617357143</text:p>
          </table:table-cell>
          <table:table-cell office:value-type="float" office:value="-0.0154766838785714" calcext:value-type="float">
            <text:p>-0.015476683878572</text:p>
          </table:table-cell>
          <table:table-cell office:value-type="float" office:value="0.450753965221429" calcext:value-type="float">
            <text:p>0.450753965221429</text:p>
          </table:table-cell>
          <table:table-cell office:value-type="float" office:value="-0.115508536585714" calcext:value-type="float">
            <text:p>-0.115508536585714</text:p>
          </table:table-cell>
          <table:table-cell office:value-type="float" office:value="0.226013377835714" calcext:value-type="float">
            <text:p>0.226013377835714</text:p>
          </table:table-cell>
          <table:table-cell office:value-type="float" office:value="-0.349113724178571" calcext:value-type="float">
            <text:p>-0.349113724178571</text:p>
          </table:table-cell>
          <table:table-cell office:value-type="float" office:value="-0.224440886735714" calcext:value-type="float">
            <text:p>-0.224440886735714</text:p>
          </table:table-cell>
          <table:table-cell office:value-type="float" office:value="-0.271894364021429" calcext:value-type="float">
            <text:p>-0.271894364021429</text:p>
          </table:table-cell>
          <table:table-cell office:value-type="float" office:value="-0.0890923142071429" calcext:value-type="float">
            <text:p>-0.089092314207143</text:p>
          </table:table-cell>
          <table:table-cell office:value-type="float" office:value="-0.288590512421428" calcext:value-type="float">
            <text:p>-0.288590512421428</text:p>
          </table:table-cell>
          <table:table-cell office:value-type="float" office:value="0.237488992364286" calcext:value-type="float">
            <text:p>0.237488992364286</text:p>
          </table:table-cell>
          <table:table-cell office:value-type="float" office:value="0.410187222342857" calcext:value-type="float">
            <text:p>0.410187222342857</text:p>
          </table:table-cell>
          <table:table-cell office:value-type="float" office:value="-0.08648240395" calcext:value-type="float">
            <text:p>-0.08648240395</text:p>
          </table:table-cell>
          <table:table-cell office:value-type="float" office:value="0.127039665757143" calcext:value-type="float">
            <text:p>0.127039665757143</text:p>
          </table:table-cell>
          <table:table-cell office:value-type="float" office:value="-0.296078670364286" calcext:value-type="float">
            <text:p>-0.296078670364286</text:p>
          </table:table-cell>
          <table:table-cell office:value-type="float" office:value="-0.161699961685714" calcext:value-type="float">
            <text:p>-0.161699961685714</text:p>
          </table:table-cell>
          <table:table-cell office:value-type="float" office:value="-0.26960752845" calcext:value-type="float">
            <text:p>-0.26960752845</text:p>
          </table:table-cell>
          <table:table-cell office:value-type="float" office:value="-0.0822097300785715" calcext:value-type="float">
            <text:p>-0.082209730078572</text:p>
          </table:table-cell>
          <table:table-cell office:value-type="float" office:value="-0.457518477278571" calcext:value-type="float">
            <text:p>-0.457518477278571</text:p>
          </table:table-cell>
          <table:table-cell office:value-type="float" office:value="-0.33712461595" calcext:value-type="float">
            <text:p>-0.33712461595</text:p>
          </table:table-cell>
          <table:table-cell office:value-type="float" office:value="0.593464513442857" calcext:value-type="float">
            <text:p>0.59346451344285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40272032375" calcext:value-type="float">
            <text:p>0.140272032375</text:p>
          </table:table-cell>
          <table:table-cell office:value-type="float" office:value="0.328681622475" calcext:value-type="float">
            <text:p>0.328681622475</text:p>
          </table:table-cell>
          <table:table-cell office:value-type="float" office:value="0.8846412676" calcext:value-type="float">
            <text:p>0.8846412676</text:p>
          </table:table-cell>
          <table:table-cell office:value-type="float" office:value="0.705977382775" calcext:value-type="float">
            <text:p>0.705977382775</text:p>
          </table:table-cell>
          <table:table-cell office:value-type="float" office:value="0.224825592025" calcext:value-type="float">
            <text:p>0.224825592025</text:p>
          </table:table-cell>
          <table:table-cell office:value-type="float" office:value="0.1426871872" calcext:value-type="float">
            <text:p>0.1426871872</text:p>
          </table:table-cell>
          <table:table-cell office:value-type="float" office:value="0.406596417275" calcext:value-type="float">
            <text:p>0.406596417275</text:p>
          </table:table-cell>
          <table:table-cell office:value-type="float" office:value="0.550728385625" calcext:value-type="float">
            <text:p>0.550728385625</text:p>
          </table:table-cell>
          <table:table-cell office:value-type="float" office:value="0.3490732755" calcext:value-type="float">
            <text:p>0.3490732755</text:p>
          </table:table-cell>
          <table:table-cell office:value-type="float" office:value="0.3845022787" calcext:value-type="float">
            <text:p>0.3845022787</text:p>
          </table:table-cell>
          <table:table-cell office:value-type="float" office:value="0.15799379875" calcext:value-type="float">
            <text:p>0.15799379875</text:p>
          </table:table-cell>
          <table:table-cell office:value-type="float" office:value="0.418120744875" calcext:value-type="float">
            <text:p>0.418120744875</text:p>
          </table:table-cell>
          <table:table-cell office:value-type="float" office:value="0.317443459225" calcext:value-type="float">
            <text:p>0.317443459225</text:p>
          </table:table-cell>
          <table:table-cell office:value-type="float" office:value="0.190036650275" calcext:value-type="float">
            <text:p>0.190036650275</text:p>
          </table:table-cell>
          <table:table-cell office:value-type="float" office:value="0.3319056098" calcext:value-type="float">
            <text:p>0.3319056098</text:p>
          </table:table-cell>
          <table:table-cell office:value-type="float" office:value="0.581986083275" calcext:value-type="float">
            <text:p>0.581986083275</text:p>
          </table:table-cell>
          <table:table-cell office:value-type="float" office:value="0.27260119005" calcext:value-type="float">
            <text:p>0.27260119005</text:p>
          </table:table-cell>
          <table:table-cell office:value-type="float" office:value="0.337422994525" calcext:value-type="float">
            <text:p>0.337422994525</text:p>
          </table:table-cell>
          <table:table-cell office:value-type="float" office:value="0.3935430267" calcext:value-type="float">
            <text:p>0.3935430267</text:p>
          </table:table-cell>
          <table:table-cell office:value-type="float" office:value="0.4346766346" calcext:value-type="float">
            <text:p>0.4346766346</text:p>
          </table:table-cell>
          <table:table-cell office:value-type="float" office:value="0.41029684105" calcext:value-type="float">
            <text:p>0.41029684105</text:p>
          </table:table-cell>
          <table:table-cell office:value-type="float" office:value="0.528688408675" calcext:value-type="float">
            <text:p>0.528688408675</text:p>
          </table:table-cell>
          <table:table-cell office:value-type="float" office:value="0.2884579475" calcext:value-type="float">
            <text:p>0.2884579475</text:p>
          </table:table-cell>
          <table:table-cell office:value-type="float" office:value="0.378040229725" calcext:value-type="float">
            <text:p>0.378040229725</text:p>
          </table:table-cell>
          <table:table-cell office:value-type="float" office:value="0.51603559255" calcext:value-type="float">
            <text:p>0.51603559255</text:p>
          </table:table-cell>
          <table:table-cell office:value-type="float" office:value="1.68101634285" calcext:value-type="float">
            <text:p>1.6810163428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14422719997652" calcext:value-type="float">
            <text:p>-0.814422719997652</text:p>
          </table:table-cell>
          <table:table-cell office:value-type="float" office:value="-0.840287087177841" calcext:value-type="float">
            <text:p>-0.840287087177841</text:p>
          </table:table-cell>
          <table:table-cell office:value-type="float" office:value="0.812415380443561" calcext:value-type="float">
            <text:p>0.812415380443561</text:p>
          </table:table-cell>
          <table:table-cell office:value-type="float" office:value="-0.136164374019571" calcext:value-type="float">
            <text:p>-0.136164374019571</text:p>
          </table:table-cell>
          <table:table-cell office:value-type="float" office:value="-0.440523737093127" calcext:value-type="float">
            <text:p>-0.440523737093127</text:p>
          </table:table-cell>
          <table:table-cell office:value-type="float" office:value="-0.551833672874018" calcext:value-type="float">
            <text:p>-0.551833672874018</text:p>
          </table:table-cell>
          <table:table-cell office:value-type="float" office:value="-0.200131095697752" calcext:value-type="float">
            <text:p>-0.200131095697752</text:p>
          </table:table-cell>
          <table:table-cell office:value-type="float" office:value="0.283789721141258" calcext:value-type="float">
            <text:p>0.283789721141258</text:p>
          </table:table-cell>
          <table:table-cell office:value-type="float" office:value="-0.206679417641852" calcext:value-type="float">
            <text:p>-0.206679417641852</text:p>
          </table:table-cell>
          <table:table-cell office:value-type="float" office:value="0.035156719908075" calcext:value-type="float">
            <text:p>0.035156719908075</text:p>
          </table:table-cell>
          <table:table-cell office:value-type="float" office:value="-0.424281414323367" calcext:value-type="float">
            <text:p>-0.424281414323367</text:p>
          </table:table-cell>
          <table:table-cell office:value-type="float" office:value="-0.385796307685086" calcext:value-type="float">
            <text:p>-0.385796307685086</text:p>
          </table:table-cell>
          <table:table-cell office:value-type="float" office:value="-0.372662910394636" calcext:value-type="float">
            <text:p>-0.372662910394636</text:p>
          </table:table-cell>
          <table:table-cell office:value-type="float" office:value="-0.105942065123356" calcext:value-type="float">
            <text:p>-0.105942065123356</text:p>
          </table:table-cell>
          <table:table-cell office:value-type="float" office:value="-0.430443943792372" calcext:value-type="float">
            <text:p>-0.430443943792372</text:p>
          </table:table-cell>
          <table:table-cell office:value-type="float" office:value="0.0456108158248361" calcext:value-type="float">
            <text:p>0.045610815824836</text:p>
          </table:table-cell>
          <table:table-cell office:value-type="float" office:value="0.139590374518679" calcext:value-type="float">
            <text:p>0.139590374518679</text:p>
          </table:table-cell>
          <table:table-cell office:value-type="float" office:value="-0.1921688751495" calcext:value-type="float">
            <text:p>-0.1921688751495</text:p>
          </table:table-cell>
          <table:table-cell office:value-type="float" office:value="-0.171993866807052" calcext:value-type="float">
            <text:p>-0.171993866807052</text:p>
          </table:table-cell>
          <table:table-cell office:value-type="float" office:value="-0.440001167743809" calcext:value-type="float">
            <text:p>-0.440001167743809</text:p>
          </table:table-cell>
          <table:table-cell office:value-type="float" office:value="-0.359469138218075" calcext:value-type="float">
            <text:p>-0.359469138218075</text:p>
          </table:table-cell>
          <table:table-cell office:value-type="float" office:value="-0.523194265778879" calcext:value-type="float">
            <text:p>-0.523194265778879</text:p>
          </table:table-cell>
          <table:table-cell office:value-type="float" office:value="-0.158463946332723" calcext:value-type="float">
            <text:p>-0.158463946332723</text:p>
          </table:table-cell>
          <table:table-cell office:value-type="float" office:value="-0.581090551673984" calcext:value-type="float">
            <text:p>-0.581090551673984</text:p>
          </table:table-cell>
          <table:table-cell office:value-type="float" office:value="-0.615254468137405" calcext:value-type="float">
            <text:p>-0.615254468137405</text:p>
          </table:table-cell>
          <table:table-cell office:value-type="float" office:value="-0.705354709280321" calcext:value-type="float">
            <text:p>-0.70535470928032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96706388402348" calcext:value-type="float">
            <text:p>-0.696706388402348</text:p>
          </table:table-cell>
          <table:table-cell office:value-type="float" office:value="-0.564457371122159" calcext:value-type="float">
            <text:p>-0.564457371122159</text:p>
          </table:table-cell>
          <table:table-cell office:value-type="float" office:value="1.55480659725644" calcext:value-type="float">
            <text:p>1.55480659725644</text:p>
          </table:table-cell>
          <table:table-cell office:value-type="float" office:value="0.456292057119571" calcext:value-type="float">
            <text:p>0.456292057119571</text:p>
          </table:table-cell>
          <table:table-cell office:value-type="float" office:value="-0.251850032906873" calcext:value-type="float">
            <text:p>-0.251850032906873</text:p>
          </table:table-cell>
          <table:table-cell office:value-type="float" office:value="-0.432090542625982" calcext:value-type="float">
            <text:p>-0.432090542625982</text:p>
          </table:table-cell>
          <table:table-cell office:value-type="float" office:value="0.141084739497752" calcext:value-type="float">
            <text:p>0.141084739497752</text:p>
          </table:table-cell>
          <table:table-cell office:value-type="float" office:value="0.745961147358742" calcext:value-type="float">
            <text:p>0.745961147358742</text:p>
          </table:table-cell>
          <table:table-cell office:value-type="float" office:value="0.0862629797418516" calcext:value-type="float">
            <text:p>0.086262979741852</text:p>
          </table:table-cell>
          <table:table-cell office:value-type="float" office:value="0.357831147391925" calcext:value-type="float">
            <text:p>0.357831147391925</text:p>
          </table:table-cell>
          <table:table-cell office:value-type="float" office:value="-0.291692971076633" calcext:value-type="float">
            <text:p>-0.291692971076633</text:p>
          </table:table-cell>
          <table:table-cell office:value-type="float" office:value="-0.0349092533149145" calcext:value-type="float">
            <text:p>-0.034909253314915</text:p>
          </table:table-cell>
          <table:table-cell office:value-type="float" office:value="-0.106264264305364" calcext:value-type="float">
            <text:p>-0.106264264305364</text:p>
          </table:table-cell>
          <table:table-cell office:value-type="float" office:value="0.0535367487233565" calcext:value-type="float">
            <text:p>0.053536748723357</text:p>
          </table:table-cell>
          <table:table-cell office:value-type="float" office:value="-0.151908656607628" calcext:value-type="float">
            <text:p>-0.151908656607628</text:p>
          </table:table-cell>
          <table:table-cell office:value-type="float" office:value="0.534013711275164" calcext:value-type="float">
            <text:p>0.534013711275164</text:p>
          </table:table-cell>
          <table:table-cell office:value-type="float" office:value="0.368357374881321" calcext:value-type="float">
            <text:p>0.368357374881321</text:p>
          </table:table-cell>
          <table:table-cell office:value-type="float" office:value="0.0909966029495003" calcext:value-type="float">
            <text:p>0.0909966029495</text:p>
          </table:table-cell>
          <table:table-cell office:value-type="float" office:value="0.158267559107052" calcext:value-type="float">
            <text:p>0.158267559107052</text:p>
          </table:table-cell>
          <table:table-cell office:value-type="float" office:value="-0.0752204057561907" calcext:value-type="float">
            <text:p>-0.075220405756191</text:p>
          </table:table-cell>
          <table:table-cell office:value-type="float" office:value="-0.0151479062819249" calcext:value-type="float">
            <text:p>-0.015147906281925</text:p>
          </table:table-cell>
          <table:table-cell office:value-type="float" office:value="-0.0795187948211213" calcext:value-type="float">
            <text:p>-0.079518794821121</text:p>
          </table:table-cell>
          <table:table-cell office:value-type="float" office:value="0.0836100496327235" calcext:value-type="float">
            <text:p>0.083610049632724</text:p>
          </table:table-cell>
          <table:table-cell office:value-type="float" office:value="-0.263839077626016" calcext:value-type="float">
            <text:p>-0.263839077626016</text:p>
          </table:table-cell>
          <table:table-cell office:value-type="float" office:value="-0.182197244262595" calcext:value-type="float">
            <text:p>-0.182197244262595</text:p>
          </table:table-cell>
          <table:table-cell office:value-type="float" office:value="0.705354709280321" calcext:value-type="float">
            <text:p>0.70535470928032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6475122985" calcext:value-type="float">
            <text:p>-0.6475122985</text:p>
          </table:table-cell>
          <table:table-cell office:value-type="float" office:value="0" calcext:value-type="float">
            <text:p>0</text:p>
          </table:table-cell>
          <table:table-cell office:value-type="float" office:value="1.6202474886" calcext:value-type="float">
            <text:p>1.6202474886</text:p>
          </table:table-cell>
          <table:table-cell office:value-type="float" office:value="1.2327818" calcext:value-type="float">
            <text:p>1.2327818</text:p>
          </table:table-cell>
          <table:table-cell office:value-type="float" office:value="0" calcext:value-type="float">
            <text:p>0</text:p>
          </table:table-cell>
          <table:table-cell office:value-type="float" office:value="-0.4289304794" calcext:value-type="float">
            <text:p>-0.4289304794</text:p>
          </table:table-cell>
          <table:table-cell office:value-type="float" office:value="0.3673199821" calcext:value-type="float">
            <text:p>0.3673199821</text:p>
          </table:table-cell>
          <table:table-cell office:value-type="float" office:value="1.0433333333" calcext:value-type="float">
            <text:p>1.0433333333</text:p>
          </table:table-cell>
          <table:table-cell office:value-type="float" office:value="0.4781345611" calcext:value-type="float">
            <text:p>0.4781345611</text:p>
          </table:table-cell>
          <table:table-cell office:value-type="float" office:value="0.6159270071" calcext:value-type="float">
            <text:p>0.6159270071</text:p>
          </table:table-cell>
          <table:table-cell office:value-type="float" office:value="-0.1112044269" calcext:value-type="float">
            <text:p>-0.1112044269</text:p>
          </table:table-cell>
          <table:table-cell office:value-type="float" office:value="0.091612" calcext:value-type="float">
            <text:p>0.091612</text:p>
          </table:table-cell>
          <table:table-cell office:value-type="float" office:value="0.0345665725" calcext:value-type="float">
            <text:p>0.0345665725</text:p>
          </table:table-cell>
          <table:table-cell office:value-type="float" office:value="0.1680675307" calcext:value-type="float">
            <text:p>0.1680675307</text:p>
          </table:table-cell>
          <table:table-cell office:value-type="float" office:value="0" calcext:value-type="float">
            <text:p>0</text:p>
          </table:table-cell>
          <table:table-cell office:value-type="float" office:value="0.7801124009" calcext:value-type="float">
            <text:p>0.7801124009</text:p>
          </table:table-cell>
          <table:table-cell office:value-type="float" office:value="0.505019" calcext:value-type="float">
            <text:p>0.505019</text:p>
          </table:table-cell>
          <table:table-cell office:value-type="float" office:value="0.0589642677" calcext:value-type="float">
            <text:p>0.0589642677</text:p>
          </table:table-cell>
          <table:table-cell office:value-type="float" office:value="0.4573843205" calcext:value-type="float">
            <text:p>0.4573843205</text:p>
          </table:table-cell>
          <table:table-cell office:value-type="float" office:value="0.0757435328" calcext:value-type="float">
            <text:p>0.0757435328</text:p>
          </table:table-cell>
          <table:table-cell office:value-type="float" office:value="0.3775594925" calcext:value-type="float">
            <text:p>0.3775594925</text:p>
          </table:table-cell>
          <table:table-cell office:value-type="float" office:value="0.384448" calcext:value-type="float">
            <text:p>0.384448</text:p>
          </table:table-cell>
          <table:table-cell office:value-type="float" office:value="0.28732" calcext:value-type="float">
            <text:p>0.28732</text:p>
          </table:table-cell>
          <table:table-cell office:value-type="float" office:value="0" calcext:value-type="float">
            <text:p>0</text:p>
          </table:table-cell>
          <table:table-cell office:value-type="float" office:value="0.0861268121" calcext:value-type="float">
            <text:p>0.0861268121</text:p>
          </table:table-cell>
          <table:table-cell office:value-type="float" office:value="3.118603244" calcext:value-type="float">
            <text:p>3.118603244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925051875" calcext:value-type="float">
            <text:p>-0.925051875</text:p>
          </table:table-cell>
          <table:table-cell office:value-type="float" office:value="-0.8772040096" calcext:value-type="float">
            <text:p>-0.8772040096</text:p>
          </table:table-cell>
          <table:table-cell office:value-type="float" office:value="0" calcext:value-type="float">
            <text:p>0</text:p>
          </table:table-cell>
          <table:table-cell office:value-type="float" office:value="-0.2599922977" calcext:value-type="float">
            <text:p>-0.2599922977</text:p>
          </table:table-cell>
          <table:table-cell office:value-type="float" office:value="-0.7910754706" calcext:value-type="float">
            <text:p>-0.7910754706</text:p>
          </table:table-cell>
          <table:table-cell office:value-type="float" office:value="-0.79546472" calcext:value-type="float">
            <text:p>-0.79546472</text:p>
          </table:table-cell>
          <table:table-cell office:value-type="float" office:value="-0.3284865783" calcext:value-type="float">
            <text:p>-0.3284865783</text:p>
          </table:table-cell>
          <table:table-cell office:value-type="float" office:value="-0.098532477" calcext:value-type="float">
            <text:p>-0.098532477</text:p>
          </table:table-cell>
          <table:table-cell office:value-type="float" office:value="-0.7011546662" calcext:value-type="float">
            <text:p>-0.7011546662</text:p>
          </table:table-cell>
          <table:table-cell office:value-type="float" office:value="-0.0607044783" calcext:value-type="float">
            <text:p>-0.0607044783</text:p>
          </table:table-cell>
          <table:table-cell office:value-type="float" office:value="-0.509970375" calcext:value-type="float">
            <text:p>-0.509970375</text:p>
          </table:table-cell>
          <table:table-cell office:value-type="float" office:value="-0.5575119917" calcext:value-type="float">
            <text:p>-0.5575119917</text:p>
          </table:table-cell>
          <table:table-cell office:value-type="float" office:value="-0.7827226237" calcext:value-type="float">
            <text:p>-0.7827226237</text:p>
          </table:table-cell>
          <table:table-cell office:value-type="float" office:value="-0.3528943764" calcext:value-type="float">
            <text:p>-0.3528943764</text:p>
          </table:table-cell>
          <table:table-cell office:value-type="float" office:value="-0.713327545" calcext:value-type="float">
            <text:p>-0.713327545</text:p>
          </table:table-cell>
          <table:table-cell office:value-type="float" office:value="-0.2547871111" calcext:value-type="float">
            <text:p>-0.2547871111</text:p>
          </table:table-cell>
          <table:table-cell office:value-type="float" office:value="-0.0519502941" calcext:value-type="float">
            <text:p>-0.0519502941</text:p>
          </table:table-cell>
          <table:table-cell office:value-type="float" office:value="-0.5989755547" calcext:value-type="float">
            <text:p>-0.5989755547</text:p>
          </table:table-cell>
          <table:table-cell office:value-type="float" office:value="-0.4063726" calcext:value-type="float">
            <text:p>-0.4063726</text:p>
          </table:table-cell>
          <table:table-cell office:value-type="float" office:value="-0.8682368182" calcext:value-type="float">
            <text:p>-0.8682368182</text:p>
          </table:table-cell>
          <table:table-cell office:value-type="float" office:value="-0.5365609607" calcext:value-type="float">
            <text:p>-0.5365609607</text:p>
          </table:table-cell>
          <table:table-cell office:value-type="float" office:value="-0.7426798552" calcext:value-type="float">
            <text:p>-0.7426798552</text:p>
          </table:table-cell>
          <table:table-cell office:value-type="float" office:value="-0.4518082702" calcext:value-type="float">
            <text:p>-0.4518082702</text:p>
          </table:table-cell>
          <table:table-cell office:value-type="float" office:value="-0.9119526263" calcext:value-type="float">
            <text:p>-0.9119526263</text:p>
          </table:table-cell>
          <table:table-cell office:value-type="float" office:value="-0.707796" calcext:value-type="float">
            <text:p>-0.707796</text:p>
          </table:table-cell>
          <table:table-cell office:value-type="float" office:value="-0.3328907541" calcext:value-type="float">
            <text:p>-0.332890754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number-columns-repeated="4" office:value-type="string" calcext:value-type="string">
            <text:p><text:s/>[]</text:p>
          </table:table-cell>
          <table:table-cell office:value-type="string" calcext:value-type="string">
            <text:p><text:s/>[-0.8492636 <text:s/>0. <text:s text:c="6"/>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-0.8327968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-0.70254867 <text:s/>0. <text:s text:c="7"/>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-0.5993642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2.633384 <text:s text:c="2"/>0.89901925]</text:p>
          </table:table-cell>
          <table:table-cell office:value-type="string" calcext:value-type="string">
            <text:p><text:s/>[1.13524167]</text:p>
          </table:table-cell>
          <table:table-cell office:value-type="string" calcext:value-type="string">
            <text:p><text:s/>[1.739535]</text:p>
          </table:table-cell>
          <table:table-cell table:number-columns-repeated="7" office:value-type="string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17547184175" calcext:value-type="float">
            <text:p>-0.817547184175</text:p>
          </table:table-cell>
          <table:table-cell office:value-type="float" office:value="-0.78112168785" calcext:value-type="float">
            <text:p>-0.78112168785</text:p>
          </table:table-cell>
          <table:table-cell office:value-type="float" office:value="0.5039101299" calcext:value-type="float">
            <text:p>0.5039101299</text:p>
          </table:table-cell>
          <table:table-cell office:value-type="float" office:value="0" calcext:value-type="float">
            <text:p>0</text:p>
          </table:table-cell>
          <table:table-cell office:value-type="float" office:value="-0.48182194525" calcext:value-type="float">
            <text:p>-0.48182194525</text:p>
          </table:table-cell>
          <table:table-cell office:value-type="float" office:value="-0.584851723525" calcext:value-type="float">
            <text:p>-0.584851723525</text:p>
          </table:table-cell>
          <table:table-cell office:value-type="float" office:value="-0.215820367275" calcext:value-type="float">
            <text:p>-0.215820367275</text:p>
          </table:table-cell>
          <table:table-cell office:value-type="float" office:value="0.1438206393" calcext:value-type="float">
            <text:p>0.1438206393</text:p>
          </table:table-cell>
          <table:table-cell office:value-type="float" office:value="-0.273322479325" calcext:value-type="float">
            <text:p>-0.273322479325</text:p>
          </table:table-cell>
          <table:table-cell office:value-type="float" office:value="0.011739379475" calcext:value-type="float">
            <text:p>0.011739379475</text:p>
          </table:table-cell>
          <table:table-cell office:value-type="float" office:value="-0.4432572255" calcext:value-type="float">
            <text:p>-0.4432572255</text:p>
          </table:table-cell>
          <table:table-cell office:value-type="float" office:value="-0.424892203725" calcext:value-type="float">
            <text:p>-0.424892203725</text:p>
          </table:table-cell>
          <table:table-cell office:value-type="float" office:value="-0.410078649525" calcext:value-type="float">
            <text:p>-0.410078649525</text:p>
          </table:table-cell>
          <table:table-cell office:value-type="float" office:value="-0.171508452425" calcext:value-type="float">
            <text:p>-0.171508452425</text:p>
          </table:table-cell>
          <table:table-cell office:value-type="float" office:value="-0.43394882625" calcext:value-type="float">
            <text:p>-0.43394882625</text:p>
          </table:table-cell>
          <table:table-cell office:value-type="float" office:value="-0.07435146685" calcext:value-type="float">
            <text:p>-0.07435146685</text:p>
          </table:table-cell>
          <table:table-cell office:value-type="float" office:value="0.041444950925" calcext:value-type="float">
            <text:p>0.041444950925</text:p>
          </table:table-cell>
          <table:table-cell office:value-type="float" office:value="-0.337422994525" calcext:value-type="float">
            <text:p>-0.337422994525</text:p>
          </table:table-cell>
          <table:table-cell office:value-type="float" office:value="-0.1311124875" calcext:value-type="float">
            <text:p>-0.1311124875</text:p>
          </table:table-cell>
          <table:table-cell office:value-type="float" office:value="-0.446739517975" calcext:value-type="float">
            <text:p>-0.446739517975</text:p>
          </table:table-cell>
          <table:table-cell office:value-type="float" office:value="-0.41029684105" calcext:value-type="float">
            <text:p>-0.41029684105</text:p>
          </table:table-cell>
          <table:table-cell office:value-type="float" office:value="-0.528688408675" calcext:value-type="float">
            <text:p>-0.528688408675</text:p>
          </table:table-cell>
          <table:table-cell office:value-type="float" office:value="-0.22711868545" calcext:value-type="float">
            <text:p>-0.22711868545</text:p>
          </table:table-cell>
          <table:table-cell office:value-type="float" office:value="-0.614431787" calcext:value-type="float">
            <text:p>-0.614431787</text:p>
          </table:table-cell>
          <table:table-cell office:value-type="float" office:value="-0.5953408587" calcext:value-type="float">
            <text:p>-0.5953408587</text:p>
          </table:table-cell>
          <table:table-cell office:value-type="float" office:value="-0.266161789825" calcext:value-type="float">
            <text:p>-0.2661617898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555645542" calcext:value-type="float">
            <text:p>-0.7555645542</text:p>
          </table:table-cell>
          <table:table-cell office:value-type="float" office:value="-0.70237222915" calcext:value-type="float">
            <text:p>-0.70237222915</text:p>
          </table:table-cell>
          <table:table-cell office:value-type="float" office:value="1.18361098885" calcext:value-type="float">
            <text:p>1.18361098885</text:p>
          </table:table-cell>
          <table:table-cell office:value-type="float" office:value="0.16006384155" calcext:value-type="float">
            <text:p>0.16006384155</text:p>
          </table:table-cell>
          <table:table-cell office:value-type="float" office:value="-0.346186885" calcext:value-type="float">
            <text:p>-0.346186885</text:p>
          </table:table-cell>
          <table:table-cell office:value-type="float" office:value="-0.49196210775" calcext:value-type="float">
            <text:p>-0.49196210775</text:p>
          </table:table-cell>
          <table:table-cell office:value-type="float" office:value="-0.0295231781" calcext:value-type="float">
            <text:p>-0.0295231781</text:p>
          </table:table-cell>
          <table:table-cell office:value-type="float" office:value="0.51487543425" calcext:value-type="float">
            <text:p>0.51487543425</text:p>
          </table:table-cell>
          <table:table-cell office:value-type="float" office:value="-0.06020821895" calcext:value-type="float">
            <text:p>-0.06020821895</text:p>
          </table:table-cell>
          <table:table-cell office:value-type="float" office:value="0.19649393365" calcext:value-type="float">
            <text:p>0.19649393365</text:p>
          </table:table-cell>
          <table:table-cell office:value-type="float" office:value="-0.3579871927" calcext:value-type="float">
            <text:p>-0.3579871927</text:p>
          </table:table-cell>
          <table:table-cell office:value-type="float" office:value="-0.2103527805" calcext:value-type="float">
            <text:p>-0.2103527805</text:p>
          </table:table-cell>
          <table:table-cell office:value-type="float" office:value="-0.23946358735" calcext:value-type="float">
            <text:p>-0.23946358735</text:p>
          </table:table-cell>
          <table:table-cell office:value-type="float" office:value="-0.0262026582" calcext:value-type="float">
            <text:p>-0.0262026582</text:p>
          </table:table-cell>
          <table:table-cell office:value-type="float" office:value="-0.2911763002" calcext:value-type="float">
            <text:p>-0.2911763002</text:p>
          </table:table-cell>
          <table:table-cell office:value-type="float" office:value="0.28981226355" calcext:value-type="float">
            <text:p>0.28981226355</text:p>
          </table:table-cell>
          <table:table-cell office:value-type="float" office:value="0.2539738747" calcext:value-type="float">
            <text:p>0.2539738747</text:p>
          </table:table-cell>
          <table:table-cell office:value-type="float" office:value="-0.0505861361" calcext:value-type="float">
            <text:p>-0.0505861361</text:p>
          </table:table-cell>
          <table:table-cell office:value-type="float" office:value="-0.00686315385" calcext:value-type="float">
            <text:p>-0.00686315385</text:p>
          </table:table-cell>
          <table:table-cell office:value-type="float" office:value="-0.25761078675" calcext:value-type="float">
            <text:p>-0.25761078675</text:p>
          </table:table-cell>
          <table:table-cell office:value-type="float" office:value="-0.18730852225" calcext:value-type="float">
            <text:p>-0.18730852225</text:p>
          </table:table-cell>
          <table:table-cell office:value-type="float" office:value="-0.3013565303" calcext:value-type="float">
            <text:p>-0.3013565303</text:p>
          </table:table-cell>
          <table:table-cell office:value-type="float" office:value="-0.03742694835" calcext:value-type="float">
            <text:p>-0.03742694835</text:p>
          </table:table-cell>
          <table:table-cell office:value-type="float" office:value="-0.42246481465" calcext:value-type="float">
            <text:p>-0.42246481465</text:p>
          </table:table-cell>
          <table:table-cell office:value-type="float" office:value="-0.3987258562" calcext:value-type="float">
            <text:p>-0.3987258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772751518" calcext:value-type="float">
            <text:p>-0.6772751518</text:p>
          </table:table-cell>
          <table:table-cell office:value-type="float" office:value="-0.452440065375" calcext:value-type="float">
            <text:p>-0.452440065375</text:p>
          </table:table-cell>
          <table:table-cell office:value-type="float" office:value="1.3885513975" calcext:value-type="float">
            <text:p>1.3885513975</text:p>
          </table:table-cell>
          <table:table-cell office:value-type="float" office:value="0.705977382775" calcext:value-type="float">
            <text:p>0.705977382775</text:p>
          </table:table-cell>
          <table:table-cell office:value-type="float" office:value="-0.256996353225" calcext:value-type="float">
            <text:p>-0.256996353225</text:p>
          </table:table-cell>
          <table:table-cell office:value-type="float" office:value="-0.442164536325" calcext:value-type="float">
            <text:p>-0.442164536325</text:p>
          </table:table-cell>
          <table:table-cell office:value-type="float" office:value="0.19077605" calcext:value-type="float">
            <text:p>0.19077605</text:p>
          </table:table-cell>
          <table:table-cell office:value-type="float" office:value="0.694549024925" calcext:value-type="float">
            <text:p>0.694549024925</text:p>
          </table:table-cell>
          <table:table-cell office:value-type="float" office:value="0.075750796175" calcext:value-type="float">
            <text:p>0.075750796175</text:p>
          </table:table-cell>
          <table:table-cell office:value-type="float" office:value="0.396241658175" calcext:value-type="float">
            <text:p>0.396241658175</text:p>
          </table:table-cell>
          <table:table-cell office:value-type="float" office:value="-0.28526342675" calcext:value-type="float">
            <text:p>-0.28526342675</text:p>
          </table:table-cell>
          <table:table-cell office:value-type="float" office:value="-0.00677145885" calcext:value-type="float">
            <text:p>-0.00677145885</text:p>
          </table:table-cell>
          <table:table-cell office:value-type="float" office:value="-0.0926351903" calcext:value-type="float">
            <text:p>-0.0926351903</text:p>
          </table:table-cell>
          <table:table-cell office:value-type="float" office:value="0.01852819785" calcext:value-type="float">
            <text:p>0.01852819785</text:p>
          </table:table-cell>
          <table:table-cell office:value-type="float" office:value="-0.10204321645" calcext:value-type="float">
            <text:p>-0.10204321645</text:p>
          </table:table-cell>
          <table:table-cell office:value-type="float" office:value="0.507634616425" calcext:value-type="float">
            <text:p>0.507634616425</text:p>
          </table:table-cell>
          <table:table-cell office:value-type="float" office:value="0.314046140975" calcext:value-type="float">
            <text:p>0.314046140975</text:p>
          </table:table-cell>
          <table:table-cell office:value-type="float" office:value="0" calcext:value-type="float">
            <text:p>0</text:p>
          </table:table-cell>
          <table:table-cell office:value-type="float" office:value="0.2624305392" calcext:value-type="float">
            <text:p>0.2624305392</text:p>
          </table:table-cell>
          <table:table-cell office:value-type="float" office:value="-0.012062883375" calcext:value-type="float">
            <text:p>-0.012062883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33926205" calcext:value-type="float">
            <text:p>0.06133926205</text:p>
          </table:table-cell>
          <table:table-cell office:value-type="float" office:value="-0.236391557275" calcext:value-type="float">
            <text:p>-0.236391557275</text:p>
          </table:table-cell>
          <table:table-cell office:value-type="float" office:value="-0.07930526615" calcext:value-type="float">
            <text:p>-0.07930526615</text:p>
          </table:table-cell>
          <table:table-cell office:value-type="float" office:value="1.414854553025" calcext:value-type="float">
            <text:p>1.41485455302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egion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iqr </text:p>
          </table:table-cell>
          <table:table-cell office:value-type="string" calcext:value-type="string">
            <text:p>cilo </text:p>
          </table:table-cell>
          <table:table-cell office:value-type="string" calcext:value-type="string">
            <text:p>cihi </text:p>
          </table:table-cell>
          <table:table-cell office:value-type="string" calcext:value-type="string">
            <text:p>whishi </text:p>
          </table:table-cell>
          <table:table-cell office:value-type="string" calcext:value-type="string">
            <text:p>whislo </text:p>
          </table:table-cell>
          <table:table-cell office:value-type="string" calcext:value-type="string">
            <text:p>fliers </text:p>
          </table:table-cell>
          <table:table-cell office:value-type="string" calcext:value-type="string">
            <text:p>q1 </text:p>
          </table:table-cell>
          <table:table-cell office:value-type="string" calcext:value-type="string">
            <text:p>med </text:p>
          </table:table-cell>
          <table:table-cell office:value-type="string" calcext:value-type="string">
            <text:p>q3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rra-Meissner-Kreis</text:p>
          </table:table-cell>
          <table:table-cell office:value-type="float" office:value="0.593464513442857" calcext:value-type="float">
            <text:p>0.593464513442857</text:p>
          </table:table-cell>
          <table:table-cell office:value-type="float" office:value="1.68101634285" calcext:value-type="float">
            <text:p>1.68101634285</text:p>
          </table:table-cell>
          <table:table-cell office:value-type="float" office:value="-0.705354709280321" calcext:value-type="float">
            <text:p>-0.705354709280321</text:p>
          </table:table-cell>
          <table:table-cell office:value-type="float" office:value="0.705354709280321" calcext:value-type="float">
            <text:p>0.705354709280321</text:p>
          </table:table-cell>
          <table:table-cell office:value-type="float" office:value="3.118603244" calcext:value-type="float">
            <text:p>3.118603244</text:p>
          </table:table-cell>
          <table:table-cell office:value-type="float" office:value="-0.3328907541" calcext:value-type="float">
            <text:p>-0.3328907541</text:p>
          </table:table-cell>
          <table:table-cell office:value-type="string" calcext:value-type="string">
            <text:p><text:s/>[]</text:p>
          </table:table-cell>
          <table:table-cell office:value-type="float" office:value="-0.266161789825" calcext:value-type="float">
            <text:p>-0.266161789825</text:p>
          </table:table-cell>
          <table:table-cell office:value-type="float" office:value="0" calcext:value-type="float">
            <text:p>0</text:p>
          </table:table-cell>
          <table:table-cell office:value-type="float" office:value="1.414854553025" calcext:value-type="float">
            <text:p>1.4148545530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-City</text:p>
          </table:table-cell>
          <table:table-cell office:value-type="float" office:value="-0.33712461595" calcext:value-type="float">
            <text:p>-0.33712461595</text:p>
          </table:table-cell>
          <table:table-cell office:value-type="float" office:value="0.51603559255" calcext:value-type="float">
            <text:p>0.51603559255</text:p>
          </table:table-cell>
          <table:table-cell office:value-type="float" office:value="-0.615254468137405" calcext:value-type="float">
            <text:p>-0.615254468137405</text:p>
          </table:table-cell>
          <table:table-cell office:value-type="float" office:value="-0.182197244262595" calcext:value-type="float">
            <text:p>-0.182197244262595</text:p>
          </table:table-cell>
          <table:table-cell office:value-type="float" office:value="0.0861268121" calcext:value-type="float">
            <text:p>0.0861268121</text:p>
          </table:table-cell>
          <table:table-cell office:value-type="float" office:value="-0.707796" calcext:value-type="float">
            <text:p>-0.707796</text:p>
          </table:table-cell>
          <table:table-cell office:value-type="string" calcext:value-type="string">
            <text:p><text:s/>[]</text:p>
          </table:table-cell>
          <table:table-cell office:value-type="float" office:value="-0.5953408587" calcext:value-type="float">
            <text:p>-0.5953408587</text:p>
          </table:table-cell>
          <table:table-cell office:value-type="float" office:value="-0.3987258562" calcext:value-type="float">
            <text:p>-0.3987258562</text:p>
          </table:table-cell>
          <table:table-cell office:value-type="float" office:value="-0.07930526615" calcext:value-type="float">
            <text:p>-0.0793052661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</text:p>
          </table:table-cell>
          <table:table-cell office:value-type="float" office:value="-0.457518477278571" calcext:value-type="float">
            <text:p>-0.457518477278571</text:p>
          </table:table-cell>
          <table:table-cell office:value-type="float" office:value="0.378040229725" calcext:value-type="float">
            <text:p>0.378040229725</text:p>
          </table:table-cell>
          <table:table-cell office:value-type="float" office:value="-0.581090551673984" calcext:value-type="float">
            <text:p>-0.581090551673984</text:p>
          </table:table-cell>
          <table:table-cell office:value-type="float" office:value="-0.263839077626016" calcext:value-type="float">
            <text:p>-0.263839077626016</text:p>
          </table:table-cell>
          <table:table-cell office:value-type="float" office:value="0" calcext:value-type="float">
            <text:p>0</text:p>
          </table:table-cell>
          <table:table-cell office:value-type="float" office:value="-0.9119526263" calcext:value-type="float">
            <text:p>-0.9119526263</text:p>
          </table:table-cell>
          <table:table-cell office:value-type="string" calcext:value-type="string">
            <text:p><text:s/>[]</text:p>
          </table:table-cell>
          <table:table-cell office:value-type="float" office:value="-0.614431787" calcext:value-type="float">
            <text:p>-0.614431787</text:p>
          </table:table-cell>
          <table:table-cell office:value-type="float" office:value="-0.42246481465" calcext:value-type="float">
            <text:p>-0.42246481465</text:p>
          </table:table-cell>
          <table:table-cell office:value-type="float" office:value="-0.236391557275" calcext:value-type="float">
            <text:p>-0.2363915572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aldeck-Frankenberg</text:p>
          </table:table-cell>
          <table:table-cell office:value-type="float" office:value="-0.0822097300785715" calcext:value-type="float">
            <text:p>-0.082209730078572</text:p>
          </table:table-cell>
          <table:table-cell office:value-type="float" office:value="0.2884579475" calcext:value-type="float">
            <text:p>0.2884579475</text:p>
          </table:table-cell>
          <table:table-cell office:value-type="float" office:value="-0.158463946332723" calcext:value-type="float">
            <text:p>-0.158463946332723</text:p>
          </table:table-cell>
          <table:table-cell office:value-type="float" office:value="0.0836100496327235" calcext:value-type="float">
            <text:p>0.083610049632724</text:p>
          </table:table-cell>
          <table:table-cell office:value-type="float" office:value="0.28732" calcext:value-type="float">
            <text:p>0.28732</text:p>
          </table:table-cell>
          <table:table-cell office:value-type="float" office:value="-0.4518082702" calcext:value-type="float">
            <text:p>-0.4518082702</text:p>
          </table:table-cell>
          <table:table-cell office:value-type="string" calcext:value-type="string">
            <text:p><text:s/>[]</text:p>
          </table:table-cell>
          <table:table-cell office:value-type="float" office:value="-0.22711868545" calcext:value-type="float">
            <text:p>-0.22711868545</text:p>
          </table:table-cell>
          <table:table-cell office:value-type="float" office:value="-0.03742694835" calcext:value-type="float">
            <text:p>-0.03742694835</text:p>
          </table:table-cell>
          <table:table-cell office:value-type="float" office:value="0.06133926205" calcext:value-type="float">
            <text:p>0.061339262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ersfeld-Rotenburg</text:p>
          </table:table-cell>
          <table:table-cell office:value-type="float" office:value="-0.26960752845" calcext:value-type="float">
            <text:p>-0.26960752845</text:p>
          </table:table-cell>
          <table:table-cell office:value-type="float" office:value="0.528688408675" calcext:value-type="float">
            <text:p>0.528688408675</text:p>
          </table:table-cell>
          <table:table-cell office:value-type="float" office:value="-0.523194265778879" calcext:value-type="float">
            <text:p>-0.523194265778879</text:p>
          </table:table-cell>
          <table:table-cell office:value-type="float" office:value="-0.0795187948211213" calcext:value-type="float">
            <text:p>-0.079518794821121</text:p>
          </table:table-cell>
          <table:table-cell office:value-type="float" office:value="0.384448" calcext:value-type="float">
            <text:p>0.384448</text:p>
          </table:table-cell>
          <table:table-cell office:value-type="float" office:value="-0.7426798552" calcext:value-type="float">
            <text:p>-0.7426798552</text:p>
          </table:table-cell>
          <table:table-cell office:value-type="string" calcext:value-type="string">
            <text:p><text:s/>[]</text:p>
          </table:table-cell>
          <table:table-cell office:value-type="float" office:value="-0.528688408675" calcext:value-type="float">
            <text:p>-0.528688408675</text:p>
          </table:table-cell>
          <table:table-cell office:value-type="float" office:value="-0.3013565303" calcext:value-type="float">
            <text:p>-0.301356530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chwalm-Eder-Kreis</text:p>
          </table:table-cell>
          <table:table-cell office:value-type="float" office:value="-0.161699961685714" calcext:value-type="float">
            <text:p>-0.161699961685714</text:p>
          </table:table-cell>
          <table:table-cell office:value-type="float" office:value="0.41029684105" calcext:value-type="float">
            <text:p>0.41029684105</text:p>
          </table:table-cell>
          <table:table-cell office:value-type="float" office:value="-0.359469138218075" calcext:value-type="float">
            <text:p>-0.359469138218075</text:p>
          </table:table-cell>
          <table:table-cell office:value-type="float" office:value="-0.0151479062819249" calcext:value-type="float">
            <text:p>-0.015147906281925</text:p>
          </table:table-cell>
          <table:table-cell office:value-type="float" office:value="0.3775594925" calcext:value-type="float">
            <text:p>0.3775594925</text:p>
          </table:table-cell>
          <table:table-cell office:value-type="float" office:value="-0.5365609607" calcext:value-type="float">
            <text:p>-0.5365609607</text:p>
          </table:table-cell>
          <table:table-cell office:value-type="string" calcext:value-type="string">
            <text:p><text:s/>[]</text:p>
          </table:table-cell>
          <table:table-cell office:value-type="float" office:value="-0.41029684105" calcext:value-type="float">
            <text:p>-0.41029684105</text:p>
          </table:table-cell>
          <table:table-cell office:value-type="float" office:value="-0.18730852225" calcext:value-type="float">
            <text:p>-0.18730852225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ulda</text:p>
          </table:table-cell>
          <table:table-cell office:value-type="float" office:value="-0.296078670364286" calcext:value-type="float">
            <text:p>-0.296078670364286</text:p>
          </table:table-cell>
          <table:table-cell office:value-type="float" office:value="0.4346766346" calcext:value-type="float">
            <text:p>0.4346766346</text:p>
          </table:table-cell>
          <table:table-cell office:value-type="float" office:value="-0.440001167743809" calcext:value-type="float">
            <text:p>-0.440001167743809</text:p>
          </table:table-cell>
          <table:table-cell office:value-type="float" office:value="-0.0752204057561907" calcext:value-type="float">
            <text:p>-0.075220405756191</text:p>
          </table:table-cell>
          <table:table-cell office:value-type="float" office:value="0.0757435328" calcext:value-type="float">
            <text:p>0.0757435328</text:p>
          </table:table-cell>
          <table:table-cell office:value-type="float" office:value="-0.8682368182" calcext:value-type="float">
            <text:p>-0.8682368182</text:p>
          </table:table-cell>
          <table:table-cell office:value-type="string" calcext:value-type="string">
            <text:p><text:s/>[]</text:p>
          </table:table-cell>
          <table:table-cell office:value-type="float" office:value="-0.446739517975" calcext:value-type="float">
            <text:p>-0.446739517975</text:p>
          </table:table-cell>
          <table:table-cell office:value-type="float" office:value="-0.25761078675" calcext:value-type="float">
            <text:p>-0.25761078675</text:p>
          </table:table-cell>
          <table:table-cell office:value-type="float" office:value="-0.012062883375" calcext:value-type="float">
            <text:p>-0.0120628833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rburg-Biedenkopf</text:p>
          </table:table-cell>
          <table:table-cell office:value-type="float" office:value="0.127039665757143" calcext:value-type="float">
            <text:p>0.127039665757143</text:p>
          </table:table-cell>
          <table:table-cell office:value-type="float" office:value="0.3935430267" calcext:value-type="float">
            <text:p>0.3935430267</text:p>
          </table:table-cell>
          <table:table-cell office:value-type="float" office:value="-0.171993866807052" calcext:value-type="float">
            <text:p>-0.171993866807052</text:p>
          </table:table-cell>
          <table:table-cell office:value-type="float" office:value="0.158267559107052" calcext:value-type="float">
            <text:p>0.158267559107052</text:p>
          </table:table-cell>
          <table:table-cell office:value-type="float" office:value="0.4573843205" calcext:value-type="float">
            <text:p>0.4573843205</text:p>
          </table:table-cell>
          <table:table-cell office:value-type="float" office:value="-0.4063726" calcext:value-type="float">
            <text:p>-0.4063726</text:p>
          </table:table-cell>
          <table:table-cell office:value-type="string" calcext:value-type="string">
            <text:p><text:s/>[1.739535]</text:p>
          </table:table-cell>
          <table:table-cell office:value-type="float" office:value="-0.1311124875" calcext:value-type="float">
            <text:p>-0.1311124875</text:p>
          </table:table-cell>
          <table:table-cell office:value-type="float" office:value="-0.00686315385" calcext:value-type="float">
            <text:p>-0.00686315385</text:p>
          </table:table-cell>
          <table:table-cell office:value-type="float" office:value="0.2624305392" calcext:value-type="float">
            <text:p>0.262430539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ahn-Dill-Kreis</text:p>
          </table:table-cell>
          <table:table-cell office:value-type="float" office:value="-0.08648240395" calcext:value-type="float">
            <text:p>-0.08648240395</text:p>
          </table:table-cell>
          <table:table-cell office:value-type="float" office:value="0.337422994525" calcext:value-type="float">
            <text:p>0.337422994525</text:p>
          </table:table-cell>
          <table:table-cell office:value-type="float" office:value="-0.1921688751495" calcext:value-type="float">
            <text:p>-0.1921688751495</text:p>
          </table:table-cell>
          <table:table-cell office:value-type="float" office:value="0.0909966029495003" calcext:value-type="float">
            <text:p>0.0909966029495</text:p>
          </table:table-cell>
          <table:table-cell office:value-type="float" office:value="0.0589642677" calcext:value-type="float">
            <text:p>0.0589642677</text:p>
          </table:table-cell>
          <table:table-cell office:value-type="float" office:value="-0.5989755547" calcext:value-type="float">
            <text:p>-0.5989755547</text:p>
          </table:table-cell>
          <table:table-cell office:value-type="string" calcext:value-type="string">
            <text:p><text:s/>[1.13524167]</text:p>
          </table:table-cell>
          <table:table-cell office:value-type="float" office:value="-0.337422994525" calcext:value-type="float">
            <text:p>-0.337422994525</text:p>
          </table:table-cell>
          <table:table-cell office:value-type="float" office:value="-0.0505861361" calcext:value-type="float">
            <text:p>-0.0505861361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imburg-Weilburg</text:p>
          </table:table-cell>
          <table:table-cell office:value-type="float" office:value="0.410187222342857" calcext:value-type="float">
            <text:p>0.410187222342857</text:p>
          </table:table-cell>
          <table:table-cell office:value-type="float" office:value="0.27260119005" calcext:value-type="float">
            <text:p>0.27260119005</text:p>
          </table:table-cell>
          <table:table-cell office:value-type="float" office:value="0.139590374518679" calcext:value-type="float">
            <text:p>0.139590374518679</text:p>
          </table:table-cell>
          <table:table-cell office:value-type="float" office:value="0.368357374881321" calcext:value-type="float">
            <text:p>0.368357374881321</text:p>
          </table:table-cell>
          <table:table-cell office:value-type="float" office:value="0.505019" calcext:value-type="float">
            <text:p>0.505019</text:p>
          </table:table-cell>
          <table:table-cell office:value-type="float" office:value="-0.0519502941" calcext:value-type="float">
            <text:p>-0.0519502941</text:p>
          </table:table-cell>
          <table:table-cell office:value-type="string" calcext:value-type="string">
            <text:p><text:s/>[2.633384 <text:s text:c="2"/>0.89901925]</text:p>
          </table:table-cell>
          <table:table-cell office:value-type="float" office:value="0.041444950925" calcext:value-type="float">
            <text:p>0.041444950925</text:p>
          </table:table-cell>
          <table:table-cell office:value-type="float" office:value="0.2539738747" calcext:value-type="float">
            <text:p>0.2539738747</text:p>
          </table:table-cell>
          <table:table-cell office:value-type="float" office:value="0.314046140975" calcext:value-type="float">
            <text:p>0.3140461409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iessen</text:p>
          </table:table-cell>
          <table:table-cell office:value-type="float" office:value="0.237488992364286" calcext:value-type="float">
            <text:p>0.237488992364286</text:p>
          </table:table-cell>
          <table:table-cell office:value-type="float" office:value="0.581986083275" calcext:value-type="float">
            <text:p>0.581986083275</text:p>
          </table:table-cell>
          <table:table-cell office:value-type="float" office:value="0.0456108158248361" calcext:value-type="float">
            <text:p>0.045610815824836</text:p>
          </table:table-cell>
          <table:table-cell office:value-type="float" office:value="0.534013711275164" calcext:value-type="float">
            <text:p>0.534013711275164</text:p>
          </table:table-cell>
          <table:table-cell office:value-type="float" office:value="0.7801124009" calcext:value-type="float">
            <text:p>0.7801124009</text:p>
          </table:table-cell>
          <table:table-cell office:value-type="float" office:value="-0.2547871111" calcext:value-type="float">
            <text:p>-0.2547871111</text:p>
          </table:table-cell>
          <table:table-cell office:value-type="string" calcext:value-type="string">
            <text:p><text:s/>[]</text:p>
          </table:table-cell>
          <table:table-cell office:value-type="float" office:value="-0.07435146685" calcext:value-type="float">
            <text:p>-0.07435146685</text:p>
          </table:table-cell>
          <table:table-cell office:value-type="float" office:value="0.28981226355" calcext:value-type="float">
            <text:p>0.28981226355</text:p>
          </table:table-cell>
          <table:table-cell office:value-type="float" office:value="0.507634616425" calcext:value-type="float">
            <text:p>0.5076346164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ogelsbergkreis</text:p>
          </table:table-cell>
          <table:table-cell office:value-type="float" office:value="-0.288590512421428" calcext:value-type="float">
            <text:p>-0.288590512421428</text:p>
          </table:table-cell>
          <table:table-cell office:value-type="float" office:value="0.3319056098" calcext:value-type="float">
            <text:p>0.3319056098</text:p>
          </table:table-cell>
          <table:table-cell office:value-type="float" office:value="-0.430443943792372" calcext:value-type="float">
            <text:p>-0.430443943792372</text:p>
          </table:table-cell>
          <table:table-cell office:value-type="float" office:value="-0.151908656607628" calcext:value-type="float">
            <text:p>-0.151908656607628</text:p>
          </table:table-cell>
          <table:table-cell office:value-type="float" office:value="0" calcext:value-type="float">
            <text:p>0</text:p>
          </table:table-cell>
          <table:table-cell office:value-type="float" office:value="-0.713327545" calcext:value-type="float">
            <text:p>-0.713327545</text:p>
          </table:table-cell>
          <table:table-cell office:value-type="string" calcext:value-type="string">
            <text:p><text:s/>[]</text:p>
          </table:table-cell>
          <table:table-cell office:value-type="float" office:value="-0.43394882625" calcext:value-type="float">
            <text:p>-0.43394882625</text:p>
          </table:table-cell>
          <table:table-cell office:value-type="float" office:value="-0.2911763002" calcext:value-type="float">
            <text:p>-0.2911763002</text:p>
          </table:table-cell>
          <table:table-cell office:value-type="float" office:value="-0.10204321645" calcext:value-type="float">
            <text:p>-0.1020432164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Kinzig-Kreis</text:p>
          </table:table-cell>
          <table:table-cell office:value-type="float" office:value="-0.0890923142071429" calcext:value-type="float">
            <text:p>-0.089092314207143</text:p>
          </table:table-cell>
          <table:table-cell office:value-type="float" office:value="0.190036650275" calcext:value-type="float">
            <text:p>0.190036650275</text:p>
          </table:table-cell>
          <table:table-cell office:value-type="float" office:value="-0.105942065123356" calcext:value-type="float">
            <text:p>-0.105942065123356</text:p>
          </table:table-cell>
          <table:table-cell office:value-type="float" office:value="0.0535367487233565" calcext:value-type="float">
            <text:p>0.053536748723357</text:p>
          </table:table-cell>
          <table:table-cell office:value-type="float" office:value="0.1680675307" calcext:value-type="float">
            <text:p>0.1680675307</text:p>
          </table:table-cell>
          <table:table-cell office:value-type="float" office:value="-0.3528943764" calcext:value-type="float">
            <text:p>-0.3528943764</text:p>
          </table:table-cell>
          <table:table-cell office:value-type="string" calcext:value-type="string">
            <text:p><text:s/>[-0.5993642]</text:p>
          </table:table-cell>
          <table:table-cell office:value-type="float" office:value="-0.171508452425" calcext:value-type="float">
            <text:p>-0.171508452425</text:p>
          </table:table-cell>
          <table:table-cell office:value-type="float" office:value="-0.0262026582" calcext:value-type="float">
            <text:p>-0.0262026582</text:p>
          </table:table-cell>
          <table:table-cell office:value-type="float" office:value="0.01852819785" calcext:value-type="float">
            <text:p>0.018528197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tteraukreis</text:p>
          </table:table-cell>
          <table:table-cell office:value-type="float" office:value="-0.271894364021429" calcext:value-type="float">
            <text:p>-0.271894364021429</text:p>
          </table:table-cell>
          <table:table-cell office:value-type="float" office:value="0.317443459225" calcext:value-type="float">
            <text:p>0.317443459225</text:p>
          </table:table-cell>
          <table:table-cell office:value-type="float" office:value="-0.372662910394636" calcext:value-type="float">
            <text:p>-0.372662910394636</text:p>
          </table:table-cell>
          <table:table-cell office:value-type="float" office:value="-0.106264264305364" calcext:value-type="float">
            <text:p>-0.106264264305364</text:p>
          </table:table-cell>
          <table:table-cell office:value-type="float" office:value="0.0345665725" calcext:value-type="float">
            <text:p>0.0345665725</text:p>
          </table:table-cell>
          <table:table-cell office:value-type="float" office:value="-0.7827226237" calcext:value-type="float">
            <text:p>-0.7827226237</text:p>
          </table:table-cell>
          <table:table-cell office:value-type="string" calcext:value-type="string">
            <text:p><text:s/>[]</text:p>
          </table:table-cell>
          <table:table-cell office:value-type="float" office:value="-0.410078649525" calcext:value-type="float">
            <text:p>-0.410078649525</text:p>
          </table:table-cell>
          <table:table-cell office:value-type="float" office:value="-0.23946358735" calcext:value-type="float">
            <text:p>-0.23946358735</text:p>
          </table:table-cell>
          <table:table-cell office:value-type="float" office:value="-0.0926351903" calcext:value-type="float">
            <text:p>-0.092635190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heingau-Taunus-Kreis</text:p>
          </table:table-cell>
          <table:table-cell office:value-type="float" office:value="-0.224440886735714" calcext:value-type="float">
            <text:p>-0.224440886735714</text:p>
          </table:table-cell>
          <table:table-cell office:value-type="float" office:value="0.418120744875" calcext:value-type="float">
            <text:p>0.418120744875</text:p>
          </table:table-cell>
          <table:table-cell office:value-type="float" office:value="-0.385796307685086" calcext:value-type="float">
            <text:p>-0.385796307685086</text:p>
          </table:table-cell>
          <table:table-cell office:value-type="float" office:value="-0.0349092533149145" calcext:value-type="float">
            <text:p>-0.034909253314915</text:p>
          </table:table-cell>
          <table:table-cell office:value-type="float" office:value="0.091612" calcext:value-type="float">
            <text:p>0.091612</text:p>
          </table:table-cell>
          <table:table-cell office:value-type="float" office:value="-0.5575119917" calcext:value-type="float">
            <text:p>-0.5575119917</text:p>
          </table:table-cell>
          <table:table-cell office:value-type="string" calcext:value-type="string">
            <text:p><text:s/>[]</text:p>
          </table:table-cell>
          <table:table-cell office:value-type="float" office:value="-0.424892203725" calcext:value-type="float">
            <text:p>-0.424892203725</text:p>
          </table:table-cell>
          <table:table-cell office:value-type="float" office:value="-0.2103527805" calcext:value-type="float">
            <text:p>-0.2103527805</text:p>
          </table:table-cell>
          <table:table-cell office:value-type="float" office:value="-0.00677145885" calcext:value-type="float">
            <text:p>-0.006771458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ochtaunuskreis</text:p>
          </table:table-cell>
          <table:table-cell office:value-type="float" office:value="-0.349113724178571" calcext:value-type="float">
            <text:p>-0.349113724178571</text:p>
          </table:table-cell>
          <table:table-cell office:value-type="float" office:value="0.15799379875" calcext:value-type="float">
            <text:p>0.15799379875</text:p>
          </table:table-cell>
          <table:table-cell office:value-type="float" office:value="-0.424281414323367" calcext:value-type="float">
            <text:p>-0.424281414323367</text:p>
          </table:table-cell>
          <table:table-cell office:value-type="float" office:value="-0.291692971076633" calcext:value-type="float">
            <text:p>-0.291692971076633</text:p>
          </table:table-cell>
          <table:table-cell office:value-type="float" office:value="-0.1112044269" calcext:value-type="float">
            <text:p>-0.1112044269</text:p>
          </table:table-cell>
          <table:table-cell office:value-type="float" office:value="-0.509970375" calcext:value-type="float">
            <text:p>-0.509970375</text:p>
          </table:table-cell>
          <table:table-cell office:value-type="string" calcext:value-type="string">
            <text:p><text:s/>[-0.70254867 <text:s/>0. <text:s text:c="7"/>]</text:p>
          </table:table-cell>
          <table:table-cell office:value-type="float" office:value="-0.4432572255" calcext:value-type="float">
            <text:p>-0.4432572255</text:p>
          </table:table-cell>
          <table:table-cell office:value-type="float" office:value="-0.3579871927" calcext:value-type="float">
            <text:p>-0.3579871927</text:p>
          </table:table-cell>
          <table:table-cell office:value-type="float" office:value="-0.28526342675" calcext:value-type="float">
            <text:p>-0.285263426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iesbaden</text:p>
          </table:table-cell>
          <table:table-cell office:value-type="float" office:value="0.226013377835714" calcext:value-type="float">
            <text:p>0.226013377835714</text:p>
          </table:table-cell>
          <table:table-cell office:value-type="float" office:value="0.3845022787" calcext:value-type="float">
            <text:p>0.3845022787</text:p>
          </table:table-cell>
          <table:table-cell office:value-type="float" office:value="0.035156719908075" calcext:value-type="float">
            <text:p>0.035156719908075</text:p>
          </table:table-cell>
          <table:table-cell office:value-type="float" office:value="0.357831147391925" calcext:value-type="float">
            <text:p>0.357831147391925</text:p>
          </table:table-cell>
          <table:table-cell office:value-type="float" office:value="0.6159270071" calcext:value-type="float">
            <text:p>0.6159270071</text:p>
          </table:table-cell>
          <table:table-cell office:value-type="float" office:value="-0.0607044783" calcext:value-type="float">
            <text:p>-0.0607044783</text:p>
          </table:table-cell>
          <table:table-cell office:value-type="string" calcext:value-type="string">
            <text:p><text:s/>[]</text:p>
          </table:table-cell>
          <table:table-cell office:value-type="float" office:value="0.011739379475" calcext:value-type="float">
            <text:p>0.011739379475</text:p>
          </table:table-cell>
          <table:table-cell office:value-type="float" office:value="0.19649393365" calcext:value-type="float">
            <text:p>0.19649393365</text:p>
          </table:table-cell>
          <table:table-cell office:value-type="float" office:value="0.396241658175" calcext:value-type="float">
            <text:p>0.3962416581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Taunus-Kreis</text:p>
          </table:table-cell>
          <table:table-cell office:value-type="float" office:value="-0.115508536585714" calcext:value-type="float">
            <text:p>-0.115508536585714</text:p>
          </table:table-cell>
          <table:table-cell office:value-type="float" office:value="0.3490732755" calcext:value-type="float">
            <text:p>0.3490732755</text:p>
          </table:table-cell>
          <table:table-cell office:value-type="float" office:value="-0.206679417641852" calcext:value-type="float">
            <text:p>-0.206679417641852</text:p>
          </table:table-cell>
          <table:table-cell office:value-type="float" office:value="0.0862629797418516" calcext:value-type="float">
            <text:p>0.086262979741852</text:p>
          </table:table-cell>
          <table:table-cell office:value-type="float" office:value="0.4781345611" calcext:value-type="float">
            <text:p>0.4781345611</text:p>
          </table:table-cell>
          <table:table-cell office:value-type="float" office:value="-0.7011546662" calcext:value-type="float">
            <text:p>-0.7011546662</text:p>
          </table:table-cell>
          <table:table-cell office:value-type="string" calcext:value-type="string">
            <text:p><text:s/>[-0.8327968]</text:p>
          </table:table-cell>
          <table:table-cell office:value-type="float" office:value="-0.273322479325" calcext:value-type="float">
            <text:p>-0.273322479325</text:p>
          </table:table-cell>
          <table:table-cell office:value-type="float" office:value="-0.06020821895" calcext:value-type="float">
            <text:p>-0.06020821895</text:p>
          </table:table-cell>
          <table:table-cell office:value-type="float" office:value="0.075750796175" calcext:value-type="float">
            <text:p>0.0757507961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rankfurt-am-Main</text:p>
          </table:table-cell>
          <table:table-cell office:value-type="float" office:value="0.450753965221429" calcext:value-type="float">
            <text:p>0.450753965221429</text:p>
          </table:table-cell>
          <table:table-cell office:value-type="float" office:value="0.550728385625" calcext:value-type="float">
            <text:p>0.550728385625</text:p>
          </table:table-cell>
          <table:table-cell office:value-type="float" office:value="0.283789721141258" calcext:value-type="float">
            <text:p>0.283789721141258</text:p>
          </table:table-cell>
          <table:table-cell office:value-type="float" office:value="0.745961147358742" calcext:value-type="float">
            <text:p>0.745961147358742</text:p>
          </table:table-cell>
          <table:table-cell office:value-type="float" office:value="1.0433333333" calcext:value-type="float">
            <text:p>1.0433333333</text:p>
          </table:table-cell>
          <table:table-cell office:value-type="float" office:value="-0.098532477" calcext:value-type="float">
            <text:p>-0.098532477</text:p>
          </table:table-cell>
          <table:table-cell office:value-type="string" calcext:value-type="string">
            <text:p><text:s/>[]</text:p>
          </table:table-cell>
          <table:table-cell office:value-type="float" office:value="0.1438206393" calcext:value-type="float">
            <text:p>0.1438206393</text:p>
          </table:table-cell>
          <table:table-cell office:value-type="float" office:value="0.51487543425" calcext:value-type="float">
            <text:p>0.51487543425</text:p>
          </table:table-cell>
          <table:table-cell office:value-type="float" office:value="0.694549024925" calcext:value-type="float">
            <text:p>0.6945490249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-am-Main</text:p>
          </table:table-cell>
          <table:table-cell office:value-type="float" office:value="-0.0154766838785714" calcext:value-type="float">
            <text:p>-0.015476683878572</text:p>
          </table:table-cell>
          <table:table-cell office:value-type="float" office:value="0.406596417275" calcext:value-type="float">
            <text:p>0.406596417275</text:p>
          </table:table-cell>
          <table:table-cell office:value-type="float" office:value="-0.200131095697752" calcext:value-type="float">
            <text:p>-0.200131095697752</text:p>
          </table:table-cell>
          <table:table-cell office:value-type="float" office:value="0.141084739497752" calcext:value-type="float">
            <text:p>0.141084739497752</text:p>
          </table:table-cell>
          <table:table-cell office:value-type="float" office:value="0.3673199821" calcext:value-type="float">
            <text:p>0.3673199821</text:p>
          </table:table-cell>
          <table:table-cell office:value-type="float" office:value="-0.3284865783" calcext:value-type="float">
            <text:p>-0.3284865783</text:p>
          </table:table-cell>
          <table:table-cell office:value-type="string" calcext:value-type="string">
            <text:p><text:s/>[]</text:p>
          </table:table-cell>
          <table:table-cell office:value-type="float" office:value="-0.215820367275" calcext:value-type="float">
            <text:p>-0.215820367275</text:p>
          </table:table-cell>
          <table:table-cell office:value-type="float" office:value="-0.0295231781" calcext:value-type="float">
            <text:p>-0.0295231781</text:p>
          </table:table-cell>
          <table:table-cell office:value-type="float" office:value="0.19077605" calcext:value-type="float">
            <text:p>0.190776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</text:p>
          </table:table-cell>
          <table:table-cell office:value-type="float" office:value="-0.509602617357143" calcext:value-type="float">
            <text:p>-0.509602617357143</text:p>
          </table:table-cell>
          <table:table-cell office:value-type="float" office:value="0.1426871872" calcext:value-type="float">
            <text:p>0.1426871872</text:p>
          </table:table-cell>
          <table:table-cell office:value-type="float" office:value="-0.551833672874018" calcext:value-type="float">
            <text:p>-0.551833672874018</text:p>
          </table:table-cell>
          <table:table-cell office:value-type="float" office:value="-0.432090542625982" calcext:value-type="float">
            <text:p>-0.432090542625982</text:p>
          </table:table-cell>
          <table:table-cell office:value-type="float" office:value="-0.4289304794" calcext:value-type="float">
            <text:p>-0.4289304794</text:p>
          </table:table-cell>
          <table:table-cell office:value-type="float" office:value="-0.79546472" calcext:value-type="float">
            <text:p>-0.79546472</text:p>
          </table:table-cell>
          <table:table-cell office:value-type="string" calcext:value-type="string">
            <text:p><text:s/>[-0.8492636 <text:s/>0. <text:s text:c="6"/>]</text:p>
          </table:table-cell>
          <table:table-cell office:value-type="float" office:value="-0.584851723525" calcext:value-type="float">
            <text:p>-0.584851723525</text:p>
          </table:table-cell>
          <table:table-cell office:value-type="float" office:value="-0.49196210775" calcext:value-type="float">
            <text:p>-0.49196210775</text:p>
          </table:table-cell>
          <table:table-cell office:value-type="float" office:value="-0.442164536325" calcext:value-type="float">
            <text:p>-0.4421645363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ross-Gerau</text:p>
          </table:table-cell>
          <table:table-cell office:value-type="float" office:value="-0.380970112478571" calcext:value-type="float">
            <text:p>-0.380970112478571</text:p>
          </table:table-cell>
          <table:table-cell office:value-type="float" office:value="0.224825592025" calcext:value-type="float">
            <text:p>0.224825592025</text:p>
          </table:table-cell>
          <table:table-cell office:value-type="float" office:value="-0.440523737093127" calcext:value-type="float">
            <text:p>-0.440523737093127</text:p>
          </table:table-cell>
          <table:table-cell office:value-type="float" office:value="-0.251850032906873" calcext:value-type="float">
            <text:p>-0.251850032906873</text:p>
          </table:table-cell>
          <table:table-cell office:value-type="float" office:value="0" calcext:value-type="float">
            <text:p>0</text:p>
          </table:table-cell>
          <table:table-cell office:value-type="float" office:value="-0.7910754706" calcext:value-type="float">
            <text:p>-0.7910754706</text:p>
          </table:table-cell>
          <table:table-cell office:value-type="string" calcext:value-type="string">
            <text:p><text:s/>[]</text:p>
          </table:table-cell>
          <table:table-cell office:value-type="float" office:value="-0.48182194525" calcext:value-type="float">
            <text:p>-0.48182194525</text:p>
          </table:table-cell>
          <table:table-cell office:value-type="float" office:value="-0.346186885" calcext:value-type="float">
            <text:p>-0.346186885</text:p>
          </table:table-cell>
          <table:table-cell office:value-type="float" office:value="-0.256996353225" calcext:value-type="float">
            <text:p>-0.2569963532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</text:p>
          </table:table-cell>
          <table:table-cell office:value-type="float" office:value="0.368239059564286" calcext:value-type="float">
            <text:p>0.368239059564286</text:p>
          </table:table-cell>
          <table:table-cell office:value-type="float" office:value="0.705977382775" calcext:value-type="float">
            <text:p>0.705977382775</text:p>
          </table:table-cell>
          <table:table-cell office:value-type="float" office:value="-0.136164374019571" calcext:value-type="float">
            <text:p>-0.136164374019571</text:p>
          </table:table-cell>
          <table:table-cell office:value-type="float" office:value="0.456292057119571" calcext:value-type="float">
            <text:p>0.456292057119571</text:p>
          </table:table-cell>
          <table:table-cell office:value-type="float" office:value="1.2327818" calcext:value-type="float">
            <text:p>1.2327818</text:p>
          </table:table-cell>
          <table:table-cell office:value-type="float" office:value="-0.2599922977" calcext:value-type="float">
            <text:p>-0.2599922977</text:p>
          </table:table-cell>
          <table:table-cell office:value-type="string" calcext:value-type="string">
            <text:p><text:s/>[]</text:p>
          </table:table-cell>
          <table:table-cell office:value-type="float" office:value="0" calcext:value-type="float">
            <text:p>0</text:p>
          </table:table-cell>
          <table:table-cell office:value-type="float" office:value="0.16006384155" calcext:value-type="float">
            <text:p>0.16006384155</text:p>
          </table:table-cell>
          <table:table-cell office:value-type="float" office:value="0.705977382775" calcext:value-type="float">
            <text:p>0.7059773827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-Dieburg</text:p>
          </table:table-cell>
          <table:table-cell office:value-type="float" office:value="0.989136779142857" calcext:value-type="float">
            <text:p>0.989136779142857</text:p>
          </table:table-cell>
          <table:table-cell office:value-type="float" office:value="0.8846412676" calcext:value-type="float">
            <text:p>0.8846412676</text:p>
          </table:table-cell>
          <table:table-cell office:value-type="float" office:value="0.812415380443561" calcext:value-type="float">
            <text:p>0.812415380443561</text:p>
          </table:table-cell>
          <table:table-cell office:value-type="float" office:value="1.55480659725644" calcext:value-type="float">
            <text:p>1.55480659725644</text:p>
          </table:table-cell>
          <table:table-cell office:value-type="float" office:value="1.6202474886" calcext:value-type="float">
            <text:p>1.6202474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[]</text:p>
          </table:table-cell>
          <table:table-cell office:value-type="float" office:value="0.5039101299" calcext:value-type="float">
            <text:p>0.5039101299</text:p>
          </table:table-cell>
          <table:table-cell office:value-type="float" office:value="1.18361098885" calcext:value-type="float">
            <text:p>1.18361098885</text:p>
          </table:table-cell>
          <table:table-cell office:value-type="float" office:value="1.3885513975" calcext:value-type="float">
            <text:p>1.38855139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denwaldkreis</text:p>
          </table:table-cell>
          <table:table-cell office:value-type="float" office:value="-0.588202846814286" calcext:value-type="float">
            <text:p>-0.588202846814286</text:p>
          </table:table-cell>
          <table:table-cell office:value-type="float" office:value="0.328681622475" calcext:value-type="float">
            <text:p>0.328681622475</text:p>
          </table:table-cell>
          <table:table-cell office:value-type="float" office:value="-0.840287087177841" calcext:value-type="float">
            <text:p>-0.840287087177841</text:p>
          </table:table-cell>
          <table:table-cell office:value-type="float" office:value="-0.564457371122159" calcext:value-type="float">
            <text:p>-0.564457371122159</text:p>
          </table:table-cell>
          <table:table-cell office:value-type="float" office:value="0" calcext:value-type="float">
            <text:p>0</text:p>
          </table:table-cell>
          <table:table-cell office:value-type="float" office:value="-0.8772040096" calcext:value-type="float">
            <text:p>-0.8772040096</text:p>
          </table:table-cell>
          <table:table-cell office:value-type="string" calcext:value-type="string">
            <text:p><text:s/>[]</text:p>
          </table:table-cell>
          <table:table-cell office:value-type="float" office:value="-0.78112168785" calcext:value-type="float">
            <text:p>-0.78112168785</text:p>
          </table:table-cell>
          <table:table-cell office:value-type="float" office:value="-0.70237222915" calcext:value-type="float">
            <text:p>-0.70237222915</text:p>
          </table:table-cell>
          <table:table-cell office:value-type="float" office:value="-0.452440065375" calcext:value-type="float">
            <text:p>-0.4524400653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rgstrasse</text:p>
          </table:table-cell>
          <table:table-cell office:value-type="float" office:value="-0.709243681507143" calcext:value-type="float">
            <text:p>-0.709243681507143</text:p>
          </table:table-cell>
          <table:table-cell office:value-type="float" office:value="0.140272032375" calcext:value-type="float">
            <text:p>0.140272032375</text:p>
          </table:table-cell>
          <table:table-cell office:value-type="float" office:value="-0.814422719997652" calcext:value-type="float">
            <text:p>-0.814422719997652</text:p>
          </table:table-cell>
          <table:table-cell office:value-type="float" office:value="-0.696706388402348" calcext:value-type="float">
            <text:p>-0.696706388402348</text:p>
          </table:table-cell>
          <table:table-cell office:value-type="float" office:value="-0.6475122985" calcext:value-type="float">
            <text:p>-0.6475122985</text:p>
          </table:table-cell>
          <table:table-cell office:value-type="float" office:value="-0.925051875" calcext:value-type="float">
            <text:p>-0.925051875</text:p>
          </table:table-cell>
          <table:table-cell office:value-type="string" calcext:value-type="string">
            <text:p><text:s/>[0.]</text:p>
          </table:table-cell>
          <table:table-cell office:value-type="float" office:value="-0.817547184175" calcext:value-type="float">
            <text:p>-0.817547184175</text:p>
          </table:table-cell>
          <table:table-cell office:value-type="float" office:value="-0.7555645542" calcext:value-type="float">
            <text:p>-0.7555645542</text:p>
          </table:table-cell>
          <table:table-cell office:value-type="float" office:value="-0.6772751518" calcext:value-type="float">
            <text:p>-0.6772751518</text:p>
          </table:table-cell>
          <table:table-cell table:number-columns-repeated="15"/>
        </table:table-row>
      </table:table>
      <table:table table:name="Sheet3" table:style-name="ta1">
        <table:table-column table:style-name="co3" table:number-columns-repeated="15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med </text:p>
          </table:table-cell>
          <table:table-cell table:style-name="ce1" office:value-type="string" calcext:value-type="string">
            <text:p>q1 </text:p>
          </table:table-cell>
          <table:table-cell table:style-name="ce1" office:value-type="string" calcext:value-type="string">
            <text:p>q3 </text:p>
          </table:table-cell>
          <table:table-cell table:style-name="ce1" office:value-type="string" calcext:value-type="string">
            <text:p>whislo </text:p>
          </table:table-cell>
          <table:table-cell table:style-name="ce1" office:value-type="string" calcext:value-type="string">
            <text:p>whishi </text:p>
          </table:table-cell>
          <table:table-cell table:style-name="ce1" office:value-type="string" calcext:value-type="string">
            <text:p>iqr </text:p>
          </table:table-cell>
          <table:table-cell table:style-name="ce1" office:value-type="string" calcext:value-type="string">
            <text:p>cilo </text:p>
          </table:table-cell>
          <table:table-cell table:style-name="ce1" office:value-type="string" calcext:value-type="string">
            <text:p>cihi </text:p>
          </table:table-cell>
          <table:table-cell table:style-name="ce1" office:value-type="string" calcext:value-type="string">
            <text:p>fliers </text:p>
          </table:table-cell>
          <table:table-cell table:style-name="ce1" office:value-type="string" calcext:value-type="string">
            <text:p>mean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ra-Meissner-Kreis</text:p>
          </table:table-cell>
          <table:table-cell office:value-type="float" office:value="0" calcext:value-type="float">
            <text:p>0</text:p>
          </table:table-cell>
          <table:table-cell office:value-type="float" office:value="-0.266161789825" calcext:value-type="float">
            <text:p>-0.266161789825</text:p>
          </table:table-cell>
          <table:table-cell office:value-type="float" office:value="1.414854553025" calcext:value-type="float">
            <text:p>1.414854553025</text:p>
          </table:table-cell>
          <table:table-cell office:value-type="float" office:value="-0.3328907541" calcext:value-type="float">
            <text:p>-0.3328907541</text:p>
          </table:table-cell>
          <table:table-cell office:value-type="float" office:value="3.118603244" calcext:value-type="float">
            <text:p>3.118603244</text:p>
          </table:table-cell>
          <table:table-cell office:value-type="float" office:value="1.68101634285" calcext:value-type="float">
            <text:p>1.68101634285</text:p>
          </table:table-cell>
          <table:table-cell office:value-type="float" office:value="-0.705354709280321" calcext:value-type="float">
            <text:p>-0.705354709280321</text:p>
          </table:table-cell>
          <table:table-cell office:value-type="float" office:value="0.705354709280321" calcext:value-type="float">
            <text:p>0.705354709280321</text:p>
          </table:table-cell>
          <table:table-cell office:value-type="string" calcext:value-type="string">
            <text:p><text:s/>[]</text:p>
          </table:table-cell>
          <table:table-cell office:value-type="float" office:value="0.593464513442857" calcext:value-type="float">
            <text:p>0.593464513442857</text:p>
          </table:table-cell>
          <table:table-cell/>
          <table:table-cell table:formula="of:=IF(ABS([.$B2])&lt;0.25;1;0)" office:value-type="float" office:value="1" calcext:value-type="float">
            <text:p>1</text:p>
          </table:table-cell>
          <table:table-cell table:formula="of:=IF(ABS([.$B2])&lt;0.5;1;0)" office:value-type="float" office:value="1" calcext:value-type="float">
            <text:p>1</text:p>
          </table:table-cell>
          <table:table-cell table:formula="of:=IF(ABS([.$B2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 office:value-type="float" office:value="-0.3987258562" calcext:value-type="float">
            <text:p>-0.3987258562</text:p>
          </table:table-cell>
          <table:table-cell office:value-type="float" office:value="-0.5953408587" calcext:value-type="float">
            <text:p>-0.5953408587</text:p>
          </table:table-cell>
          <table:table-cell office:value-type="float" office:value="-0.07930526615" calcext:value-type="float">
            <text:p>-0.07930526615</text:p>
          </table:table-cell>
          <table:table-cell office:value-type="float" office:value="-0.707796" calcext:value-type="float">
            <text:p>-0.707796</text:p>
          </table:table-cell>
          <table:table-cell office:value-type="float" office:value="0.0861268121" calcext:value-type="float">
            <text:p>0.0861268121</text:p>
          </table:table-cell>
          <table:table-cell office:value-type="float" office:value="0.51603559255" calcext:value-type="float">
            <text:p>0.51603559255</text:p>
          </table:table-cell>
          <table:table-cell office:value-type="float" office:value="-0.615254468137405" calcext:value-type="float">
            <text:p>-0.615254468137405</text:p>
          </table:table-cell>
          <table:table-cell office:value-type="float" office:value="-0.182197244262595" calcext:value-type="float">
            <text:p>-0.182197244262595</text:p>
          </table:table-cell>
          <table:table-cell office:value-type="string" calcext:value-type="string">
            <text:p><text:s/>[]</text:p>
          </table:table-cell>
          <table:table-cell office:value-type="float" office:value="-0.33712461595" calcext:value-type="float">
            <text:p>-0.33712461595</text:p>
          </table:table-cell>
          <table:table-cell/>
          <table:table-cell table:formula="of:=IF(ABS([.$B3])&lt;0.25;1;0)" office:value-type="float" office:value="0" calcext:value-type="float">
            <text:p>0</text:p>
          </table:table-cell>
          <table:table-cell table:formula="of:=IF(ABS([.$B3])&lt;0.5;1;0)" office:value-type="float" office:value="1" calcext:value-type="float">
            <text:p>1</text:p>
          </table:table-cell>
          <table:table-cell table:formula="of:=IF(ABS([.$B3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-0.42246481465" calcext:value-type="float">
            <text:p>-0.42246481465</text:p>
          </table:table-cell>
          <table:table-cell office:value-type="float" office:value="-0.614431787" calcext:value-type="float">
            <text:p>-0.614431787</text:p>
          </table:table-cell>
          <table:table-cell office:value-type="float" office:value="-0.236391557275" calcext:value-type="float">
            <text:p>-0.236391557275</text:p>
          </table:table-cell>
          <table:table-cell office:value-type="float" office:value="-0.9119526263" calcext:value-type="float">
            <text:p>-0.9119526263</text:p>
          </table:table-cell>
          <table:table-cell office:value-type="float" office:value="0" calcext:value-type="float">
            <text:p>0</text:p>
          </table:table-cell>
          <table:table-cell office:value-type="float" office:value="0.378040229725" calcext:value-type="float">
            <text:p>0.378040229725</text:p>
          </table:table-cell>
          <table:table-cell office:value-type="float" office:value="-0.581090551673984" calcext:value-type="float">
            <text:p>-0.581090551673984</text:p>
          </table:table-cell>
          <table:table-cell office:value-type="float" office:value="-0.263839077626016" calcext:value-type="float">
            <text:p>-0.263839077626016</text:p>
          </table:table-cell>
          <table:table-cell office:value-type="string" calcext:value-type="string">
            <text:p><text:s/>[]</text:p>
          </table:table-cell>
          <table:table-cell office:value-type="float" office:value="-0.457518477278571" calcext:value-type="float">
            <text:p>-0.457518477278571</text:p>
          </table:table-cell>
          <table:table-cell/>
          <table:table-cell table:formula="of:=IF(ABS([.$B4])&lt;0.25;1;0)" office:value-type="float" office:value="0" calcext:value-type="float">
            <text:p>0</text:p>
          </table:table-cell>
          <table:table-cell table:formula="of:=IF(ABS([.$B4])&lt;0.5;1;0)" office:value-type="float" office:value="1" calcext:value-type="float">
            <text:p>1</text:p>
          </table:table-cell>
          <table:table-cell table:formula="of:=IF(ABS([.$B4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-0.03742694835" calcext:value-type="float">
            <text:p>-0.03742694835</text:p>
          </table:table-cell>
          <table:table-cell office:value-type="float" office:value="-0.22711868545" calcext:value-type="float">
            <text:p>-0.22711868545</text:p>
          </table:table-cell>
          <table:table-cell office:value-type="float" office:value="0.06133926205" calcext:value-type="float">
            <text:p>0.06133926205</text:p>
          </table:table-cell>
          <table:table-cell office:value-type="float" office:value="-0.4518082702" calcext:value-type="float">
            <text:p>-0.4518082702</text:p>
          </table:table-cell>
          <table:table-cell office:value-type="float" office:value="0.28732" calcext:value-type="float">
            <text:p>0.28732</text:p>
          </table:table-cell>
          <table:table-cell office:value-type="float" office:value="0.2884579475" calcext:value-type="float">
            <text:p>0.2884579475</text:p>
          </table:table-cell>
          <table:table-cell office:value-type="float" office:value="-0.158463946332723" calcext:value-type="float">
            <text:p>-0.158463946332723</text:p>
          </table:table-cell>
          <table:table-cell office:value-type="float" office:value="0.0836100496327235" calcext:value-type="float">
            <text:p>0.083610049632724</text:p>
          </table:table-cell>
          <table:table-cell office:value-type="string" calcext:value-type="string">
            <text:p><text:s/>[]</text:p>
          </table:table-cell>
          <table:table-cell office:value-type="float" office:value="-0.0822097300785715" calcext:value-type="float">
            <text:p>-0.082209730078572</text:p>
          </table:table-cell>
          <table:table-cell/>
          <table:table-cell table:formula="of:=IF(ABS([.$B5])&lt;0.25;1;0)" office:value-type="float" office:value="1" calcext:value-type="float">
            <text:p>1</text:p>
          </table:table-cell>
          <table:table-cell table:formula="of:=IF(ABS([.$B5])&lt;0.5;1;0)" office:value-type="float" office:value="1" calcext:value-type="float">
            <text:p>1</text:p>
          </table:table-cell>
          <table:table-cell table:formula="of:=IF(ABS([.$B5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-0.3013565303" calcext:value-type="float">
            <text:p>-0.3013565303</text:p>
          </table:table-cell>
          <table:table-cell office:value-type="float" office:value="-0.528688408675" calcext:value-type="float">
            <text:p>-0.528688408675</text:p>
          </table:table-cell>
          <table:table-cell office:value-type="float" office:value="0" calcext:value-type="float">
            <text:p>0</text:p>
          </table:table-cell>
          <table:table-cell office:value-type="float" office:value="-0.7426798552" calcext:value-type="float">
            <text:p>-0.7426798552</text:p>
          </table:table-cell>
          <table:table-cell office:value-type="float" office:value="0.384448" calcext:value-type="float">
            <text:p>0.384448</text:p>
          </table:table-cell>
          <table:table-cell office:value-type="float" office:value="0.528688408675" calcext:value-type="float">
            <text:p>0.528688408675</text:p>
          </table:table-cell>
          <table:table-cell office:value-type="float" office:value="-0.523194265778879" calcext:value-type="float">
            <text:p>-0.523194265778879</text:p>
          </table:table-cell>
          <table:table-cell office:value-type="float" office:value="-0.0795187948211213" calcext:value-type="float">
            <text:p>-0.079518794821121</text:p>
          </table:table-cell>
          <table:table-cell office:value-type="string" calcext:value-type="string">
            <text:p><text:s/>[]</text:p>
          </table:table-cell>
          <table:table-cell office:value-type="float" office:value="-0.26960752845" calcext:value-type="float">
            <text:p>-0.26960752845</text:p>
          </table:table-cell>
          <table:table-cell/>
          <table:table-cell table:formula="of:=IF(ABS([.$B6])&lt;0.25;1;0)" office:value-type="float" office:value="0" calcext:value-type="float">
            <text:p>0</text:p>
          </table:table-cell>
          <table:table-cell table:formula="of:=IF(ABS([.$B6])&lt;0.5;1;0)" office:value-type="float" office:value="1" calcext:value-type="float">
            <text:p>1</text:p>
          </table:table-cell>
          <table:table-cell table:formula="of:=IF(ABS([.$B6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-0.18730852225" calcext:value-type="float">
            <text:p>-0.18730852225</text:p>
          </table:table-cell>
          <table:table-cell office:value-type="float" office:value="-0.41029684105" calcext:value-type="float">
            <text:p>-0.41029684105</text:p>
          </table:table-cell>
          <table:table-cell office:value-type="float" office:value="0" calcext:value-type="float">
            <text:p>0</text:p>
          </table:table-cell>
          <table:table-cell office:value-type="float" office:value="-0.5365609607" calcext:value-type="float">
            <text:p>-0.5365609607</text:p>
          </table:table-cell>
          <table:table-cell office:value-type="float" office:value="0.3775594925" calcext:value-type="float">
            <text:p>0.3775594925</text:p>
          </table:table-cell>
          <table:table-cell office:value-type="float" office:value="0.41029684105" calcext:value-type="float">
            <text:p>0.41029684105</text:p>
          </table:table-cell>
          <table:table-cell office:value-type="float" office:value="-0.359469138218075" calcext:value-type="float">
            <text:p>-0.359469138218075</text:p>
          </table:table-cell>
          <table:table-cell office:value-type="float" office:value="-0.0151479062819249" calcext:value-type="float">
            <text:p>-0.015147906281925</text:p>
          </table:table-cell>
          <table:table-cell office:value-type="string" calcext:value-type="string">
            <text:p><text:s/>[]</text:p>
          </table:table-cell>
          <table:table-cell office:value-type="float" office:value="-0.161699961685714" calcext:value-type="float">
            <text:p>-0.161699961685714</text:p>
          </table:table-cell>
          <table:table-cell/>
          <table:table-cell table:formula="of:=IF(ABS([.$B7])&lt;0.25;1;0)" office:value-type="float" office:value="1" calcext:value-type="float">
            <text:p>1</text:p>
          </table:table-cell>
          <table:table-cell table:formula="of:=IF(ABS([.$B7])&lt;0.5;1;0)" office:value-type="float" office:value="1" calcext:value-type="float">
            <text:p>1</text:p>
          </table:table-cell>
          <table:table-cell table:formula="of:=IF(ABS([.$B7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-0.25761078675" calcext:value-type="float">
            <text:p>-0.25761078675</text:p>
          </table:table-cell>
          <table:table-cell office:value-type="float" office:value="-0.446739517975" calcext:value-type="float">
            <text:p>-0.446739517975</text:p>
          </table:table-cell>
          <table:table-cell office:value-type="float" office:value="-0.012062883375" calcext:value-type="float">
            <text:p>-0.012062883375</text:p>
          </table:table-cell>
          <table:table-cell office:value-type="float" office:value="-0.8682368182" calcext:value-type="float">
            <text:p>-0.8682368182</text:p>
          </table:table-cell>
          <table:table-cell office:value-type="float" office:value="0.0757435328" calcext:value-type="float">
            <text:p>0.0757435328</text:p>
          </table:table-cell>
          <table:table-cell office:value-type="float" office:value="0.4346766346" calcext:value-type="float">
            <text:p>0.4346766346</text:p>
          </table:table-cell>
          <table:table-cell office:value-type="float" office:value="-0.440001167743809" calcext:value-type="float">
            <text:p>-0.440001167743809</text:p>
          </table:table-cell>
          <table:table-cell office:value-type="float" office:value="-0.0752204057561907" calcext:value-type="float">
            <text:p>-0.075220405756191</text:p>
          </table:table-cell>
          <table:table-cell office:value-type="string" calcext:value-type="string">
            <text:p><text:s/>[]</text:p>
          </table:table-cell>
          <table:table-cell office:value-type="float" office:value="-0.296078670364286" calcext:value-type="float">
            <text:p>-0.296078670364286</text:p>
          </table:table-cell>
          <table:table-cell/>
          <table:table-cell table:formula="of:=IF(ABS([.$B8])&lt;0.25;1;0)" office:value-type="float" office:value="0" calcext:value-type="float">
            <text:p>0</text:p>
          </table:table-cell>
          <table:table-cell table:formula="of:=IF(ABS([.$B8])&lt;0.5;1;0)" office:value-type="float" office:value="1" calcext:value-type="float">
            <text:p>1</text:p>
          </table:table-cell>
          <table:table-cell table:formula="of:=IF(ABS([.$B8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-0.00686315385" calcext:value-type="float">
            <text:p>-0.00686315385</text:p>
          </table:table-cell>
          <table:table-cell office:value-type="float" office:value="-0.1311124875" calcext:value-type="float">
            <text:p>-0.1311124875</text:p>
          </table:table-cell>
          <table:table-cell office:value-type="float" office:value="0.2624305392" calcext:value-type="float">
            <text:p>0.2624305392</text:p>
          </table:table-cell>
          <table:table-cell office:value-type="float" office:value="-0.4063726" calcext:value-type="float">
            <text:p>-0.4063726</text:p>
          </table:table-cell>
          <table:table-cell office:value-type="float" office:value="0.4573843205" calcext:value-type="float">
            <text:p>0.4573843205</text:p>
          </table:table-cell>
          <table:table-cell office:value-type="float" office:value="0.3935430267" calcext:value-type="float">
            <text:p>0.3935430267</text:p>
          </table:table-cell>
          <table:table-cell office:value-type="float" office:value="-0.171993866807052" calcext:value-type="float">
            <text:p>-0.171993866807052</text:p>
          </table:table-cell>
          <table:table-cell office:value-type="float" office:value="0.158267559107052" calcext:value-type="float">
            <text:p>0.158267559107052</text:p>
          </table:table-cell>
          <table:table-cell office:value-type="string" calcext:value-type="string">
            <text:p><text:s/>[1.739535]</text:p>
          </table:table-cell>
          <table:table-cell office:value-type="float" office:value="0.127039665757143" calcext:value-type="float">
            <text:p>0.127039665757143</text:p>
          </table:table-cell>
          <table:table-cell/>
          <table:table-cell table:formula="of:=IF(ABS([.$B9])&lt;0.25;1;0)" office:value-type="float" office:value="1" calcext:value-type="float">
            <text:p>1</text:p>
          </table:table-cell>
          <table:table-cell table:formula="of:=IF(ABS([.$B9])&lt;0.5;1;0)" office:value-type="float" office:value="1" calcext:value-type="float">
            <text:p>1</text:p>
          </table:table-cell>
          <table:table-cell table:formula="of:=IF(ABS([.$B9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-0.0505861361" calcext:value-type="float">
            <text:p>-0.0505861361</text:p>
          </table:table-cell>
          <table:table-cell office:value-type="float" office:value="-0.337422994525" calcext:value-type="float">
            <text:p>-0.337422994525</text:p>
          </table:table-cell>
          <table:table-cell office:value-type="float" office:value="0" calcext:value-type="float">
            <text:p>0</text:p>
          </table:table-cell>
          <table:table-cell office:value-type="float" office:value="-0.5989755547" calcext:value-type="float">
            <text:p>-0.5989755547</text:p>
          </table:table-cell>
          <table:table-cell office:value-type="float" office:value="0.0589642677" calcext:value-type="float">
            <text:p>0.0589642677</text:p>
          </table:table-cell>
          <table:table-cell office:value-type="float" office:value="0.337422994525" calcext:value-type="float">
            <text:p>0.337422994525</text:p>
          </table:table-cell>
          <table:table-cell office:value-type="float" office:value="-0.1921688751495" calcext:value-type="float">
            <text:p>-0.1921688751495</text:p>
          </table:table-cell>
          <table:table-cell office:value-type="float" office:value="0.0909966029495003" calcext:value-type="float">
            <text:p>0.0909966029495</text:p>
          </table:table-cell>
          <table:table-cell office:value-type="string" calcext:value-type="string">
            <text:p><text:s/>[1.13524167]</text:p>
          </table:table-cell>
          <table:table-cell office:value-type="float" office:value="-0.08648240395" calcext:value-type="float">
            <text:p>-0.08648240395</text:p>
          </table:table-cell>
          <table:table-cell/>
          <table:table-cell table:formula="of:=IF(ABS([.$B10])&lt;0.25;1;0)" office:value-type="float" office:value="1" calcext:value-type="float">
            <text:p>1</text:p>
          </table:table-cell>
          <table:table-cell table:formula="of:=IF(ABS([.$B10])&lt;0.5;1;0)" office:value-type="float" office:value="1" calcext:value-type="float">
            <text:p>1</text:p>
          </table:table-cell>
          <table:table-cell table:formula="of:=IF(ABS([.$B10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0.2539738747" calcext:value-type="float">
            <text:p>0.2539738747</text:p>
          </table:table-cell>
          <table:table-cell office:value-type="float" office:value="0.041444950925" calcext:value-type="float">
            <text:p>0.041444950925</text:p>
          </table:table-cell>
          <table:table-cell office:value-type="float" office:value="0.314046140975" calcext:value-type="float">
            <text:p>0.314046140975</text:p>
          </table:table-cell>
          <table:table-cell office:value-type="float" office:value="-0.0519502941" calcext:value-type="float">
            <text:p>-0.0519502941</text:p>
          </table:table-cell>
          <table:table-cell office:value-type="float" office:value="0.505019" calcext:value-type="float">
            <text:p>0.505019</text:p>
          </table:table-cell>
          <table:table-cell office:value-type="float" office:value="0.27260119005" calcext:value-type="float">
            <text:p>0.27260119005</text:p>
          </table:table-cell>
          <table:table-cell office:value-type="float" office:value="0.139590374518679" calcext:value-type="float">
            <text:p>0.139590374518679</text:p>
          </table:table-cell>
          <table:table-cell office:value-type="float" office:value="0.368357374881321" calcext:value-type="float">
            <text:p>0.368357374881321</text:p>
          </table:table-cell>
          <table:table-cell office:value-type="string" calcext:value-type="string">
            <text:p><text:s/>[2.633384 <text:s text:c="2"/>0.89901925]</text:p>
          </table:table-cell>
          <table:table-cell office:value-type="float" office:value="0.410187222342857" calcext:value-type="float">
            <text:p>0.410187222342857</text:p>
          </table:table-cell>
          <table:table-cell/>
          <table:table-cell table:formula="of:=IF(ABS([.$B11])&lt;0.25;1;0)" office:value-type="float" office:value="0" calcext:value-type="float">
            <text:p>0</text:p>
          </table:table-cell>
          <table:table-cell table:formula="of:=IF(ABS([.$B11])&lt;0.5;1;0)" office:value-type="float" office:value="1" calcext:value-type="float">
            <text:p>1</text:p>
          </table:table-cell>
          <table:table-cell table:formula="of:=IF(ABS([.$B11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 office:value-type="float" office:value="0.28981226355" calcext:value-type="float">
            <text:p>0.28981226355</text:p>
          </table:table-cell>
          <table:table-cell office:value-type="float" office:value="-0.07435146685" calcext:value-type="float">
            <text:p>-0.07435146685</text:p>
          </table:table-cell>
          <table:table-cell office:value-type="float" office:value="0.507634616425" calcext:value-type="float">
            <text:p>0.507634616425</text:p>
          </table:table-cell>
          <table:table-cell office:value-type="float" office:value="-0.2547871111" calcext:value-type="float">
            <text:p>-0.2547871111</text:p>
          </table:table-cell>
          <table:table-cell office:value-type="float" office:value="0.7801124009" calcext:value-type="float">
            <text:p>0.7801124009</text:p>
          </table:table-cell>
          <table:table-cell office:value-type="float" office:value="0.581986083275" calcext:value-type="float">
            <text:p>0.581986083275</text:p>
          </table:table-cell>
          <table:table-cell office:value-type="float" office:value="0.0456108158248361" calcext:value-type="float">
            <text:p>0.045610815824836</text:p>
          </table:table-cell>
          <table:table-cell office:value-type="float" office:value="0.534013711275164" calcext:value-type="float">
            <text:p>0.534013711275164</text:p>
          </table:table-cell>
          <table:table-cell office:value-type="string" calcext:value-type="string">
            <text:p><text:s/>[]</text:p>
          </table:table-cell>
          <table:table-cell office:value-type="float" office:value="0.237488992364286" calcext:value-type="float">
            <text:p>0.237488992364286</text:p>
          </table:table-cell>
          <table:table-cell/>
          <table:table-cell table:formula="of:=IF(ABS([.$B12])&lt;0.25;1;0)" office:value-type="float" office:value="0" calcext:value-type="float">
            <text:p>0</text:p>
          </table:table-cell>
          <table:table-cell table:formula="of:=IF(ABS([.$B12])&lt;0.5;1;0)" office:value-type="float" office:value="1" calcext:value-type="float">
            <text:p>1</text:p>
          </table:table-cell>
          <table:table-cell table:formula="of:=IF(ABS([.$B12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-0.2911763002" calcext:value-type="float">
            <text:p>-0.2911763002</text:p>
          </table:table-cell>
          <table:table-cell office:value-type="float" office:value="-0.43394882625" calcext:value-type="float">
            <text:p>-0.43394882625</text:p>
          </table:table-cell>
          <table:table-cell office:value-type="float" office:value="-0.10204321645" calcext:value-type="float">
            <text:p>-0.10204321645</text:p>
          </table:table-cell>
          <table:table-cell office:value-type="float" office:value="-0.713327545" calcext:value-type="float">
            <text:p>-0.713327545</text:p>
          </table:table-cell>
          <table:table-cell office:value-type="float" office:value="0" calcext:value-type="float">
            <text:p>0</text:p>
          </table:table-cell>
          <table:table-cell office:value-type="float" office:value="0.3319056098" calcext:value-type="float">
            <text:p>0.3319056098</text:p>
          </table:table-cell>
          <table:table-cell office:value-type="float" office:value="-0.430443943792372" calcext:value-type="float">
            <text:p>-0.430443943792372</text:p>
          </table:table-cell>
          <table:table-cell office:value-type="float" office:value="-0.151908656607628" calcext:value-type="float">
            <text:p>-0.151908656607628</text:p>
          </table:table-cell>
          <table:table-cell office:value-type="string" calcext:value-type="string">
            <text:p><text:s/>[]</text:p>
          </table:table-cell>
          <table:table-cell office:value-type="float" office:value="-0.288590512421428" calcext:value-type="float">
            <text:p>-0.288590512421428</text:p>
          </table:table-cell>
          <table:table-cell/>
          <table:table-cell table:formula="of:=IF(ABS([.$B13])&lt;0.25;1;0)" office:value-type="float" office:value="0" calcext:value-type="float">
            <text:p>0</text:p>
          </table:table-cell>
          <table:table-cell table:formula="of:=IF(ABS([.$B13])&lt;0.5;1;0)" office:value-type="float" office:value="1" calcext:value-type="float">
            <text:p>1</text:p>
          </table:table-cell>
          <table:table-cell table:formula="of:=IF(ABS([.$B13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 office:value-type="float" office:value="-0.0262026582" calcext:value-type="float">
            <text:p>-0.0262026582</text:p>
          </table:table-cell>
          <table:table-cell office:value-type="float" office:value="-0.171508452425" calcext:value-type="float">
            <text:p>-0.171508452425</text:p>
          </table:table-cell>
          <table:table-cell office:value-type="float" office:value="0.01852819785" calcext:value-type="float">
            <text:p>0.01852819785</text:p>
          </table:table-cell>
          <table:table-cell office:value-type="float" office:value="-0.3528943764" calcext:value-type="float">
            <text:p>-0.3528943764</text:p>
          </table:table-cell>
          <table:table-cell office:value-type="float" office:value="0.1680675307" calcext:value-type="float">
            <text:p>0.1680675307</text:p>
          </table:table-cell>
          <table:table-cell office:value-type="float" office:value="0.190036650275" calcext:value-type="float">
            <text:p>0.190036650275</text:p>
          </table:table-cell>
          <table:table-cell office:value-type="float" office:value="-0.105942065123356" calcext:value-type="float">
            <text:p>-0.105942065123356</text:p>
          </table:table-cell>
          <table:table-cell office:value-type="float" office:value="0.0535367487233565" calcext:value-type="float">
            <text:p>0.053536748723357</text:p>
          </table:table-cell>
          <table:table-cell office:value-type="string" calcext:value-type="string">
            <text:p><text:s/>[-0.5993642]</text:p>
          </table:table-cell>
          <table:table-cell office:value-type="float" office:value="-0.0890923142071429" calcext:value-type="float">
            <text:p>-0.089092314207143</text:p>
          </table:table-cell>
          <table:table-cell/>
          <table:table-cell table:formula="of:=IF(ABS([.$B14])&lt;0.25;1;0)" office:value-type="float" office:value="1" calcext:value-type="float">
            <text:p>1</text:p>
          </table:table-cell>
          <table:table-cell table:formula="of:=IF(ABS([.$B14])&lt;0.5;1;0)" office:value-type="float" office:value="1" calcext:value-type="float">
            <text:p>1</text:p>
          </table:table-cell>
          <table:table-cell table:formula="of:=IF(ABS([.$B14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 office:value-type="float" office:value="-0.23946358735" calcext:value-type="float">
            <text:p>-0.23946358735</text:p>
          </table:table-cell>
          <table:table-cell office:value-type="float" office:value="-0.410078649525" calcext:value-type="float">
            <text:p>-0.410078649525</text:p>
          </table:table-cell>
          <table:table-cell office:value-type="float" office:value="-0.0926351903" calcext:value-type="float">
            <text:p>-0.0926351903</text:p>
          </table:table-cell>
          <table:table-cell office:value-type="float" office:value="-0.7827226237" calcext:value-type="float">
            <text:p>-0.7827226237</text:p>
          </table:table-cell>
          <table:table-cell office:value-type="float" office:value="0.0345665725" calcext:value-type="float">
            <text:p>0.0345665725</text:p>
          </table:table-cell>
          <table:table-cell office:value-type="float" office:value="0.317443459225" calcext:value-type="float">
            <text:p>0.317443459225</text:p>
          </table:table-cell>
          <table:table-cell office:value-type="float" office:value="-0.372662910394636" calcext:value-type="float">
            <text:p>-0.372662910394636</text:p>
          </table:table-cell>
          <table:table-cell office:value-type="float" office:value="-0.106264264305364" calcext:value-type="float">
            <text:p>-0.106264264305364</text:p>
          </table:table-cell>
          <table:table-cell office:value-type="string" calcext:value-type="string">
            <text:p><text:s/>[]</text:p>
          </table:table-cell>
          <table:table-cell office:value-type="float" office:value="-0.271894364021429" calcext:value-type="float">
            <text:p>-0.271894364021429</text:p>
          </table:table-cell>
          <table:table-cell/>
          <table:table-cell table:formula="of:=IF(ABS([.$B15])&lt;0.25;1;0)" office:value-type="float" office:value="1" calcext:value-type="float">
            <text:p>1</text:p>
          </table:table-cell>
          <table:table-cell table:formula="of:=IF(ABS([.$B15])&lt;0.5;1;0)" office:value-type="float" office:value="1" calcext:value-type="float">
            <text:p>1</text:p>
          </table:table-cell>
          <table:table-cell table:formula="of:=IF(ABS([.$B15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-0.2103527805" calcext:value-type="float">
            <text:p>-0.2103527805</text:p>
          </table:table-cell>
          <table:table-cell office:value-type="float" office:value="-0.424892203725" calcext:value-type="float">
            <text:p>-0.424892203725</text:p>
          </table:table-cell>
          <table:table-cell office:value-type="float" office:value="-0.00677145885" calcext:value-type="float">
            <text:p>-0.00677145885</text:p>
          </table:table-cell>
          <table:table-cell office:value-type="float" office:value="-0.5575119917" calcext:value-type="float">
            <text:p>-0.5575119917</text:p>
          </table:table-cell>
          <table:table-cell office:value-type="float" office:value="0.091612" calcext:value-type="float">
            <text:p>0.091612</text:p>
          </table:table-cell>
          <table:table-cell office:value-type="float" office:value="0.418120744875" calcext:value-type="float">
            <text:p>0.418120744875</text:p>
          </table:table-cell>
          <table:table-cell office:value-type="float" office:value="-0.385796307685086" calcext:value-type="float">
            <text:p>-0.385796307685086</text:p>
          </table:table-cell>
          <table:table-cell office:value-type="float" office:value="-0.0349092533149145" calcext:value-type="float">
            <text:p>-0.034909253314915</text:p>
          </table:table-cell>
          <table:table-cell office:value-type="string" calcext:value-type="string">
            <text:p><text:s/>[]</text:p>
          </table:table-cell>
          <table:table-cell office:value-type="float" office:value="-0.224440886735714" calcext:value-type="float">
            <text:p>-0.224440886735714</text:p>
          </table:table-cell>
          <table:table-cell/>
          <table:table-cell table:formula="of:=IF(ABS([.$B16])&lt;0.25;1;0)" office:value-type="float" office:value="1" calcext:value-type="float">
            <text:p>1</text:p>
          </table:table-cell>
          <table:table-cell table:formula="of:=IF(ABS([.$B16])&lt;0.5;1;0)" office:value-type="float" office:value="1" calcext:value-type="float">
            <text:p>1</text:p>
          </table:table-cell>
          <table:table-cell table:formula="of:=IF(ABS([.$B16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-0.3579871927" calcext:value-type="float">
            <text:p>-0.3579871927</text:p>
          </table:table-cell>
          <table:table-cell office:value-type="float" office:value="-0.4432572255" calcext:value-type="float">
            <text:p>-0.4432572255</text:p>
          </table:table-cell>
          <table:table-cell office:value-type="float" office:value="-0.28526342675" calcext:value-type="float">
            <text:p>-0.28526342675</text:p>
          </table:table-cell>
          <table:table-cell office:value-type="float" office:value="-0.509970375" calcext:value-type="float">
            <text:p>-0.509970375</text:p>
          </table:table-cell>
          <table:table-cell office:value-type="float" office:value="-0.1112044269" calcext:value-type="float">
            <text:p>-0.1112044269</text:p>
          </table:table-cell>
          <table:table-cell office:value-type="float" office:value="0.15799379875" calcext:value-type="float">
            <text:p>0.15799379875</text:p>
          </table:table-cell>
          <table:table-cell office:value-type="float" office:value="-0.424281414323367" calcext:value-type="float">
            <text:p>-0.424281414323367</text:p>
          </table:table-cell>
          <table:table-cell office:value-type="float" office:value="-0.291692971076633" calcext:value-type="float">
            <text:p>-0.291692971076633</text:p>
          </table:table-cell>
          <table:table-cell office:value-type="string" calcext:value-type="string">
            <text:p><text:s/>[-0.70254867 <text:s/>0. <text:s text:c="7"/>]</text:p>
          </table:table-cell>
          <table:table-cell office:value-type="float" office:value="-0.349113724178571" calcext:value-type="float">
            <text:p>-0.349113724178571</text:p>
          </table:table-cell>
          <table:table-cell/>
          <table:table-cell table:formula="of:=IF(ABS([.$B17])&lt;0.25;1;0)" office:value-type="float" office:value="0" calcext:value-type="float">
            <text:p>0</text:p>
          </table:table-cell>
          <table:table-cell table:formula="of:=IF(ABS([.$B17])&lt;0.5;1;0)" office:value-type="float" office:value="1" calcext:value-type="float">
            <text:p>1</text:p>
          </table:table-cell>
          <table:table-cell table:formula="of:=IF(ABS([.$B17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 office:value-type="float" office:value="0.19649393365" calcext:value-type="float">
            <text:p>0.19649393365</text:p>
          </table:table-cell>
          <table:table-cell office:value-type="float" office:value="0.011739379475" calcext:value-type="float">
            <text:p>0.011739379475</text:p>
          </table:table-cell>
          <table:table-cell office:value-type="float" office:value="0.396241658175" calcext:value-type="float">
            <text:p>0.396241658175</text:p>
          </table:table-cell>
          <table:table-cell office:value-type="float" office:value="-0.0607044783" calcext:value-type="float">
            <text:p>-0.0607044783</text:p>
          </table:table-cell>
          <table:table-cell office:value-type="float" office:value="0.6159270071" calcext:value-type="float">
            <text:p>0.6159270071</text:p>
          </table:table-cell>
          <table:table-cell office:value-type="float" office:value="0.3845022787" calcext:value-type="float">
            <text:p>0.3845022787</text:p>
          </table:table-cell>
          <table:table-cell office:value-type="float" office:value="0.035156719908075" calcext:value-type="float">
            <text:p>0.035156719908075</text:p>
          </table:table-cell>
          <table:table-cell office:value-type="float" office:value="0.357831147391925" calcext:value-type="float">
            <text:p>0.357831147391925</text:p>
          </table:table-cell>
          <table:table-cell office:value-type="string" calcext:value-type="string">
            <text:p><text:s/>[]</text:p>
          </table:table-cell>
          <table:table-cell office:value-type="float" office:value="0.226013377835714" calcext:value-type="float">
            <text:p>0.226013377835714</text:p>
          </table:table-cell>
          <table:table-cell/>
          <table:table-cell table:formula="of:=IF(ABS([.$B18])&lt;0.25;1;0)" office:value-type="float" office:value="1" calcext:value-type="float">
            <text:p>1</text:p>
          </table:table-cell>
          <table:table-cell table:formula="of:=IF(ABS([.$B18])&lt;0.5;1;0)" office:value-type="float" office:value="1" calcext:value-type="float">
            <text:p>1</text:p>
          </table:table-cell>
          <table:table-cell table:formula="of:=IF(ABS([.$B18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-0.06020821895" calcext:value-type="float">
            <text:p>-0.06020821895</text:p>
          </table:table-cell>
          <table:table-cell office:value-type="float" office:value="-0.273322479325" calcext:value-type="float">
            <text:p>-0.273322479325</text:p>
          </table:table-cell>
          <table:table-cell office:value-type="float" office:value="0.075750796175" calcext:value-type="float">
            <text:p>0.075750796175</text:p>
          </table:table-cell>
          <table:table-cell office:value-type="float" office:value="-0.7011546662" calcext:value-type="float">
            <text:p>-0.7011546662</text:p>
          </table:table-cell>
          <table:table-cell office:value-type="float" office:value="0.4781345611" calcext:value-type="float">
            <text:p>0.4781345611</text:p>
          </table:table-cell>
          <table:table-cell office:value-type="float" office:value="0.3490732755" calcext:value-type="float">
            <text:p>0.3490732755</text:p>
          </table:table-cell>
          <table:table-cell office:value-type="float" office:value="-0.206679417641852" calcext:value-type="float">
            <text:p>-0.206679417641852</text:p>
          </table:table-cell>
          <table:table-cell office:value-type="float" office:value="0.0862629797418516" calcext:value-type="float">
            <text:p>0.086262979741852</text:p>
          </table:table-cell>
          <table:table-cell office:value-type="string" calcext:value-type="string">
            <text:p><text:s/>[-0.8327968]</text:p>
          </table:table-cell>
          <table:table-cell office:value-type="float" office:value="-0.115508536585714" calcext:value-type="float">
            <text:p>-0.115508536585714</text:p>
          </table:table-cell>
          <table:table-cell/>
          <table:table-cell table:formula="of:=IF(ABS([.$B19])&lt;0.25;1;0)" office:value-type="float" office:value="1" calcext:value-type="float">
            <text:p>1</text:p>
          </table:table-cell>
          <table:table-cell table:formula="of:=IF(ABS([.$B19])&lt;0.5;1;0)" office:value-type="float" office:value="1" calcext:value-type="float">
            <text:p>1</text:p>
          </table:table-cell>
          <table:table-cell table:formula="of:=IF(ABS([.$B19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 office:value-type="float" office:value="0.51487543425" calcext:value-type="float">
            <text:p>0.51487543425</text:p>
          </table:table-cell>
          <table:table-cell office:value-type="float" office:value="0.1438206393" calcext:value-type="float">
            <text:p>0.1438206393</text:p>
          </table:table-cell>
          <table:table-cell office:value-type="float" office:value="0.694549024925" calcext:value-type="float">
            <text:p>0.694549024925</text:p>
          </table:table-cell>
          <table:table-cell office:value-type="float" office:value="-0.098532477" calcext:value-type="float">
            <text:p>-0.098532477</text:p>
          </table:table-cell>
          <table:table-cell office:value-type="float" office:value="1.0433333333" calcext:value-type="float">
            <text:p>1.0433333333</text:p>
          </table:table-cell>
          <table:table-cell office:value-type="float" office:value="0.550728385625" calcext:value-type="float">
            <text:p>0.550728385625</text:p>
          </table:table-cell>
          <table:table-cell office:value-type="float" office:value="0.283789721141258" calcext:value-type="float">
            <text:p>0.283789721141258</text:p>
          </table:table-cell>
          <table:table-cell office:value-type="float" office:value="0.745961147358742" calcext:value-type="float">
            <text:p>0.745961147358742</text:p>
          </table:table-cell>
          <table:table-cell office:value-type="string" calcext:value-type="string">
            <text:p><text:s/>[]</text:p>
          </table:table-cell>
          <table:table-cell office:value-type="float" office:value="0.450753965221429" calcext:value-type="float">
            <text:p>0.450753965221429</text:p>
          </table:table-cell>
          <table:table-cell/>
          <table:table-cell table:formula="of:=IF(ABS([.$B20])&lt;0.25;1;0)" office:value-type="float" office:value="0" calcext:value-type="float">
            <text:p>0</text:p>
          </table:table-cell>
          <table:table-cell table:formula="of:=IF(ABS([.$B20])&lt;0.5;1;0)" office:value-type="float" office:value="0" calcext:value-type="float">
            <text:p>0</text:p>
          </table:table-cell>
          <table:table-cell table:formula="of:=IF(ABS([.$B20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 office:value-type="float" office:value="-0.0295231781" calcext:value-type="float">
            <text:p>-0.0295231781</text:p>
          </table:table-cell>
          <table:table-cell office:value-type="float" office:value="-0.215820367275" calcext:value-type="float">
            <text:p>-0.215820367275</text:p>
          </table:table-cell>
          <table:table-cell office:value-type="float" office:value="0.19077605" calcext:value-type="float">
            <text:p>0.19077605</text:p>
          </table:table-cell>
          <table:table-cell office:value-type="float" office:value="-0.3284865783" calcext:value-type="float">
            <text:p>-0.3284865783</text:p>
          </table:table-cell>
          <table:table-cell office:value-type="float" office:value="0.3673199821" calcext:value-type="float">
            <text:p>0.3673199821</text:p>
          </table:table-cell>
          <table:table-cell office:value-type="float" office:value="0.406596417275" calcext:value-type="float">
            <text:p>0.406596417275</text:p>
          </table:table-cell>
          <table:table-cell office:value-type="float" office:value="-0.200131095697752" calcext:value-type="float">
            <text:p>-0.200131095697752</text:p>
          </table:table-cell>
          <table:table-cell office:value-type="float" office:value="0.141084739497752" calcext:value-type="float">
            <text:p>0.141084739497752</text:p>
          </table:table-cell>
          <table:table-cell office:value-type="string" calcext:value-type="string">
            <text:p><text:s/>[]</text:p>
          </table:table-cell>
          <table:table-cell office:value-type="float" office:value="-0.0154766838785714" calcext:value-type="float">
            <text:p>-0.015476683878572</text:p>
          </table:table-cell>
          <table:table-cell/>
          <table:table-cell table:formula="of:=IF(ABS([.$B21])&lt;0.25;1;0)" office:value-type="float" office:value="1" calcext:value-type="float">
            <text:p>1</text:p>
          </table:table-cell>
          <table:table-cell table:formula="of:=IF(ABS([.$B21])&lt;0.5;1;0)" office:value-type="float" office:value="1" calcext:value-type="float">
            <text:p>1</text:p>
          </table:table-cell>
          <table:table-cell table:formula="of:=IF(ABS([.$B21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-0.49196210775" calcext:value-type="float">
            <text:p>-0.49196210775</text:p>
          </table:table-cell>
          <table:table-cell office:value-type="float" office:value="-0.584851723525" calcext:value-type="float">
            <text:p>-0.584851723525</text:p>
          </table:table-cell>
          <table:table-cell office:value-type="float" office:value="-0.442164536325" calcext:value-type="float">
            <text:p>-0.442164536325</text:p>
          </table:table-cell>
          <table:table-cell office:value-type="float" office:value="-0.79546472" calcext:value-type="float">
            <text:p>-0.79546472</text:p>
          </table:table-cell>
          <table:table-cell office:value-type="float" office:value="-0.4289304794" calcext:value-type="float">
            <text:p>-0.4289304794</text:p>
          </table:table-cell>
          <table:table-cell office:value-type="float" office:value="0.1426871872" calcext:value-type="float">
            <text:p>0.1426871872</text:p>
          </table:table-cell>
          <table:table-cell office:value-type="float" office:value="-0.551833672874018" calcext:value-type="float">
            <text:p>-0.551833672874018</text:p>
          </table:table-cell>
          <table:table-cell office:value-type="float" office:value="-0.432090542625982" calcext:value-type="float">
            <text:p>-0.432090542625982</text:p>
          </table:table-cell>
          <table:table-cell office:value-type="string" calcext:value-type="string">
            <text:p><text:s/>[-0.8492636 <text:s/>0. <text:s text:c="6"/>]</text:p>
          </table:table-cell>
          <table:table-cell office:value-type="float" office:value="-0.509602617357143" calcext:value-type="float">
            <text:p>-0.509602617357143</text:p>
          </table:table-cell>
          <table:table-cell/>
          <table:table-cell table:formula="of:=IF(ABS([.$B22])&lt;0.25;1;0)" office:value-type="float" office:value="0" calcext:value-type="float">
            <text:p>0</text:p>
          </table:table-cell>
          <table:table-cell table:formula="of:=IF(ABS([.$B22])&lt;0.5;1;0)" office:value-type="float" office:value="1" calcext:value-type="float">
            <text:p>1</text:p>
          </table:table-cell>
          <table:table-cell table:formula="of:=IF(ABS([.$B22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 office:value-type="float" office:value="-0.346186885" calcext:value-type="float">
            <text:p>-0.346186885</text:p>
          </table:table-cell>
          <table:table-cell office:value-type="float" office:value="-0.48182194525" calcext:value-type="float">
            <text:p>-0.48182194525</text:p>
          </table:table-cell>
          <table:table-cell office:value-type="float" office:value="-0.256996353225" calcext:value-type="float">
            <text:p>-0.256996353225</text:p>
          </table:table-cell>
          <table:table-cell office:value-type="float" office:value="-0.7910754706" calcext:value-type="float">
            <text:p>-0.7910754706</text:p>
          </table:table-cell>
          <table:table-cell office:value-type="float" office:value="0" calcext:value-type="float">
            <text:p>0</text:p>
          </table:table-cell>
          <table:table-cell office:value-type="float" office:value="0.224825592025" calcext:value-type="float">
            <text:p>0.224825592025</text:p>
          </table:table-cell>
          <table:table-cell office:value-type="float" office:value="-0.440523737093127" calcext:value-type="float">
            <text:p>-0.440523737093127</text:p>
          </table:table-cell>
          <table:table-cell office:value-type="float" office:value="-0.251850032906873" calcext:value-type="float">
            <text:p>-0.251850032906873</text:p>
          </table:table-cell>
          <table:table-cell office:value-type="string" calcext:value-type="string">
            <text:p><text:s/>[]</text:p>
          </table:table-cell>
          <table:table-cell office:value-type="float" office:value="-0.380970112478571" calcext:value-type="float">
            <text:p>-0.380970112478571</text:p>
          </table:table-cell>
          <table:table-cell/>
          <table:table-cell table:formula="of:=IF(ABS([.$B23])&lt;0.25;1;0)" office:value-type="float" office:value="0" calcext:value-type="float">
            <text:p>0</text:p>
          </table:table-cell>
          <table:table-cell table:formula="of:=IF(ABS([.$B23])&lt;0.5;1;0)" office:value-type="float" office:value="1" calcext:value-type="float">
            <text:p>1</text:p>
          </table:table-cell>
          <table:table-cell table:formula="of:=IF(ABS([.$B23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 office:value-type="float" office:value="0.16006384155" calcext:value-type="float">
            <text:p>0.16006384155</text:p>
          </table:table-cell>
          <table:table-cell office:value-type="float" office:value="0" calcext:value-type="float">
            <text:p>0</text:p>
          </table:table-cell>
          <table:table-cell office:value-type="float" office:value="0.705977382775" calcext:value-type="float">
            <text:p>0.705977382775</text:p>
          </table:table-cell>
          <table:table-cell office:value-type="float" office:value="-0.2599922977" calcext:value-type="float">
            <text:p>-0.2599922977</text:p>
          </table:table-cell>
          <table:table-cell office:value-type="float" office:value="1.2327818" calcext:value-type="float">
            <text:p>1.2327818</text:p>
          </table:table-cell>
          <table:table-cell office:value-type="float" office:value="0.705977382775" calcext:value-type="float">
            <text:p>0.705977382775</text:p>
          </table:table-cell>
          <table:table-cell office:value-type="float" office:value="-0.136164374019571" calcext:value-type="float">
            <text:p>-0.136164374019571</text:p>
          </table:table-cell>
          <table:table-cell office:value-type="float" office:value="0.456292057119571" calcext:value-type="float">
            <text:p>0.456292057119571</text:p>
          </table:table-cell>
          <table:table-cell office:value-type="string" calcext:value-type="string">
            <text:p><text:s/>[]</text:p>
          </table:table-cell>
          <table:table-cell office:value-type="float" office:value="0.368239059564286" calcext:value-type="float">
            <text:p>0.368239059564286</text:p>
          </table:table-cell>
          <table:table-cell/>
          <table:table-cell table:formula="of:=IF(ABS([.$B24])&lt;0.25;1;0)" office:value-type="float" office:value="1" calcext:value-type="float">
            <text:p>1</text:p>
          </table:table-cell>
          <table:table-cell table:formula="of:=IF(ABS([.$B24])&lt;0.5;1;0)" office:value-type="float" office:value="1" calcext:value-type="float">
            <text:p>1</text:p>
          </table:table-cell>
          <table:table-cell table:formula="of:=IF(ABS([.$B24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1.18361098885" calcext:value-type="float">
            <text:p>1.18361098885</text:p>
          </table:table-cell>
          <table:table-cell office:value-type="float" office:value="0.5039101299" calcext:value-type="float">
            <text:p>0.5039101299</text:p>
          </table:table-cell>
          <table:table-cell office:value-type="float" office:value="1.3885513975" calcext:value-type="float">
            <text:p>1.3885513975</text:p>
          </table:table-cell>
          <table:table-cell office:value-type="float" office:value="0" calcext:value-type="float">
            <text:p>0</text:p>
          </table:table-cell>
          <table:table-cell office:value-type="float" office:value="1.6202474886" calcext:value-type="float">
            <text:p>1.6202474886</text:p>
          </table:table-cell>
          <table:table-cell office:value-type="float" office:value="0.8846412676" calcext:value-type="float">
            <text:p>0.8846412676</text:p>
          </table:table-cell>
          <table:table-cell office:value-type="float" office:value="0.812415380443561" calcext:value-type="float">
            <text:p>0.812415380443561</text:p>
          </table:table-cell>
          <table:table-cell office:value-type="float" office:value="1.55480659725644" calcext:value-type="float">
            <text:p>1.55480659725644</text:p>
          </table:table-cell>
          <table:table-cell office:value-type="string" calcext:value-type="string">
            <text:p><text:s/>[]</text:p>
          </table:table-cell>
          <table:table-cell office:value-type="float" office:value="0.989136779142857" calcext:value-type="float">
            <text:p>0.989136779142857</text:p>
          </table:table-cell>
          <table:table-cell/>
          <table:table-cell table:formula="of:=IF(ABS([.$B25])&lt;0.25;1;0)" office:value-type="float" office:value="0" calcext:value-type="float">
            <text:p>0</text:p>
          </table:table-cell>
          <table:table-cell table:formula="of:=IF(ABS([.$B25])&lt;0.5;1;0)" office:value-type="float" office:value="0" calcext:value-type="float">
            <text:p>0</text:p>
          </table:table-cell>
          <table:table-cell table:formula="of:=IF(ABS([.$B25])&lt;0.75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-0.70237222915" calcext:value-type="float">
            <text:p>-0.70237222915</text:p>
          </table:table-cell>
          <table:table-cell office:value-type="float" office:value="-0.78112168785" calcext:value-type="float">
            <text:p>-0.78112168785</text:p>
          </table:table-cell>
          <table:table-cell office:value-type="float" office:value="-0.452440065375" calcext:value-type="float">
            <text:p>-0.452440065375</text:p>
          </table:table-cell>
          <table:table-cell office:value-type="float" office:value="-0.8772040096" calcext:value-type="float">
            <text:p>-0.8772040096</text:p>
          </table:table-cell>
          <table:table-cell office:value-type="float" office:value="0" calcext:value-type="float">
            <text:p>0</text:p>
          </table:table-cell>
          <table:table-cell office:value-type="float" office:value="0.328681622475" calcext:value-type="float">
            <text:p>0.328681622475</text:p>
          </table:table-cell>
          <table:table-cell office:value-type="float" office:value="-0.840287087177841" calcext:value-type="float">
            <text:p>-0.840287087177841</text:p>
          </table:table-cell>
          <table:table-cell office:value-type="float" office:value="-0.564457371122159" calcext:value-type="float">
            <text:p>-0.564457371122159</text:p>
          </table:table-cell>
          <table:table-cell office:value-type="string" calcext:value-type="string">
            <text:p><text:s/>[]</text:p>
          </table:table-cell>
          <table:table-cell office:value-type="float" office:value="-0.588202846814286" calcext:value-type="float">
            <text:p>-0.588202846814286</text:p>
          </table:table-cell>
          <table:table-cell/>
          <table:table-cell table:formula="of:=IF(ABS([.$B26])&lt;0.25;1;0)" office:value-type="float" office:value="0" calcext:value-type="float">
            <text:p>0</text:p>
          </table:table-cell>
          <table:table-cell table:formula="of:=IF(ABS([.$B26])&lt;0.5;1;0)" office:value-type="float" office:value="0" calcext:value-type="float">
            <text:p>0</text:p>
          </table:table-cell>
          <table:table-cell table:formula="of:=IF(ABS([.$B26])&lt;0.75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gstrasse</text:p>
          </table:table-cell>
          <table:table-cell office:value-type="float" office:value="-0.7555645542" calcext:value-type="float">
            <text:p>-0.7555645542</text:p>
          </table:table-cell>
          <table:table-cell office:value-type="float" office:value="-0.817547184175" calcext:value-type="float">
            <text:p>-0.817547184175</text:p>
          </table:table-cell>
          <table:table-cell office:value-type="float" office:value="-0.6772751518" calcext:value-type="float">
            <text:p>-0.6772751518</text:p>
          </table:table-cell>
          <table:table-cell office:value-type="float" office:value="-0.925051875" calcext:value-type="float">
            <text:p>-0.925051875</text:p>
          </table:table-cell>
          <table:table-cell office:value-type="float" office:value="-0.6475122985" calcext:value-type="float">
            <text:p>-0.6475122985</text:p>
          </table:table-cell>
          <table:table-cell office:value-type="float" office:value="0.140272032375" calcext:value-type="float">
            <text:p>0.140272032375</text:p>
          </table:table-cell>
          <table:table-cell office:value-type="float" office:value="-0.814422719997652" calcext:value-type="float">
            <text:p>-0.814422719997652</text:p>
          </table:table-cell>
          <table:table-cell office:value-type="float" office:value="-0.696706388402348" calcext:value-type="float">
            <text:p>-0.696706388402348</text:p>
          </table:table-cell>
          <table:table-cell office:value-type="string" calcext:value-type="string">
            <text:p><text:s/>[0.]</text:p>
          </table:table-cell>
          <table:table-cell office:value-type="float" office:value="-0.709243681507143" calcext:value-type="float">
            <text:p>-0.709243681507143</text:p>
          </table:table-cell>
          <table:table-cell/>
          <table:table-cell table:formula="of:=IF(ABS([.$B27])&lt;0.25;1;0)" office:value-type="float" office:value="0" calcext:value-type="float">
            <text:p>0</text:p>
          </table:table-cell>
          <table:table-cell table:formula="of:=IF(ABS([.$B27])&lt;0.5;1;0)" office:value-type="float" office:value="0" calcext:value-type="float">
            <text:p>0</text:p>
          </table:table-cell>
          <table:table-cell table:formula="of:=IF(ABS([.$B27])&lt;0.75;1;0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27])" office:value-type="float" office:value="1.18361098885" calcext:value-type="float">
            <text:p>1.18361098885</text:p>
          </table:table-cell>
          <table:table-cell table:formula="of:=MAX([.C2:.C27])" office:value-type="float" office:value="0.5039101299" calcext:value-type="float">
            <text:p>0.5039101299</text:p>
          </table:table-cell>
          <table:table-cell table:formula="of:=MAX([.D2:.D27])" office:value-type="float" office:value="1.414854553025" calcext:value-type="float">
            <text:p>1.414854553025</text:p>
          </table:table-cell>
          <table:table-cell table:formula="of:=MAX([.E2:.E27])" office:value-type="float" office:value="0" calcext:value-type="float">
            <text:p>0</text:p>
          </table:table-cell>
          <table:table-cell table:formula="of:=MAX([.F2:.F27])" office:value-type="float" office:value="3.118603244" calcext:value-type="float">
            <text:p>3.118603244</text:p>
          </table:table-cell>
          <table:table-cell table:formula="of:=MAX([.G2:.G27])" office:value-type="float" office:value="1.68101634285" calcext:value-type="float">
            <text:p>1.68101634285</text:p>
          </table:table-cell>
          <table:table-cell table:formula="of:=MAX([.H2:.H27])" office:value-type="float" office:value="0.812415380443561" calcext:value-type="float">
            <text:p>0.812415380443561</text:p>
          </table:table-cell>
          <table:table-cell table:formula="of:=MAX([.I2:.I27])" office:value-type="float" office:value="1.55480659725644" calcext:value-type="float">
            <text:p>1.55480659725644</text:p>
          </table:table-cell>
          <table:table-cell table:formula="of:=MAX([.J2:.J27])" office:value-type="float" office:value="0" calcext:value-type="float">
            <text:p>0</text:p>
          </table:table-cell>
          <table:table-cell table:formula="of:=MAX([.K2:.K27])" office:value-type="float" office:value="0.989136779142857" calcext:value-type="float">
            <text:p>0.989136779142857</text:p>
          </table:table-cell>
          <table:table-cell/>
          <table:table-cell table:formula="of:=SUM([.M2:.M27])" office:value-type="float" office:value="12" calcext:value-type="float">
            <text:p>12</text:p>
          </table:table-cell>
          <table:table-cell table:formula="of:=SUM([.N2:.N27])" office:value-type="float" office:value="22" calcext:value-type="float">
            <text:p>22</text:p>
          </table:table-cell>
          <table:table-cell table:formula="of:=SUM([.O2:.O2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27])" office:value-type="float" office:value="-0.7555645542" calcext:value-type="float">
            <text:p>-0.7555645542</text:p>
          </table:table-cell>
          <table:table-cell table:formula="of:=MIN([.C2:.C27])" office:value-type="float" office:value="-0.817547184175" calcext:value-type="float">
            <text:p>-0.817547184175</text:p>
          </table:table-cell>
          <table:table-cell table:formula="of:=MIN([.D2:.D27])" office:value-type="float" office:value="-0.6772751518" calcext:value-type="float">
            <text:p>-0.6772751518</text:p>
          </table:table-cell>
          <table:table-cell table:formula="of:=MIN([.E2:.E27])" office:value-type="float" office:value="-0.925051875" calcext:value-type="float">
            <text:p>-0.925051875</text:p>
          </table:table-cell>
          <table:table-cell table:formula="of:=MIN([.F2:.F27])" office:value-type="float" office:value="-0.6475122985" calcext:value-type="float">
            <text:p>-0.6475122985</text:p>
          </table:table-cell>
          <table:table-cell table:formula="of:=MIN([.G2:.G27])" office:value-type="float" office:value="0.140272032375" calcext:value-type="float">
            <text:p>0.140272032375</text:p>
          </table:table-cell>
          <table:table-cell table:formula="of:=MIN([.H2:.H27])" office:value-type="float" office:value="-0.840287087177841" calcext:value-type="float">
            <text:p>-0.840287087177841</text:p>
          </table:table-cell>
          <table:table-cell table:formula="of:=MIN([.I2:.I27])" office:value-type="float" office:value="-0.696706388402348" calcext:value-type="float">
            <text:p>-0.696706388402348</text:p>
          </table:table-cell>
          <table:table-cell table:formula="of:=MIN([.J2:.J27])" office:value-type="float" office:value="0" calcext:value-type="float">
            <text:p>0</text:p>
          </table:table-cell>
          <table:table-cell table:formula="of:=MIN([.K2:.K27])" office:value-type="float" office:value="-0.709243681507143" calcext:value-type="float">
            <text:p>-0.70924368150714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6:Sheet2.L4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9T15:26:47.594809871</dc:date>
    <meta:editing-duration>PT6M27S</meta:editing-duration>
    <meta:editing-cycles>1</meta:editing-cycles>
    <meta:generator>LibreOffice/6.1.5.2$Linux_X86_64 LibreOffice_project/10$Build-2</meta:generator>
    <meta:document-statistic meta:table-count="3" meta:cell-count="1880" meta:object-count="0"/>
  </office:meta>
</office:document-meta>
</file>